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29.94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3.071cm"/>
    </style:style>
    <style:style style:name="co12" style:family="table-column">
      <style:table-column-properties fo:break-before="auto" style:column-width="11.857cm"/>
    </style:style>
    <style:style style:name="co13" style:family="table-column">
      <style:table-column-properties fo:break-before="auto" style:column-width="5.258cm"/>
    </style:style>
    <style:style style:name="co14" style:family="table-column">
      <style:table-column-properties fo:break-before="auto" style:column-width="2.383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tähistatud n-ga</text:p>
          </table:table-cell>
          <table:table-cell table:number-columns-repeated="2"/>
        </table:table-row>
        <table:table-row table:style-name="ro1">
          <table:table-cell office:value-type="float" office:value="1649745">
            <text:p>1649745</text:p>
          </table:table-cell>
          <table:table-cell office:value-type="float" office:value="83444251">
            <text:p>83444251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1467291857">
            <text:p>51467291857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5,27x4,47x6,49 = 80,05 ml</text:p>
          </table:table-cell>
          <table:table-cell office:value-type="string">
            <text:p><text:s/>.= ca üle 3 x suurem normist</text:p>
          </table:table-cell>
          <table:table-cell office:value-type="string">
            <text:p>Eesnäär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6822286">
            <text:p>6822286</text:p>
          </table:table-cell>
          <table:table-cell office:value-type="float" office:value="131045190">
            <text:p>131045190</text:p>
          </table:table-cell>
          <table:table-cell office:value-type="string">
            <text:p>2012-08-02</text:p>
          </table:table-cell>
          <table:table-cell office:value-type="string">
            <text:p>S</text:p>
          </table:table-cell>
          <table:table-cell table:style-name="ce1" office:value-type="string">
            <text:p>2012-05-26</text:p>
          </table:table-cell>
          <table:table-cell office:value-type="float" office:value="45100468426">
            <text:p>451004684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\s*V\s*=?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üüsravi , lisaks esineb levinud prostata CA Pt olnud täna esmako</text:p>
          </table:table-cell>
          <table:table-cell office:value-type="string">
            <text:p>prostata CA Pt olnud täna esmakordselt krambihoog , S-TnI veres kõrgem 0,130 , CRV kõrgenenud EKG-l mõõdukad repolarisatsioonihäired V4-V5</text:p>
          </table:table-cell>
          <table:table-cell office:value-type="string">
            <text:p><text:s/>lülitustes</text:p>
          </table:table-cell>
          <table:table-cell office:value-type="string">
            <text:p>prostata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602404">
            <text:p>15602404</text:p>
          </table:table-cell>
          <table:table-cell office:value-type="float" office:value="204614613">
            <text:p>204614613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4527661">
            <text:p>673044527661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m maht transabdominaalselt 28,1 ml ( N kuni 30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528675">
            <text:p>15528675</text:p>
          </table:table-cell>
          <table:table-cell office:value-type="float" office:value="189527994">
            <text:p>189527994</text:p>
          </table:table-cell>
          <table:table-cell office:value-type="string">
            <text:p>2013-07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6072745">
            <text:p>673046072745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m maht transabdominaalselt 39,2 ml ( N kuni 30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48713">
            <text:p>948713</text:p>
          </table:table-cell>
          <table:table-cell office:value-type="float" office:value="82885589">
            <text:p>82885589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352866429">
            <text:p>35352866429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m maht transabdominaalselt 28,2 ml ( N kuni 30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176442">
            <text:p>11176442</text:p>
          </table:table-cell>
          <table:table-cell office:value-type="float" office:value="212384997">
            <text:p>212384997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table:style-name="ce1" office:value-type="string">
            <text:p>2013-11-26</text:p>
          </table:table-cell>
          <table:table-cell office:value-type="float" office:value="18087850653">
            <text:p>180878506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kontuurne , homogeenne sisaldis Prostata : 18,3ml ( N kuni 30ml</text:p>
          </table:table-cell>
          <table:table-cell office:value-type="string">
            <text:p>Prostata : 18,3ml ( N kuni 30ml</text:p>
          </table:table-cell>
          <table:table-cell office:value-type="string">
            <text:p><text:s/>) , Peensooltes gaasid , lisama</text:p>
          </table:table-cell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85907">
            <text:p>1285907</text:p>
          </table:table-cell>
          <table:table-cell office:value-type="float" office:value="86842245">
            <text:p>86842245</text:p>
          </table:table-cell>
          <table:table-cell office:value-type="string">
            <text:p>2012-03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1206091805">
            <text:p>11206091805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m maht transabdominaalselt 81 ml ( N kuni 30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291700">
            <text:p>1291700</text:p>
          </table:table-cell>
          <table:table-cell office:value-type="float" office:value="80589620">
            <text:p>80589620</text:p>
          </table:table-cell>
          <table:table-cell office:value-type="string">
            <text:p>2012-01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0955752676">
            <text:p>8095575267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m maht transabdominaalselt 15,0 ml ( N kuni 30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4132306">
            <text:p>24132306</text:p>
          </table:table-cell>
          <table:table-cell office:value-type="float" office:value="183907869">
            <text:p>183907869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table:style-name="ce1" office:value-type="string">
            <text:p>2013-05-17</text:p>
          </table:table-cell>
          <table:table-cell office:value-type="float" office:value="98247766235">
            <text:p>982477662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m maht transabdominaalselt 83,9 ml ( N kuni 30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217963">
            <text:p>15217963</text:p>
          </table:table-cell>
          <table:table-cell office:value-type="float" office:value="175717898">
            <text:p>175717898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0385498265">
            <text:p>7038549826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m maht transabdominaalselt 40,0 ml ( N kuni 30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/>
          <table:table-cell office:value-type="string">
            <text:p>täpsus</text:p>
          </table:table-cell>
        </table:table-row>
        <table:table-row table:style-name="ro1">
          <table:table-cell office:value-type="float" office:value="15320995">
            <text:p>15320995</text:p>
          </table:table-cell>
          <table:table-cell office:value-type="float" office:value="179580082">
            <text:p>179580082</text:p>
          </table:table-cell>
          <table:table-cell office:value-type="string">
            <text:p>2013-05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5128935806">
            <text:p>1512893580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m maht transabdominaalselt 49,6 ml ( N kuni 30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/>
          <table:table-cell table:formula="of:=484/500*100" office:value-type="float" office:value="96.8">
            <text:p>96,8</text:p>
          </table:table-cell>
        </table:table-row>
        <table:table-row table:style-name="ro1">
          <table:table-cell office:value-type="float" office:value="1307494">
            <text:p>1307494</text:p>
          </table:table-cell>
          <table:table-cell office:value-type="float" office:value="127386113">
            <text:p>127386113</text:p>
          </table:table-cell>
          <table:table-cell office:value-type="string">
            <text:p>2012-06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1564599842">
            <text:p>4156459984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m maht transabdominaalselt 43,2 ml ( N kuni 30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685246">
            <text:p>1685246</text:p>
          </table:table-cell>
          <table:table-cell office:value-type="float" office:value="141619251">
            <text:p>141619251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668858164">
            <text:p>4766885816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Homogeenne sisaldis Vähe uriini Prostata 41,3cm ( 4,1x4x4,6cm , </text:p>
          </table:table-cell>
          <table:table-cell office:value-type="string">
            <text:p>Prostata 41,3cm ( 4,1x4x4,6cm , N kuni 30ml</text:p>
          </table:table-cell>
          <table:table-cell office:value-type="string">
            <text:p><text:s/>)</text:p>
          </table:table-cell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5199417">
            <text:p>15199417</text:p>
          </table:table-cell>
          <table:table-cell office:value-type="float" office:value="184322960">
            <text:p>184322960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5804678">
            <text:p>67303580467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3,6x4,6x4,6cm , maht-41,8ml ( N kuni 30ml</text:p>
          </table:table-cell>
          <table:table-cell office:value-type="string">
            <text:p><text:s/>) Kusepõis : Valendik vaba , se</text:p>
          </table:table-cell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08855">
            <text:p>908855</text:p>
          </table:table-cell>
          <table:table-cell office:value-type="float" office:value="92096970">
            <text:p>92096970</text:p>
          </table:table-cell>
          <table:table-cell office:value-type="string">
            <text:p>2012-04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061415053">
            <text:p>60061415053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n kontuurne Homogeenne sisaldis Prostata : 22,7ml ( N kuni 30ml</text:p>
          </table:table-cell>
          <table:table-cell office:value-type="string">
            <text:p>Prostata : 22,7ml ( N kuni 30ml</text:p>
          </table:table-cell>
          <table:table-cell office:value-type="string">
            <text:p><text:s/>)</text:p>
          </table:table-cell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5897462">
            <text:p>5897462</text:p>
          </table:table-cell>
          <table:table-cell office:value-type="float" office:value="134442626">
            <text:p>134442626</text:p>
          </table:table-cell>
          <table:table-cell office:value-type="string">
            <text:p>2012-08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3949461666">
            <text:p>73949461666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kapsel suletud üksikute a õmblusetega ja kusepõide sili</text:p>
          </table:table-cell>
          <table:table-cell office:value-type="string">
            <text:p>Prostata kapsel suletud üksikute a õmblusetega ja kusepõide silikoon Foley 22 Fr + 48ml</text:p>
          </table:table-cell>
          <table:table-cell office:value-type="string">
            <text:p><text:s/>NaCl 0.9 %</text:p>
          </table:table-cell>
          <table:table-cell office:value-type="string">
            <text:p>Prostata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015901">
            <text:p>9015901</text:p>
          </table:table-cell>
          <table:table-cell office:value-type="float" office:value="169213471">
            <text:p>169213471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431450617">
            <text:p>7343145061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1,6x3,8x2,9 cm , maht 9,2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9.2">
            <text:p>9,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53118">
            <text:p>9353118</text:p>
          </table:table-cell>
          <table:table-cell office:value-type="float" office:value="207799849">
            <text:p>207799849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10759">
            <text:p>673030410759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1x1,8x2,4 cm , maht 9,3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9.3">
            <text:p>9,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9039">
            <text:p>909039</text:p>
          </table:table-cell>
          <table:table-cell office:value-type="float" office:value="83449227">
            <text:p>83449227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302777209">
            <text:p>41302777209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+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9,3 ml</text:p>
          </table:table-cell>
          <table:table-cell/>
          <table:table-cell office:value-type="string">
            <text:p>EESNÄÄRE</text:p>
          </table:table-cell>
          <table:table-cell table:style-name="ce1" office:value-type="float" office:value="9.3">
            <text:p>9,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45430">
            <text:p>15245430</text:p>
          </table:table-cell>
          <table:table-cell office:value-type="float" office:value="157456619">
            <text:p>157456619</text:p>
          </table:table-cell>
          <table:table-cell office:value-type="string">
            <text:p>2013-01-17</text:p>
          </table:table-cell>
          <table:table-cell office:value-type="string">
            <text:p>S</text:p>
          </table:table-cell>
          <table:table-cell table:style-name="ce1" office:value-type="string">
            <text:p>2012-12-31</text:p>
          </table:table-cell>
          <table:table-cell office:value-type="float" office:value="673042340156">
            <text:p>67304234015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+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ca 9,9 ml</text:p>
          </table:table-cell>
          <table:table-cell/>
          <table:table-cell office:value-type="string">
            <text:p>Eesnäärme</text:p>
          </table:table-cell>
          <table:table-cell table:style-name="ce1" office:value-type="float" office:value="9.9">
            <text:p>9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29844">
            <text:p>1029844</text:p>
          </table:table-cell>
          <table:table-cell office:value-type="float" office:value="148089819">
            <text:p>148089819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8339718959">
            <text:p>38339718959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1,7x4x2,8 cm , maht 10 ml</text:p>
          </table:table-cell>
          <table:table-cell/>
          <table:table-cell office:value-type="string">
            <text:p>Prostata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7681748">
            <text:p>7681748</text:p>
          </table:table-cell>
          <table:table-cell office:value-type="float" office:value="86477630">
            <text:p>86477630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table:style-name="ce1" office:value-type="string">
            <text:p>2010-10-28</text:p>
          </table:table-cell>
          <table:table-cell office:value-type="float" office:value="18065183822">
            <text:p>180651838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KIRJELDUS : Prostata jääkkude vähe-ca 10 cm3</text:p>
          </table:table-cell>
          <table:table-cell office:value-type="string">
            <text:p>Prostata jääkkude vähe-ca 10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742299">
            <text:p>24742299</text:p>
          </table:table-cell>
          <table:table-cell office:value-type="float" office:value="174258483">
            <text:p>174258483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ce1" office:value-type="string">
            <text:p>2013-04-25</text:p>
          </table:table-cell>
          <table:table-cell office:value-type="float" office:value="24082362918">
            <text:p>240823629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TRUS - jääki ei ole , prostata maht 10ml</text:p>
          </table:table-cell>
          <table:table-cell office:value-type="string">
            <text:p>prostata maht 10ml</text:p>
          </table:table-cell>
          <table:table-cell/>
          <table:table-cell office:value-type="string">
            <text:p>prostata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45521">
            <text:p>9345521</text:p>
          </table:table-cell>
          <table:table-cell office:value-type="float" office:value="161081701">
            <text:p>161081701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899373239">
            <text:p>27899373239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3x1,5x3 cm , maht 10,1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0.1">
            <text:p>10,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71009">
            <text:p>1671009</text:p>
          </table:table-cell>
          <table:table-cell office:value-type="float" office:value="148268796">
            <text:p>148268796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641126219">
            <text:p>5064112621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1,8x4,1x2,7 cm , maht 10,2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0.2">
            <text:p>10,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17500">
            <text:p>8917500</text:p>
          </table:table-cell>
          <table:table-cell office:value-type="float" office:value="160681172">
            <text:p>160681172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70847">
            <text:p>67303037084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3,9x2x2,7 cm , maht 10,3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0.3">
            <text:p>10,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89415">
            <text:p>1589415</text:p>
          </table:table-cell>
          <table:table-cell office:value-type="float" office:value="129090517">
            <text:p>129090517</text:p>
          </table:table-cell>
          <table:table-cell office:value-type="string">
            <text:p>2012-07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3190924439">
            <text:p>3319092443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37x41x15 mm , maht 11ml</text:p>
          </table:table-cell>
          <table:table-cell office:value-type="string">
            <text:p><text:s/>; struktuur ebaühtlane , arvuka</text:p>
          </table:table-cell>
          <table:table-cell office:value-type="string">
            <text:p>Eesnääre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62691">
            <text:p>1162691</text:p>
          </table:table-cell>
          <table:table-cell office:value-type="float" office:value="129546260">
            <text:p>129546260</text:p>
          </table:table-cell>
          <table:table-cell office:value-type="string">
            <text:p>2012-07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2015736764">
            <text:p>9201573676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2,5 x 2,2 x 3,9 cm , maht 11 ml</text:p>
          </table:table-cell>
          <table:table-cell office:value-type="string">
            <text:p><text:s/>, keskosas TURPi järgsed muutus</text:p>
          </table:table-cell>
          <table:table-cell office:value-type="string">
            <text:p>Prostata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21372">
            <text:p>15221372</text:p>
          </table:table-cell>
          <table:table-cell office:value-type="float" office:value="207029311">
            <text:p>207029311</text:p>
          </table:table-cell>
          <table:table-cell office:value-type="string">
            <text:p>2013-10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2756413">
            <text:p>67303275641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rmipärane , kusepõis - normis , prostata 11ml</text:p>
          </table:table-cell>
          <table:table-cell office:value-type="string">
            <text:p>prostata 11ml</text:p>
          </table:table-cell>
          <table:table-cell office:value-type="string">
            <text:p><text:s/>, lubistustega</text:p>
          </table:table-cell>
          <table:table-cell office:value-type="string">
            <text:p>prostata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84499">
            <text:p>9384499</text:p>
          </table:table-cell>
          <table:table-cell office:value-type="float" office:value="214952864">
            <text:p>214952864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63751">
            <text:p>67303056375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x1,8x3,1 cm , maht 11,4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1.4">
            <text:p>11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82687">
            <text:p>982687</text:p>
          </table:table-cell>
          <table:table-cell office:value-type="float" office:value="144089501">
            <text:p>144089501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1492015245">
            <text:p>6149201524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2x3,9x3 cm , maht 11,8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1.8">
            <text:p>11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98080">
            <text:p>1298080</text:p>
          </table:table-cell>
          <table:table-cell office:value-type="float" office:value="140359620">
            <text:p>140359620</text:p>
          </table:table-cell>
          <table:table-cell office:value-type="string">
            <text:p>2012-09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5314887834">
            <text:p>4531488783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2mm tsüst , kusepõis - normis , prostata 12ml</text:p>
          </table:table-cell>
          <table:table-cell office:value-type="string">
            <text:p>prostata 12ml</text:p>
          </table:table-cell>
          <table:table-cell/>
          <table:table-cell office:value-type="string">
            <text:p>prostata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190423">
            <text:p>13190423</text:p>
          </table:table-cell>
          <table:table-cell office:value-type="float" office:value="204834829">
            <text:p>204834829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table:style-name="ce1" office:value-type="string">
            <text:p>2013-10-24</text:p>
          </table:table-cell>
          <table:table-cell office:value-type="float" office:value="673047206088">
            <text:p>6730472060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12 ml</text:p>
          </table:table-cell>
          <table:table-cell office:value-type="string">
            <text:p><text:s/>, jääkuriini ei esine , eesnäär</text:p>
          </table:table-cell>
          <table:table-cell office:value-type="string">
            <text:p>Eesnäärme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77940">
            <text:p>1277940</text:p>
          </table:table-cell>
          <table:table-cell office:value-type="float" office:value="123978301">
            <text:p>123978301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4407621780">
            <text:p>2440762178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67 - 0,68 , kusepõis - normis , prostata 12ml</text:p>
          </table:table-cell>
          <table:table-cell office:value-type="string">
            <text:p>prostata 12ml</text:p>
          </table:table-cell>
          <table:table-cell/>
          <table:table-cell office:value-type="string">
            <text:p>prostata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42845">
            <text:p>1742845</text:p>
          </table:table-cell>
          <table:table-cell office:value-type="float" office:value="153435418">
            <text:p>153435418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0734217657">
            <text:p>30734217657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2,2x4x2,8 cm , maht 12,4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2.4">
            <text:p>12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293534">
            <text:p>9293534</text:p>
          </table:table-cell>
          <table:table-cell office:value-type="float" office:value="164523861">
            <text:p>164523861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558715956">
            <text:p>3955871595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2x1,9x3 cm , maht 12,5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2.5">
            <text:p>12,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287783">
            <text:p>24287783</text:p>
          </table:table-cell>
          <table:table-cell office:value-type="float" office:value="200924162">
            <text:p>200924162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table:style-name="ce1" office:value-type="string">
            <text:p>2013-10-02</text:p>
          </table:table-cell>
          <table:table-cell office:value-type="float" office:value="15761614363">
            <text:p>157616143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mõõdud 3,2x3,6x3,0 cm , maht 13,5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3.5">
            <text:p>13,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94454">
            <text:p>1294454</text:p>
          </table:table-cell>
          <table:table-cell office:value-type="float" office:value="84164795">
            <text:p>84164795</text:p>
          </table:table-cell>
          <table:table-cell office:value-type="string">
            <text:p>2012-02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7289145066">
            <text:p>7728914506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koes lubistusi , maht 14 ml</text:p>
          </table:table-cell>
          <table:table-cell/>
          <table:table-cell office:value-type="string">
            <text:p>Eesnäärme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081934">
            <text:p>12081934</text:p>
          </table:table-cell>
          <table:table-cell office:value-type="float" office:value="174848388">
            <text:p>174848388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table:style-name="ce1" office:value-type="string">
            <text:p>2013-04-30</text:p>
          </table:table-cell>
          <table:table-cell office:value-type="float" office:value="57669589883">
            <text:p>576695898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14,0ml</text:p>
          </table:table-cell>
          <table:table-cell office:value-type="string">
            <text:p><text:s/>struktuur ühtlane</text:p>
          </table:table-cell>
          <table:table-cell office:value-type="string">
            <text:p>Eesnäärme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627679">
            <text:p>24627679</text:p>
          </table:table-cell>
          <table:table-cell office:value-type="float" office:value="161346816">
            <text:p>161346816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table:style-name="ce1" office:value-type="string">
            <text:p>2013-01-31</text:p>
          </table:table-cell>
          <table:table-cell office:value-type="float" office:value="673030322113">
            <text:p>6730303221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14,4ml</text:p>
          </table:table-cell>
          <table:table-cell office:value-type="string">
            <text:p><text:s/>struktuur ühtlane</text:p>
          </table:table-cell>
          <table:table-cell office:value-type="string">
            <text:p>Eesnäärme</text:p>
          </table:table-cell>
          <table:table-cell table:style-name="ce1" office:value-type="float" office:value="14.4">
            <text:p>14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46146">
            <text:p>1046146</text:p>
          </table:table-cell>
          <table:table-cell office:value-type="float" office:value="151587464">
            <text:p>151587464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728084886">
            <text:p>70728084886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1,8x4,8x3,3 cm , maht 14,6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4.6">
            <text:p>14,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51927">
            <text:p>1351927</text:p>
          </table:table-cell>
          <table:table-cell office:value-type="float" office:value="150561621">
            <text:p>150561621</text:p>
          </table:table-cell>
          <table:table-cell office:value-type="string">
            <text:p>2012-12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0636478397">
            <text:p>30636478397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Kusepõis vähe täis Prostata2,3x3,9x3,2cm -maht=14,9ml</text:p>
          </table:table-cell>
          <table:table-cell office:value-type="string">
            <text:p>Prostata2,3x3,9x3,2cm -maht=14,9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4.9">
            <text:p>14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98599">
            <text:p>8998599</text:p>
          </table:table-cell>
          <table:table-cell office:value-type="float" office:value="193004077">
            <text:p>193004077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47735">
            <text:p>67303044773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( per abdom ) = 15ml</text:p>
          </table:table-cell>
          <table:table-cell/>
          <table:table-cell office:value-type="string">
            <text:p>Prostat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247827">
            <text:p>9247827</text:p>
          </table:table-cell>
          <table:table-cell office:value-type="float" office:value="202999900">
            <text:p>202999900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175358037">
            <text:p>4417535803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7x2,1x2,9 cm , maht 15 ml</text:p>
          </table:table-cell>
          <table:table-cell/>
          <table:table-cell office:value-type="string">
            <text:p>Prostat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41997">
            <text:p>8941997</text:p>
          </table:table-cell>
          <table:table-cell office:value-type="float" office:value="164938951">
            <text:p>164938951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table:style-name="ce1" office:value-type="string">
            <text:p>2013-02-22</text:p>
          </table:table-cell>
          <table:table-cell office:value-type="float" office:value="17322741031">
            <text:p>1732274103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ei ole suur ( maht on ca 15 ml</text:p>
          </table:table-cell>
          <table:table-cell office:value-type="string">
            <text:p><text:s/>)</text:p>
          </table:table-cell>
          <table:table-cell office:value-type="string">
            <text:p>Prostat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38194">
            <text:p>1738194</text:p>
          </table:table-cell>
          <table:table-cell office:value-type="float" office:value="142379869">
            <text:p>142379869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943287272">
            <text:p>7894328727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15 ml</text:p>
          </table:table-cell>
          <table:table-cell/>
          <table:table-cell office:value-type="string">
            <text:p>Eesnääre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292594">
            <text:p>23292594</text:p>
          </table:table-cell>
          <table:table-cell office:value-type="float" office:value="203174242">
            <text:p>203174242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table:style-name="ce1" office:value-type="string">
            <text:p>2013-10-02</text:p>
          </table:table-cell>
          <table:table-cell office:value-type="float" office:value="62310219689">
            <text:p>623102196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 - uuringul eesnääre 15 cm3</text:p>
          </table:table-cell>
          <table:table-cell office:value-type="string">
            <text:p>eesnääre 15 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38393">
            <text:p>8938393</text:p>
          </table:table-cell>
          <table:table-cell office:value-type="float" office:value="202999900">
            <text:p>202999900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175358037">
            <text:p>4417535803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7x2,1x2,9 cm , maht 15 ml</text:p>
          </table:table-cell>
          <table:table-cell/>
          <table:table-cell office:value-type="string">
            <text:p>Prostat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28272">
            <text:p>9128272</text:p>
          </table:table-cell>
          <table:table-cell office:value-type="float" office:value="208400206">
            <text:p>208400206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431838771">
            <text:p>2043183877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5,2x1,8x3,1 cm , maht 15,5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5.5">
            <text:p>15,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51513">
            <text:p>1151513</text:p>
          </table:table-cell>
          <table:table-cell office:value-type="float" office:value="84900265">
            <text:p>84900265</text:p>
          </table:table-cell>
          <table:table-cell office:value-type="string">
            <text:p>2012-03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404693723">
            <text:p>10404693723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16 ml</text:p>
          </table:table-cell>
          <table:table-cell/>
          <table:table-cell office:value-type="string">
            <text:p>EESNÄÄRE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012154">
            <text:p>12012154</text:p>
          </table:table-cell>
          <table:table-cell office:value-type="float" office:value="180118608">
            <text:p>180118608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ce1" office:value-type="string">
            <text:p>2013-05-29</text:p>
          </table:table-cell>
          <table:table-cell office:value-type="float" office:value="61560826894">
            <text:p>615608268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väike 16 ml</text:p>
          </table:table-cell>
          <table:table-cell/>
          <table:table-cell office:value-type="string">
            <text:p>Prostata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6810">
            <text:p>1516810</text:p>
          </table:table-cell>
          <table:table-cell office:value-type="float" office:value="142289967">
            <text:p>142289967</text:p>
          </table:table-cell>
          <table:table-cell office:value-type="string">
            <text:p>2012-10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1999069374">
            <text:p>11999069374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samasse kõhukoopas ei tähelda ; prostata struktuur ühtlane , mah</text:p>
          </table:table-cell>
          <table:table-cell office:value-type="string">
            <text:p>prostata struktuur ühtlane , maht ~ 16 cm3</text:p>
          </table:table-cell>
          <table:table-cell/>
          <table:table-cell office:value-type="string">
            <text:p>prostata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97365">
            <text:p>8997365</text:p>
          </table:table-cell>
          <table:table-cell office:value-type="float" office:value="210019823">
            <text:p>210019823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899668085">
            <text:p>4789966808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8x1,8x3,5 cm , maht 16 ml</text:p>
          </table:table-cell>
          <table:table-cell/>
          <table:table-cell office:value-type="string">
            <text:p>Prostata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00549">
            <text:p>200549</text:p>
          </table:table-cell>
          <table:table-cell office:value-type="float" office:value="139736766">
            <text:p>139736766</text:p>
          </table:table-cell>
          <table:table-cell office:value-type="string">
            <text:p>2012-10-01</text:p>
          </table:table-cell>
          <table:table-cell office:value-type="string">
            <text:p>S</text:p>
          </table:table-cell>
          <table:table-cell table:style-name="ce1" office:value-type="string">
            <text:p>2012-09-03</text:p>
          </table:table-cell>
          <table:table-cell office:value-type="float" office:value="72980165306">
            <text:p>7298016530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16cm3</text:p>
          </table:table-cell>
          <table:table-cell office:value-type="string">
            <text:p><text:s/>.</text:p>
          </table:table-cell>
          <table:table-cell office:value-type="string">
            <text:p>Eesnäärme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259851">
            <text:p>9259851</text:p>
          </table:table-cell>
          <table:table-cell office:value-type="float" office:value="200050038">
            <text:p>200050038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45161">
            <text:p>67303034516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9x2,2x3 cm , maht 16,8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6.8">
            <text:p>16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87355">
            <text:p>1487355</text:p>
          </table:table-cell>
          <table:table-cell office:value-type="float" office:value="91540990">
            <text:p>91540990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6913257340">
            <text:p>66913257340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ühtlase kajavaese struktuuriga , maht 17 ml</text:p>
          </table:table-cell>
          <table:table-cell/>
          <table:table-cell office:value-type="string">
            <text:p>Eesnääre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912044">
            <text:p>21912044</text:p>
          </table:table-cell>
          <table:table-cell office:value-type="float" office:value="179618117">
            <text:p>179618117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table:style-name="ce1" office:value-type="string">
            <text:p>2013-03-06</text:p>
          </table:table-cell>
          <table:table-cell office:value-type="float" office:value="673030440165">
            <text:p>6730304401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ravi peal suht okuh - eesnääre 17cm3</text:p>
          </table:table-cell>
          <table:table-cell office:value-type="string">
            <text:p>eesnääre 17cm3</text:p>
          </table:table-cell>
          <table:table-cell office:value-type="string">
            <text:p><text:s/>, suhteliselt ühtlane , apexi j</text:p>
          </table:table-cell>
          <table:table-cell office:value-type="string">
            <text:p>eesnääre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05347">
            <text:p>1605347</text:p>
          </table:table-cell>
          <table:table-cell office:value-type="float" office:value="121882739">
            <text:p>121882739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9927034295">
            <text:p>6992703429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mõõtmed transabd -lt 2,87 x 3,85 x 2,92 cm ; maht : 17 </text:p>
          </table:table-cell>
          <table:table-cell office:value-type="string">
            <text:p>Prostata mõõtmed transabd -lt 2,87 x 3,85 x 2,92 cm ; maht : 17 ml</text:p>
          </table:table-cell>
          <table:table-cell/>
          <table:table-cell office:value-type="string">
            <text:p>Prostata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0221071">
            <text:p>20221071</text:p>
          </table:table-cell>
          <table:table-cell office:value-type="float" office:value="191529658">
            <text:p>191529658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871791607">
            <text:p>238717916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s ei näe , jääkuriini ei jää , eesnäärme maht 17 cm3</text:p>
          </table:table-cell>
          <table:table-cell office:value-type="string">
            <text:p>eesnäärme maht 17 cm3</text:p>
          </table:table-cell>
          <table:table-cell office:value-type="string">
            <text:p><text:s/>Siiani tarvitab Marevani Urinee</text:p>
          </table:table-cell>
          <table:table-cell office:value-type="string">
            <text:p>eesnäärme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79294">
            <text:p>1179294</text:p>
          </table:table-cell>
          <table:table-cell office:value-type="float" office:value="83725784">
            <text:p>83725784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9727692016">
            <text:p>6972769201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kajavaene , maht 17 ml</text:p>
          </table:table-cell>
          <table:table-cell/>
          <table:table-cell office:value-type="string">
            <text:p>Eesnääre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11872">
            <text:p>9311872</text:p>
          </table:table-cell>
          <table:table-cell office:value-type="float" office:value="206483205">
            <text:p>206483205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8149656128">
            <text:p>28149656128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17 ml</text:p>
          </table:table-cell>
          <table:table-cell office:value-type="string">
            <text:p><text:s/>Jääkuriin 48 ml Järeldus : Chol</text:p>
          </table:table-cell>
          <table:table-cell office:value-type="string">
            <text:p>Eesnääre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766373">
            <text:p>5766373</text:p>
          </table:table-cell>
          <table:table-cell office:value-type="float" office:value="134735910">
            <text:p>134735910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table:style-name="ce1" office:value-type="string">
            <text:p>2012-08-21</text:p>
          </table:table-cell>
          <table:table-cell office:value-type="float" office:value="72248611882">
            <text:p>7224861188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17,39 mL</text:p>
          </table:table-cell>
          <table:table-cell office:value-type="string">
            <text:p>eesnäärme maht 17,39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17.39">
            <text:p>17,3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677458">
            <text:p>4677458</text:p>
          </table:table-cell>
          <table:table-cell office:value-type="float" office:value="146804800">
            <text:p>146804800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table:style-name="ce1" office:value-type="string">
            <text:p>2012-10-30</text:p>
          </table:table-cell>
          <table:table-cell office:value-type="float" office:value="77693695787">
            <text:p>776936957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17,45 mL</text:p>
          </table:table-cell>
          <table:table-cell office:value-type="string">
            <text:p>eesnäärme maht 17,45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17.45">
            <text:p>17,4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27974">
            <text:p>9027974</text:p>
          </table:table-cell>
          <table:table-cell office:value-type="float" office:value="158556208">
            <text:p>158556208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8106683">
            <text:p>67303810668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18 ml</text:p>
          </table:table-cell>
          <table:table-cell/>
          <table:table-cell office:value-type="string">
            <text:p>Eesnääre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59811">
            <text:p>4359811</text:p>
          </table:table-cell>
          <table:table-cell office:value-type="float" office:value="121154449">
            <text:p>121154449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table:style-name="ce1" office:value-type="string">
            <text:p>2012-05-21</text:p>
          </table:table-cell>
          <table:table-cell office:value-type="float" office:value="87361889171">
            <text:p>873618891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21.05.2012 - UH : eesnääre 18 ml</text:p>
          </table:table-cell>
          <table:table-cell office:value-type="string">
            <text:p>eesnääre 18 ml</text:p>
          </table:table-cell>
          <table:table-cell office:value-type="string">
            <text:p><text:s/>, jääkuriin minimaalne</text:p>
          </table:table-cell>
          <table:table-cell office:value-type="string">
            <text:p>eesnääre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64984">
            <text:p>1664984</text:p>
          </table:table-cell>
          <table:table-cell office:value-type="float" office:value="87523166">
            <text:p>87523166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table:style-name="ce1" office:value-type="string">
            <text:p>2012-03-06</text:p>
          </table:table-cell>
          <table:table-cell office:value-type="float" office:value="42138629108">
            <text:p>4213862910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transrektaalselt : 4,6 x 2,2 x 3,3cm , maht 18 ml</text:p>
          </table:table-cell>
          <table:table-cell/>
          <table:table-cell office:value-type="string">
            <text:p>PROSTATA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33423">
            <text:p>833423</text:p>
          </table:table-cell>
          <table:table-cell office:value-type="float" office:value="121924815">
            <text:p>121924815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289671647">
            <text:p>23289671647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mõõtmed transabd -lt 2,83 x 4,12 x 2,94 cm ; maht : 18 </text:p>
          </table:table-cell>
          <table:table-cell office:value-type="string">
            <text:p>Prostata mõõtmed transabd -lt 2,83 x 4,12 x 2,94 cm ; maht : 18 ml</text:p>
          </table:table-cell>
          <table:table-cell/>
          <table:table-cell office:value-type="string">
            <text:p>Prostata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82135">
            <text:p>982135</text:p>
          </table:table-cell>
          <table:table-cell office:value-type="float" office:value="136041859">
            <text:p>136041859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9406883653">
            <text:p>99406883653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18 ml</text:p>
          </table:table-cell>
          <table:table-cell/>
          <table:table-cell office:value-type="string">
            <text:p>EESNÄÄRE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13917">
            <text:p>9013917</text:p>
          </table:table-cell>
          <table:table-cell office:value-type="float" office:value="188254757">
            <text:p>188254757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12071">
            <text:p>67303041207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8x2,5x3 cm , maht 18 ml</text:p>
          </table:table-cell>
          <table:table-cell/>
          <table:table-cell office:value-type="string">
            <text:p>Prostata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7366">
            <text:p>1537366</text:p>
          </table:table-cell>
          <table:table-cell office:value-type="float" office:value="149477537">
            <text:p>149477537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1406332305">
            <text:p>61406332305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tmed on ca 3.2x3.7x3 cm , maht ca 18 ml</text:p>
          </table:table-cell>
          <table:table-cell office:value-type="string">
            <text:p><text:s/>; kontuur on valdavalt selge , </text:p>
          </table:table-cell>
          <table:table-cell office:value-type="string">
            <text:p>Prostata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614672">
            <text:p>16614672</text:p>
          </table:table-cell>
          <table:table-cell office:value-type="float" office:value="184761454">
            <text:p>184761454</text:p>
          </table:table-cell>
          <table:table-cell office:value-type="string">
            <text:p>2013-06-22</text:p>
          </table:table-cell>
          <table:table-cell office:value-type="string">
            <text:p>S</text:p>
          </table:table-cell>
          <table:table-cell table:style-name="ce1" office:value-type="string">
            <text:p>2013-06-18</text:p>
          </table:table-cell>
          <table:table-cell office:value-type="float" office:value="673044050826">
            <text:p>6730440508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transabdominaalselt ca 18 ml</text:p>
          </table:table-cell>
          <table:table-cell/>
          <table:table-cell office:value-type="string">
            <text:p>Prostata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98550">
            <text:p>1198550</text:p>
          </table:table-cell>
          <table:table-cell office:value-type="float" office:value="154145956">
            <text:p>154145956</text:p>
          </table:table-cell>
          <table:table-cell office:value-type="string">
            <text:p>2012-12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1452992651">
            <text:p>3145299265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irjeldus : Prostata : 2,2x4,7x3,3 cm , maht 18,5 ml</text:p>
          </table:table-cell>
          <table:table-cell office:value-type="string">
            <text:p>Prostata : 2,2x4,7x3,3 cm , maht 18,5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18.5">
            <text:p>18,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946804">
            <text:p>1946804</text:p>
          </table:table-cell>
          <table:table-cell office:value-type="float" office:value="128362858">
            <text:p>128362858</text:p>
          </table:table-cell>
          <table:table-cell office:value-type="string">
            <text:p>2012-07-09</text:p>
          </table:table-cell>
          <table:table-cell office:value-type="string">
            <text:p>A</text:p>
          </table:table-cell>
          <table:table-cell table:style-name="ce1" office:value-type="string">
            <text:p>2012-03-21</text:p>
          </table:table-cell>
          <table:table-cell office:value-type="float" office:value="41832533779">
            <text:p>418325337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n kontuurne Homogeenne sisaldis Prostata 19ml</text:p>
          </table:table-cell>
          <table:table-cell office:value-type="string">
            <text:p>Prostata 19ml</text:p>
          </table:table-cell>
          <table:table-cell/>
          <table:table-cell office:value-type="string">
            <text:p>Prostata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08626">
            <text:p>1308626</text:p>
          </table:table-cell>
          <table:table-cell office:value-type="float" office:value="80138286">
            <text:p>80138286</text:p>
          </table:table-cell>
          <table:table-cell office:value-type="string">
            <text:p>2012-01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3352627890">
            <text:p>5335262789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<text:s/>Valendik vaba , sein kontuurne Prostata 19ml</text:p>
          </table:table-cell>
          <table:table-cell office:value-type="string">
            <text:p>Prostata 19ml</text:p>
          </table:table-cell>
          <table:table-cell/>
          <table:table-cell office:value-type="string">
            <text:p>Prostata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89367">
            <text:p>1589367</text:p>
          </table:table-cell>
          <table:table-cell office:value-type="float" office:value="125827282">
            <text:p>125827282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807153869">
            <text:p>6780715386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dud : 2,8 x 4,5 x 2,9 cm , maht - 19 ml</text:p>
          </table:table-cell>
          <table:table-cell office:value-type="string">
            <text:p><text:s/>, korrapärase kujuga , mõlemas </text:p>
          </table:table-cell>
          <table:table-cell office:value-type="string">
            <text:p>Prostata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135464">
            <text:p>4135464</text:p>
          </table:table-cell>
          <table:table-cell office:value-type="float" office:value="126804714">
            <text:p>126804714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table:style-name="ce1" office:value-type="string">
            <text:p>2012-06-12</text:p>
          </table:table-cell>
          <table:table-cell office:value-type="float" office:value="12417582357">
            <text:p>124175823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19ml</text:p>
          </table:table-cell>
          <table:table-cell office:value-type="string">
            <text:p><text:s/>, jääkuriin 0 .</text:p>
          </table:table-cell>
          <table:table-cell office:value-type="string">
            <text:p>Eesnääre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124082">
            <text:p>14124082</text:p>
          </table:table-cell>
          <table:table-cell office:value-type="float" office:value="180811529">
            <text:p>180811529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table:style-name="ce1" office:value-type="string">
            <text:p>2013-02-26</text:p>
          </table:table-cell>
          <table:table-cell office:value-type="float" office:value="673030303360">
            <text:p>6730303033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19 ml</text:p>
          </table:table-cell>
          <table:table-cell office:value-type="string">
            <text:p><text:s/>, struktuur ühtlane</text:p>
          </table:table-cell>
          <table:table-cell office:value-type="string">
            <text:p>Eesnäärme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294762">
            <text:p>14294762</text:p>
          </table:table-cell>
          <table:table-cell office:value-type="float" office:value="181450080">
            <text:p>181450080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table:style-name="ce1" office:value-type="string">
            <text:p>2013-06-05</text:p>
          </table:table-cell>
          <table:table-cell office:value-type="float" office:value="673030364959">
            <text:p>6730303649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Eesnäärme rektaalne UH - uuring : eesnäärme struktuur ühtlane , </text:p>
          </table:table-cell>
          <table:table-cell office:value-type="string">
            <text:p>Eesnäärme rektaalne UH - uuring : eesnäärme struktuur ühtlane , kaltsifikaadid tsentraalselt , parema sagara hüperehhogeensus , eesnääre 19,3 cm3</text:p>
          </table:table-cell>
          <table:table-cell office:value-type="string">
            <text:p><text:s/>( vt pildipank )</text:p>
          </table:table-cell>
          <table:table-cell office:value-type="string">
            <text:p>Eesnäärme</text:p>
          </table:table-cell>
          <table:table-cell table:style-name="ce1" office:value-type="float" office:value="19.3">
            <text:p>19,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511620">
            <text:p>15511620</text:p>
          </table:table-cell>
          <table:table-cell office:value-type="float" office:value="188897109">
            <text:p>188897109</text:p>
          </table:table-cell>
          <table:table-cell office:value-type="string">
            <text:p>2013-07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0519352">
            <text:p>673030519352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n kontuurne Homogeenne sisaldis prostata 19,4ml</text:p>
          </table:table-cell>
          <table:table-cell office:value-type="string">
            <text:p>prostata 19,4ml</text:p>
          </table:table-cell>
          <table:table-cell office:value-type="string">
            <text:p><text:s/>( N kuni 30ml )</text:p>
          </table:table-cell>
          <table:table-cell office:value-type="string">
            <text:p>prostata</text:p>
          </table:table-cell>
          <table:table-cell table:style-name="ce1" office:value-type="float" office:value="19.4">
            <text:p>19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21379">
            <text:p>8821379</text:p>
          </table:table-cell>
          <table:table-cell office:value-type="float" office:value="193808307">
            <text:p>193808307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table:style-name="ce1" office:value-type="string">
            <text:p>2013-08-23</text:p>
          </table:table-cell>
          <table:table-cell office:value-type="float" office:value="673030404372">
            <text:p>67303040437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\s*V\s*=?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Prostata normaalsete mõõtmetega ( transrektaalselt ) - 4,2x2,4x3</text:p>
          </table:table-cell>
          <table:table-cell office:value-type="string">
            <text:p>Prostata normaalsete mõõtmetega ( transrektaalselt ) - 4,2x2,4x3,7 cm V = 19,5 cc</text:p>
          </table:table-cell>
          <table:table-cell office:value-type="string">
            <text:p><text:s/>, struktuur ühtlane , hüpervask</text:p>
          </table:table-cell>
          <table:table-cell office:value-type="string">
            <text:p>Prostata</text:p>
          </table:table-cell>
          <table:table-cell table:style-name="ce1" office:value-type="float" office:value="19.5">
            <text:p>19,5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67178">
            <text:p>1167178</text:p>
          </table:table-cell>
          <table:table-cell office:value-type="float" office:value="81566423">
            <text:p>81566423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5567039063">
            <text:p>95567039063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tmed ca 41x38x24mm , maht 19,59ml</text:p>
          </table:table-cell>
          <table:table-cell office:value-type="string">
            <text:p><text:s/>, tasase kontuuriga , verevarus</text:p>
          </table:table-cell>
          <table:table-cell office:value-type="string">
            <text:p>Eesnäärme</text:p>
          </table:table-cell>
          <table:table-cell office:value-type="float" office:value="19.59">
            <text:p>19,5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80673">
            <text:p>1680673</text:p>
          </table:table-cell>
          <table:table-cell office:value-type="float" office:value="148708589">
            <text:p>148708589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361133400">
            <text:p>2436113340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väike-19,9 ml</text:p>
          </table:table-cell>
          <table:table-cell office:value-type="string">
            <text:p><text:s/>, ehhostruktuur ühtlane</text:p>
          </table:table-cell>
          <table:table-cell office:value-type="string">
            <text:p>Eesnääre</text:p>
          </table:table-cell>
          <table:table-cell table:style-name="ce1" office:value-type="float" office:value="19.9">
            <text:p>19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406023">
            <text:p>9406023</text:p>
          </table:table-cell>
          <table:table-cell office:value-type="float" office:value="217132404">
            <text:p>217132404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5350127057">
            <text:p>5535012705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transabdominaalselt 20 cm3</text:p>
          </table:table-cell>
          <table:table-cell office:value-type="string">
            <text:p><text:s/>, struktuur ebaühtlane , keskos</text:p>
          </table:table-cell>
          <table:table-cell office:value-type="string">
            <text:p>Prostata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28813">
            <text:p>1328813</text:p>
          </table:table-cell>
          <table:table-cell office:value-type="float" office:value="140367600">
            <text:p>140367600</text:p>
          </table:table-cell>
          <table:table-cell office:value-type="string">
            <text:p>2012-10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5062167864">
            <text:p>1506216786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&lt; 20 ml</text:p>
          </table:table-cell>
          <table:table-cell office:value-type="string">
            <text:p><text:s/>, ehhostruktuuril regulaarne</text:p>
          </table:table-cell>
          <table:table-cell office:value-type="string">
            <text:p>Prostata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77391">
            <text:p>1577391</text:p>
          </table:table-cell>
          <table:table-cell office:value-type="float" office:value="121116587">
            <text:p>121116587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928246559">
            <text:p>5792824655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struktuur iseärasuseta , maht &lt;20ml</text:p>
          </table:table-cell>
          <table:table-cell/>
          <table:table-cell office:value-type="string">
            <text:p>Prostata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18039">
            <text:p>818039</text:p>
          </table:table-cell>
          <table:table-cell office:value-type="float" office:value="121887284">
            <text:p>121887284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859856381">
            <text:p>88859856381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ca 20 ml</text:p>
          </table:table-cell>
          <table:table-cell/>
          <table:table-cell office:value-type="string">
            <text:p>Eesnäärme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724760">
            <text:p>16724760</text:p>
          </table:table-cell>
          <table:table-cell office:value-type="float" office:value="199686538">
            <text:p>199686538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table:style-name="ce1" office:value-type="string">
            <text:p>2013-09-04</text:p>
          </table:table-cell>
          <table:table-cell office:value-type="float" office:value="673040067065">
            <text:p>67304006706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~ 3,5 x 2,7 x 4 cm , ~ 20 cc</text:p>
          </table:table-cell>
          <table:table-cell/>
          <table:table-cell office:value-type="string">
            <text:p>Prostata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995937">
            <text:p>4995937</text:p>
          </table:table-cell>
          <table:table-cell office:value-type="float" office:value="151976825">
            <text:p>151976825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ce1" office:value-type="string">
            <text:p>2012-12-12</text:p>
          </table:table-cell>
          <table:table-cell office:value-type="float" office:value="51420990998">
            <text:p>514209909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20 mL</text:p>
          </table:table-cell>
          <table:table-cell office:value-type="string">
            <text:p>eesnäärme maht 20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50050">
            <text:p>2250050</text:p>
          </table:table-cell>
          <table:table-cell office:value-type="float" office:value="86600197">
            <text:p>86600197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4317429493">
            <text:p>643174294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asiooniga Gl 3+3=6p Rektaalselt eesnääre 20cm3</text:p>
          </table:table-cell>
          <table:table-cell office:value-type="string">
            <text:p>eesnääre 20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18064">
            <text:p>818064</text:p>
          </table:table-cell>
          <table:table-cell office:value-type="float" office:value="121887284">
            <text:p>121887284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859856381">
            <text:p>88859856381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transabdominaalselt ca 4,3x2,7x3,3 cm , maht ca 20 ml</text:p>
          </table:table-cell>
          <table:table-cell/>
          <table:table-cell office:value-type="string">
            <text:p>Eesnääre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437535">
            <text:p>24437535</text:p>
          </table:table-cell>
          <table:table-cell office:value-type="float" office:value="182805033">
            <text:p>182805033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table:style-name="ce1" office:value-type="string">
            <text:p>2013-06-12</text:p>
          </table:table-cell>
          <table:table-cell office:value-type="float" office:value="79138426881">
            <text:p>791384268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ca 20ml</text:p>
          </table:table-cell>
          <table:table-cell/>
          <table:table-cell office:value-type="string">
            <text:p>Prostata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905302">
            <text:p>10905302</text:p>
          </table:table-cell>
          <table:table-cell office:value-type="float" office:value="169136305">
            <text:p>169136305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table:style-name="ce1" office:value-type="string">
            <text:p>2012-09-12</text:p>
          </table:table-cell>
          <table:table-cell office:value-type="float" office:value="673034175318">
            <text:p>6730341753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 eesnäärmest , maht : 20 ml</text:p>
          </table:table-cell>
          <table:table-cell office:value-type="string">
            <text:p>eesnäärmest , maht : 20 ml</text:p>
          </table:table-cell>
          <table:table-cell office:value-type="string">
            <text:p><text:s/>struktuur ühtlane , seemnepõiek</text:p>
          </table:table-cell>
          <table:table-cell office:value-type="string">
            <text:p>eesnäärmest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50014">
            <text:p>1650014</text:p>
          </table:table-cell>
          <table:table-cell office:value-type="float" office:value="84360232">
            <text:p>84360232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4294385896">
            <text:p>5429438589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~ 20 ml</text:p>
          </table:table-cell>
          <table:table-cell office:value-type="string">
            <text:p><text:s/>, regulaarne</text:p>
          </table:table-cell>
          <table:table-cell office:value-type="string">
            <text:p>Prostata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197821">
            <text:p>14197821</text:p>
          </table:table-cell>
          <table:table-cell office:value-type="float" office:value="202633214">
            <text:p>202633214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ce1" office:value-type="string">
            <text:p>2013-10-11</text:p>
          </table:table-cell>
          <table:table-cell office:value-type="float" office:value="86236932832">
            <text:p>862369328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20,1ml</text:p>
          </table:table-cell>
          <table:table-cell office:value-type="string">
            <text:p><text:s/>vasak sagar veidi turses , vasa</text:p>
          </table:table-cell>
          <table:table-cell office:value-type="string">
            <text:p>Eesnäärme</text:p>
          </table:table-cell>
          <table:table-cell table:style-name="ce1" office:value-type="float" office:value="20.1">
            <text:p>20,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36201">
            <text:p>836201</text:p>
          </table:table-cell>
          <table:table-cell office:value-type="float" office:value="124632851">
            <text:p>124632851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484198497">
            <text:p>92484198497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4,2x2,9x3,2cm , maht 20,2ml</text:p>
          </table:table-cell>
          <table:table-cell/>
          <table:table-cell office:value-type="string">
            <text:p>Eesnääre</text:p>
          </table:table-cell>
          <table:table-cell table:style-name="ce1" office:value-type="float" office:value="20.2">
            <text:p>20,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693799">
            <text:p>24693799</text:p>
          </table:table-cell>
          <table:table-cell office:value-type="float" office:value="208226892">
            <text:p>208226892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ce1" office:value-type="string">
            <text:p>2013-11-04</text:p>
          </table:table-cell>
          <table:table-cell office:value-type="float" office:value="39747235486">
            <text:p>397472354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20,26 mL</text:p>
          </table:table-cell>
          <table:table-cell office:value-type="string">
            <text:p>eesnäärme maht 20,26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20.26">
            <text:p>20,2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453085">
            <text:p>14453085</text:p>
          </table:table-cell>
          <table:table-cell office:value-type="float" office:value="202316773">
            <text:p>202316773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table:style-name="ce1" office:value-type="string">
            <text:p>2013-10-01</text:p>
          </table:table-cell>
          <table:table-cell office:value-type="float" office:value="63835275552">
            <text:p>638352755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me rektaalne UH - uuring : eesnäärme ehhostruktuur ebaüht</text:p>
          </table:table-cell>
          <table:table-cell office:value-type="string">
            <text:p>Eesnäärme rektaalne UH - uuring : eesnäärme ehhostruktuur ebaühtlane , eesnäärme struktuur tajutav , üksikud hüperehhogeensed alad , eesnäärme maht 20,3 cm3</text:p>
          </table:table-cell>
          <table:table-cell office:value-type="string">
            <text:p><text:s/>( vt pildipank )</text:p>
          </table:table-cell>
          <table:table-cell office:value-type="string">
            <text:p>Eesnäärme</text:p>
          </table:table-cell>
          <table:table-cell table:style-name="ce1" office:value-type="float" office:value="20.3">
            <text:p>20,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155006">
            <text:p>14155006</text:p>
          </table:table-cell>
          <table:table-cell office:value-type="float" office:value="174292145">
            <text:p>174292145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ce1" office:value-type="string">
            <text:p>2011-03-25</text:p>
          </table:table-cell>
          <table:table-cell office:value-type="float" office:value="97492456326">
            <text:p>974924563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20,4 cm3</text:p>
          </table:table-cell>
          <table:table-cell office:value-type="string">
            <text:p><text:s/>, keskel TURP järgne defekt , s</text:p>
          </table:table-cell>
          <table:table-cell office:value-type="string">
            <text:p>Prostata</text:p>
          </table:table-cell>
          <table:table-cell table:style-name="ce1" office:value-type="float" office:value="20.4">
            <text:p>20,4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755842">
            <text:p>12755842</text:p>
          </table:table-cell>
          <table:table-cell office:value-type="float" office:value="203359431">
            <text:p>203359431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ce1" office:value-type="string">
            <text:p>2013-10-16</text:p>
          </table:table-cell>
          <table:table-cell office:value-type="float" office:value="89647243933">
            <text:p>896472439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20,4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20.4">
            <text:p>20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007863">
            <text:p>24007863</text:p>
          </table:table-cell>
          <table:table-cell office:value-type="float" office:value="207440627">
            <text:p>207440627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table:style-name="ce1" office:value-type="string">
            <text:p>2013-10-28</text:p>
          </table:table-cell>
          <table:table-cell office:value-type="float" office:value="673046708973">
            <text:p>6730467089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28.10.2013 - UH uuring : Eesnäärme paremas sagaras mitte-ehhogee</text:p>
          </table:table-cell>
          <table:table-cell office:value-type="string">
            <text:p>Eesnäärme paremas sagaras mitte-ehhogeenne ala mõõtudega 1,89 x 1,68 cm , eesnäärme maht 20,42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20.42">
            <text:p>20,4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38056">
            <text:p>9138056</text:p>
          </table:table-cell>
          <table:table-cell office:value-type="float" office:value="178370917">
            <text:p>178370917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1348285026">
            <text:p>3134828502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( per abdom ) = 20,5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20.5">
            <text:p>20,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02337">
            <text:p>1202337</text:p>
          </table:table-cell>
          <table:table-cell office:value-type="float" office:value="136948619">
            <text:p>136948619</text:p>
          </table:table-cell>
          <table:table-cell office:value-type="string">
            <text:p>2012-09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2608842452">
            <text:p>3260884245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ca 21 ml</text:p>
          </table:table-cell>
          <table:table-cell office:value-type="string">
            <text:p><text:s/>, kontuurid jälgitavad , strukt</text:p>
          </table:table-cell>
          <table:table-cell office:value-type="string">
            <text:p>Prostata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096021">
            <text:p>22096021</text:p>
          </table:table-cell>
          <table:table-cell office:value-type="float" office:value="215906452">
            <text:p>215906452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table:style-name="ce1" office:value-type="string">
            <text:p>2013-12-11</text:p>
          </table:table-cell>
          <table:table-cell office:value-type="float" office:value="673030570651">
            <text:p>6730305706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tiididseks sellest häirituduh - eesnääre u21 cm3</text:p>
          </table:table-cell>
          <table:table-cell office:value-type="string">
            <text:p>eesnääre u21 cm3</text:p>
          </table:table-cell>
          <table:table-cell office:value-type="string">
            <text:p><text:s/>, tsentraalsne tsüst max mõõdig</text:p>
          </table:table-cell>
          <table:table-cell office:value-type="string">
            <text:p>eesnääre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414845">
            <text:p>9414845</text:p>
          </table:table-cell>
          <table:table-cell office:value-type="float" office:value="212114004">
            <text:p>21211400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5588572885">
            <text:p>8558857288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9x2,4x3,4 cm , maht 21 ml</text:p>
          </table:table-cell>
          <table:table-cell/>
          <table:table-cell office:value-type="string">
            <text:p>Prostata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63459">
            <text:p>9063459</text:p>
          </table:table-cell>
          <table:table-cell office:value-type="float" office:value="212114004">
            <text:p>21211400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5588572885">
            <text:p>8558857288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,9x2,4x3,4 cm , maht 21 ml</text:p>
          </table:table-cell>
          <table:table-cell/>
          <table:table-cell office:value-type="string">
            <text:p>Prostata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343760">
            <text:p>22343760</text:p>
          </table:table-cell>
          <table:table-cell office:value-type="float" office:value="197727511">
            <text:p>197727511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table:style-name="ce1" office:value-type="string">
            <text:p>2013-09-16</text:p>
          </table:table-cell>
          <table:table-cell office:value-type="float" office:value="673030437651">
            <text:p>6730304376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eesnäärme rektaalne UH - uuring : eesnääre ühtlase struktuuriga </text:p>
          </table:table-cell>
          <table:table-cell office:value-type="string">
            <text:p>eesnäärme rektaalne UH - uuring : eesnääre ühtlase struktuuriga , periuretaalselt üksikud kaltsifikaadid ( viitavad vanadele põletikele ) , eesnääre 21,5 cm3</text:p>
          </table:table-cell>
          <table:table-cell office:value-type="string">
            <text:p><text:s/>( vt pildipank )</text:p>
          </table:table-cell>
          <table:table-cell office:value-type="string">
            <text:p>eesnäärme</text:p>
          </table:table-cell>
          <table:table-cell table:style-name="ce1" office:value-type="float" office:value="21.5">
            <text:p>21,5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66587">
            <text:p>1266587</text:p>
          </table:table-cell>
          <table:table-cell office:value-type="float" office:value="136789914">
            <text:p>136789914</text:p>
          </table:table-cell>
          <table:table-cell office:value-type="string">
            <text:p>2012-09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6780494459">
            <text:p>9678049445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mõõdud 2,9 x 3,6 x 3,8 cm , maht 21,6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21.6">
            <text:p>21,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677961">
            <text:p>21677961</text:p>
          </table:table-cell>
          <table:table-cell office:value-type="float" office:value="177248811">
            <text:p>177248811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table:style-name="ce1" office:value-type="string">
            <text:p>2013-01-30</text:p>
          </table:table-cell>
          <table:table-cell office:value-type="float" office:value="82424172923">
            <text:p>82424172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21,9ml</text:p>
          </table:table-cell>
          <table:table-cell office:value-type="string">
            <text:p><text:s/>struktuur ühtlane</text:p>
          </table:table-cell>
          <table:table-cell office:value-type="string">
            <text:p>Eesnäärme</text:p>
          </table:table-cell>
          <table:table-cell table:style-name="ce1" office:value-type="float" office:value="21.9">
            <text:p>21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93382">
            <text:p>8993382</text:p>
          </table:table-cell>
          <table:table-cell office:value-type="float" office:value="203735815">
            <text:p>203735815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table:style-name="ce1" office:value-type="string">
            <text:p>2013-08-22</text:p>
          </table:table-cell>
          <table:table-cell office:value-type="float" office:value="42031931076">
            <text:p>4203193107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Muu leid : prostata ( abd anduriga ) 51 x 25 x 33 mm , maht 22 m</text:p>
          </table:table-cell>
          <table:table-cell office:value-type="string">
            <text:p>prostata ( abd anduriga ) 51 x 25 x 33 mm , maht 22 ml</text:p>
          </table:table-cell>
          <table:table-cell office:value-type="string">
            <text:p><text:s/>, kuju ja struktuur iseärasuste</text:p>
          </table:table-cell>
          <table:table-cell office:value-type="string">
            <text:p>prostata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41976">
            <text:p>15241976</text:p>
          </table:table-cell>
          <table:table-cell office:value-type="float" office:value="168323563">
            <text:p>168323563</text:p>
          </table:table-cell>
          <table:table-cell office:value-type="string">
            <text:p>2013-03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0541843">
            <text:p>67303054184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LEID : Prostata ca 3,9x3,2x3,5cm , maht ca 22ml</text:p>
          </table:table-cell>
          <table:table-cell office:value-type="string">
            <text:p>Prostata ca 3,9x3,2x3,5cm , maht ca 22ml</text:p>
          </table:table-cell>
          <table:table-cell/>
          <table:table-cell office:value-type="string">
            <text:p>Prostata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82626">
            <text:p>1682626</text:p>
          </table:table-cell>
          <table:table-cell office:value-type="float" office:value="136161022">
            <text:p>136161022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table:style-name="ce1" office:value-type="string">
            <text:p>2012-09-04</text:p>
          </table:table-cell>
          <table:table-cell office:value-type="float" office:value="25807881210">
            <text:p>2580788121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transrektaalselt : 4,8 x 2,6 x 3,4 cm , maht 22 ml</text:p>
          </table:table-cell>
          <table:table-cell/>
          <table:table-cell office:value-type="string">
            <text:p>PROSTATA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71215">
            <text:p>9371215</text:p>
          </table:table-cell>
          <table:table-cell office:value-type="float" office:value="219186254">
            <text:p>219186254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407883303">
            <text:p>1340788330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abdominaalse anduriga 22 ml</text:p>
          </table:table-cell>
          <table:table-cell/>
          <table:table-cell office:value-type="string">
            <text:p>Prostata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08525">
            <text:p>15308525</text:p>
          </table:table-cell>
          <table:table-cell office:value-type="float" office:value="168860060">
            <text:p>168860060</text:p>
          </table:table-cell>
          <table:table-cell office:value-type="string">
            <text:p>2013-03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546249316">
            <text:p>1054624931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ebaühtlase struktuuriga , lubistustega , maht 22 ml</text:p>
          </table:table-cell>
          <table:table-cell/>
          <table:table-cell office:value-type="string">
            <text:p>Eesnääre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9028783">
            <text:p>19028783</text:p>
          </table:table-cell>
          <table:table-cell office:value-type="float" office:value="157272434">
            <text:p>157272434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table:style-name="ce1" office:value-type="string">
            <text:p>2013-01-07</text:p>
          </table:table-cell>
          <table:table-cell office:value-type="float" office:value="62761364030">
            <text:p>627613640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ästi täitunudseinad+sisaldis ii Prostata 22 ml</text:p>
          </table:table-cell>
          <table:table-cell office:value-type="string">
            <text:p>Prostata 22 ml</text:p>
          </table:table-cell>
          <table:table-cell office:value-type="string">
            <text:p><text:s/>, aga kajavaese äärisega ( ? )-</text:p>
          </table:table-cell>
          <table:table-cell office:value-type="string">
            <text:p>Prostata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77436">
            <text:p>1477436</text:p>
          </table:table-cell>
          <table:table-cell office:value-type="float" office:value="84824122">
            <text:p>84824122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6777230796">
            <text:p>36777230796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ühlase struktuuriga , kajavaene , maht 22 ml</text:p>
          </table:table-cell>
          <table:table-cell/>
          <table:table-cell office:value-type="string">
            <text:p>Eesnääre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670242">
            <text:p>13670242</text:p>
          </table:table-cell>
          <table:table-cell office:value-type="float" office:value="204372782">
            <text:p>204372782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ce1" office:value-type="string">
            <text:p>2013-10-07</text:p>
          </table:table-cell>
          <table:table-cell office:value-type="float" office:value="16987087922">
            <text:p>169870879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22 cc</text:p>
          </table:table-cell>
          <table:table-cell office:value-type="string">
            <text:p><text:s/>, struktuur ebaühtlane , transi</text:p>
          </table:table-cell>
          <table:table-cell office:value-type="string">
            <text:p>Prostata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76448">
            <text:p>9376448</text:p>
          </table:table-cell>
          <table:table-cell office:value-type="float" office:value="159216999">
            <text:p>159216999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91665">
            <text:p>67303039166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dud ca 3,2x4,3x3,1 cm , maht ca 22 ml</text:p>
          </table:table-cell>
          <table:table-cell office:value-type="string">
            <text:p><text:s/>, selles keskjoonel ca 0,9 cm D</text:p>
          </table:table-cell>
          <table:table-cell office:value-type="string">
            <text:p>Eesnäärme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427576">
            <text:p>8427576</text:p>
          </table:table-cell>
          <table:table-cell office:value-type="float" office:value="139390387">
            <text:p>139390387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table:style-name="ce1" office:value-type="string">
            <text:p>2009-08-17</text:p>
          </table:table-cell>
          <table:table-cell office:value-type="float" office:value="85264934521">
            <text:p>8526493452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Prostata jääkkoe kontuur jälgitav , struktuur inhomogeenne , kes</text:p>
          </table:table-cell>
          <table:table-cell office:value-type="string">
            <text:p>Prostata jääkkoe kontuur jälgitav , struktuur inhomogeenne , keskel TURPнi defekt ; maht 22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932752">
            <text:p>21932752</text:p>
          </table:table-cell>
          <table:table-cell office:value-type="float" office:value="172469964">
            <text:p>172469964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ce1" office:value-type="string">
            <text:p>2013-04-12</text:p>
          </table:table-cell>
          <table:table-cell office:value-type="float" office:value="673030474413">
            <text:p>6730304744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22,6ml</text:p>
          </table:table-cell>
          <table:table-cell office:value-type="string">
            <text:p><text:s/>struktuur ühtlane</text:p>
          </table:table-cell>
          <table:table-cell office:value-type="string">
            <text:p>Eesnäärme</text:p>
          </table:table-cell>
          <table:table-cell table:style-name="ce1" office:value-type="float" office:value="22.6">
            <text:p>22,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161092">
            <text:p>24161092</text:p>
          </table:table-cell>
          <table:table-cell office:value-type="float" office:value="182598882">
            <text:p>182598882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table:style-name="ce1" office:value-type="string">
            <text:p>2013-05-30</text:p>
          </table:table-cell>
          <table:table-cell office:value-type="float" office:value="93136320980">
            <text:p>931363209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22,8 ml</text:p>
          </table:table-cell>
          <table:table-cell/>
          <table:table-cell office:value-type="string">
            <text:p>Eesnäärme</text:p>
          </table:table-cell>
          <table:table-cell table:style-name="ce1" office:value-type="float" office:value="22.8">
            <text:p>22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7461">
            <text:p>897461</text:p>
          </table:table-cell>
          <table:table-cell office:value-type="float" office:value="80778208">
            <text:p>80778208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table:style-name="ce1" office:value-type="string">
            <text:p>2012-01-11</text:p>
          </table:table-cell>
          <table:table-cell office:value-type="float" office:value="69687252690">
            <text:p>6968725269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22,9 ml</text:p>
          </table:table-cell>
          <table:table-cell office:value-type="string">
            <text:p><text:s/>, makrokaltsifikaadiga Neerud p</text:p>
          </table:table-cell>
          <table:table-cell office:value-type="string">
            <text:p>Prostata</text:p>
          </table:table-cell>
          <table:table-cell table:style-name="ce1" office:value-type="float" office:value="22.9">
            <text:p>22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65284">
            <text:p>15165284</text:p>
          </table:table-cell>
          <table:table-cell office:value-type="float" office:value="206326960">
            <text:p>206326960</text:p>
          </table:table-cell>
          <table:table-cell office:value-type="string">
            <text:p>2013-10-3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0366449568">
            <text:p>5036644956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kajavaene , maht 23 ml</text:p>
          </table:table-cell>
          <table:table-cell/>
          <table:table-cell office:value-type="string">
            <text:p>Eesnääre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916734">
            <text:p>11916734</text:p>
          </table:table-cell>
          <table:table-cell office:value-type="float" office:value="202655487">
            <text:p>202655487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ce1" office:value-type="string">
            <text:p>2013-10-11</text:p>
          </table:table-cell>
          <table:table-cell office:value-type="float" office:value="68810533279">
            <text:p>688105332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õõtmetelt ca 3 x 4 x 4 cm , maht 23 ml</text:p>
          </table:table-cell>
          <table:table-cell/>
          <table:table-cell office:value-type="string">
            <text:p>Eesnääre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10444">
            <text:p>9110444</text:p>
          </table:table-cell>
          <table:table-cell office:value-type="float" office:value="182805305">
            <text:p>182805305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8458993020">
            <text:p>28458993020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23 ml</text:p>
          </table:table-cell>
          <table:table-cell/>
          <table:table-cell office:value-type="string">
            <text:p>EESNÄÄRE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684588">
            <text:p>16684588</text:p>
          </table:table-cell>
          <table:table-cell office:value-type="float" office:value="172191715">
            <text:p>172191715</text:p>
          </table:table-cell>
          <table:table-cell office:value-type="string">
            <text:p>2013-04-11</text:p>
          </table:table-cell>
          <table:table-cell office:value-type="string">
            <text:p>S</text:p>
          </table:table-cell>
          <table:table-cell table:style-name="ce1" office:value-type="string">
            <text:p>2013-03-12</text:p>
          </table:table-cell>
          <table:table-cell office:value-type="float" office:value="673040616209">
            <text:p>67304061620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mõõdud 4,0x2,9x3,8 cm , maht 23 ml</text:p>
          </table:table-cell>
          <table:table-cell/>
          <table:table-cell office:value-type="string">
            <text:p>PROSTATA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21225">
            <text:p>821225</text:p>
          </table:table-cell>
          <table:table-cell office:value-type="float" office:value="130140143">
            <text:p>130140143</text:p>
          </table:table-cell>
          <table:table-cell office:value-type="string">
            <text:p>2012-07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075774761">
            <text:p>57075774761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n kontuurne Homogeenne sisaldis Prostata 23,9ml</text:p>
          </table:table-cell>
          <table:table-cell office:value-type="string">
            <text:p>Prostata 23,9ml</text:p>
          </table:table-cell>
          <table:table-cell office:value-type="string">
            <text:p><text:s/>( N kuni 30ml ). Peensooltes el</text:p>
          </table:table-cell>
          <table:table-cell office:value-type="string">
            <text:p>Prostata</text:p>
          </table:table-cell>
          <table:table-cell table:style-name="ce1" office:value-type="float" office:value="23.9">
            <text:p>23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92150">
            <text:p>9192150</text:p>
          </table:table-cell>
          <table:table-cell office:value-type="float" office:value="199194201">
            <text:p>199194201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6175183468">
            <text:p>16175183468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maht|suurus|mõõtmetelt|suurenenud)?\s*(ca|~)?\s*:?\s*((([0-9])+(\s?[,.]\s?[0-9]+)?\n?[Xx]\s*([0-9])+(\s?[,.]\s?[0-9]+)?\s*[Xx]\s*([0-9])+(\s?[,.]\s?[0-9]+)?\s*(cm)</text:p>
          </table:table-cell>
          <table:table-cell office:value-type="string">
            <text:p>NULL</text:p>
          </table:table-cell>
          <table:table-cell office:value-type="string">
            <text:p>kontuurne , homogeenne sisaldis Prostata : 23,9ml</text:p>
          </table:table-cell>
          <table:table-cell office:value-type="string">
            <text:p>Prostata : 23,9ml</text:p>
          </table:table-cell>
          <table:table-cell office:value-type="string">
            <text:p><text:s/>Jääkuriin-18,6ml</text:p>
          </table:table-cell>
          <table:table-cell office:value-type="string">
            <text:p>Prostata</text:p>
          </table:table-cell>
          <table:table-cell table:style-name="ce1" office:value-type="float" office:value="23.9">
            <text:p>23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11609">
            <text:p>1211609</text:p>
          </table:table-cell>
          <table:table-cell office:value-type="float" office:value="124358914">
            <text:p>124358914</text:p>
          </table:table-cell>
          <table:table-cell office:value-type="string">
            <text:p>2012-06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3795186502">
            <text:p>5379518650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se seinaga , divertiikel 18mm , prostata halvasti nähtav ( pt tü</text:p>
          </table:table-cell>
          <table:table-cell office:value-type="string">
            <text:p>prostata halvasti nähtav ( pt tühjendab uuringu käigus põie pükstesse ) , ligikaudu 24ml</text:p>
          </table:table-cell>
          <table:table-cell/>
          <table:table-cell office:value-type="string">
            <text:p>prostata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48793">
            <text:p>1248793</text:p>
          </table:table-cell>
          <table:table-cell office:value-type="float" office:value="81204159">
            <text:p>81204159</text:p>
          </table:table-cell>
          <table:table-cell office:value-type="string">
            <text:p>2012-01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615518421">
            <text:p>6761551842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tyranabdominaalselt ~ 4,2 x 3,4 x 3,2 cm , maht 24 ml</text:p>
          </table:table-cell>
          <table:table-cell office:value-type="string">
            <text:p><text:s/>, struktuur ebaühtlane , tsentr</text:p>
          </table:table-cell>
          <table:table-cell office:value-type="string">
            <text:p>Prostata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47628">
            <text:p>9047628</text:p>
          </table:table-cell>
          <table:table-cell office:value-type="float" office:value="197473124">
            <text:p>197473124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89595">
            <text:p>67303048959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mõõtmed transabd -lt 3,5 x 4,78 x 2,79 cm ; maht : 24 m</text:p>
          </table:table-cell>
          <table:table-cell office:value-type="string">
            <text:p>Prostata mõõtmed transabd -lt 3,5 x 4,78 x 2,79 cm ; maht : 24 ml</text:p>
          </table:table-cell>
          <table:table-cell/>
          <table:table-cell office:value-type="string">
            <text:p>Prostata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558890">
            <text:p>23558890</text:p>
          </table:table-cell>
          <table:table-cell office:value-type="float" office:value="198669429">
            <text:p>198669429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table:style-name="ce1" office:value-type="string">
            <text:p>2013-09-20</text:p>
          </table:table-cell>
          <table:table-cell office:value-type="float" office:value="673030408160">
            <text:p>6730304081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24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377956">
            <text:p>5377956</text:p>
          </table:table-cell>
          <table:table-cell office:value-type="float" office:value="126086857">
            <text:p>126086857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8116190212">
            <text:p>4811619021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DRE prostata sile , valulik UHDs pr 24,1ml</text:p>
          </table:table-cell>
          <table:table-cell office:value-type="string">
            <text:p>prostata sile , valulik UHDs pr 24,1ml</text:p>
          </table:table-cell>
          <table:table-cell office:value-type="string">
            <text:p>kaltsifika'atidega</text:p>
          </table:table-cell>
          <table:table-cell office:value-type="string">
            <text:p>prostata</text:p>
          </table:table-cell>
          <table:table-cell table:style-name="ce1" office:value-type="float" office:value="24.1">
            <text:p>24,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30851">
            <text:p>1630851</text:p>
          </table:table-cell>
          <table:table-cell office:value-type="float" office:value="80769942">
            <text:p>80769942</text:p>
          </table:table-cell>
          <table:table-cell office:value-type="string">
            <text:p>2011-12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6075846247">
            <text:p>46075846247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ikate süsteem kergelt laienenud Prostata 24,9ml</text:p>
          </table:table-cell>
          <table:table-cell office:value-type="string">
            <text:p>Prostata 24,9ml</text:p>
          </table:table-cell>
          <table:table-cell office:value-type="string">
            <text:p><text:s/>, kaltsifikaatidega Põis tühjen</text:p>
          </table:table-cell>
          <table:table-cell office:value-type="string">
            <text:p>Prostata</text:p>
          </table:table-cell>
          <table:table-cell table:style-name="ce1" office:value-type="float" office:value="24.9">
            <text:p>24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561014">
            <text:p>4561014</text:p>
          </table:table-cell>
          <table:table-cell office:value-type="float" office:value="81824081">
            <text:p>81824081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table:style-name="ce1" office:value-type="string">
            <text:p>2012-01-30</text:p>
          </table:table-cell>
          <table:table-cell office:value-type="float" office:value="77580559714">
            <text:p>775805597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25 mL</text:p>
          </table:table-cell>
          <table:table-cell office:value-type="string">
            <text:p>eesnäärme maht 25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436348">
            <text:p>4436348</text:p>
          </table:table-cell>
          <table:table-cell office:value-type="float" office:value="90681800">
            <text:p>90681800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table:style-name="ce1" office:value-type="string">
            <text:p>2012-04-03</text:p>
          </table:table-cell>
          <table:table-cell office:value-type="float" office:value="24078630354">
            <text:p>240786303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Prostata kontuur jälgitav , struktuur inhomogeenne , parauretraa</text:p>
          </table:table-cell>
          <table:table-cell office:value-type="string">
            <text:p>Prostata kontuur jälgitav , struktuur inhomogeenne , parauretraalselt kaltsifikaate , maht 25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17665">
            <text:p>1217665</text:p>
          </table:table-cell>
          <table:table-cell office:value-type="float" office:value="147225632">
            <text:p>147225632</text:p>
          </table:table-cell>
          <table:table-cell office:value-type="string">
            <text:p>2012-11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3034711612">
            <text:p>8303471161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ca 25 ml</text:p>
          </table:table-cell>
          <table:table-cell/>
          <table:table-cell office:value-type="string">
            <text:p>Prostata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983488">
            <text:p>5983488</text:p>
          </table:table-cell>
          <table:table-cell office:value-type="float" office:value="96838291">
            <text:p>96838291</text:p>
          </table:table-cell>
          <table:table-cell office:value-type="string">
            <text:p>2012-05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7227661081">
            <text:p>872276610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Dgn : Ca ! prostatae st II cT2 N0M0 Morfoloogiliselt : Adenocarc</text:p>
          </table:table-cell>
          <table:table-cell office:value-type="string">
            <text:p>prostatae st II cT2 N0M0 Morfoloogiliselt : Adenocarcinoma tubulare ; Gleson skoor 7 ( 4+3 ) iPSA 4,8 ng/ml , cc 25 ml</text:p>
          </table:table-cell>
          <table:table-cell office:value-type="string">
            <text:p><text:s/>Tegemist keskmise retsidiveerum</text:p>
          </table:table-cell>
          <table:table-cell office:value-type="string">
            <text:p>prostata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19733">
            <text:p>819733</text:p>
          </table:table-cell>
          <table:table-cell office:value-type="float" office:value="123870474">
            <text:p>123870474</text:p>
          </table:table-cell>
          <table:table-cell office:value-type="string">
            <text:p>2012-06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598447405">
            <text:p>5059844740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EESNÄÄRE on transabdominaalselt ebaühtlase struktuuriga , selle </text:p>
          </table:table-cell>
          <table:table-cell office:value-type="string">
            <text:p>EESNÄÄRE on transabdominaalselt ebaühtlase struktuuriga , selle hinnatav maht on ~ 25 ml</text:p>
          </table:table-cell>
          <table:table-cell/>
          <table:table-cell office:value-type="string">
            <text:p>EESNÄÄRE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71184">
            <text:p>15171184</text:p>
          </table:table-cell>
          <table:table-cell office:value-type="float" office:value="170964114">
            <text:p>170964114</text:p>
          </table:table-cell>
          <table:table-cell office:value-type="string">
            <text:p>2013-04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3334197">
            <text:p>67303333419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62 - 0,65 , kusepõis - normis , prostata 25ml</text:p>
          </table:table-cell>
          <table:table-cell office:value-type="string">
            <text:p>prostata 25ml</text:p>
          </table:table-cell>
          <table:table-cell office:value-type="string">
            <text:p><text:s/>, lubistustega</text:p>
          </table:table-cell>
          <table:table-cell office:value-type="string">
            <text:p>prostata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84678">
            <text:p>1584678</text:p>
          </table:table-cell>
          <table:table-cell office:value-type="float" office:value="128130535">
            <text:p>128130535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470876151">
            <text:p>9347087615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( per abdom ) = 25ml</text:p>
          </table:table-cell>
          <table:table-cell/>
          <table:table-cell office:value-type="string">
            <text:p>Prostata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438249">
            <text:p>12438249</text:p>
          </table:table-cell>
          <table:table-cell office:value-type="float" office:value="161123630">
            <text:p>161123630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table:style-name="ce1" office:value-type="string">
            <text:p>2013-02-06</text:p>
          </table:table-cell>
          <table:table-cell office:value-type="float" office:value="673030377339">
            <text:p>6730303773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-s eesnääre 25cm3</text:p>
          </table:table-cell>
          <table:table-cell office:value-type="string">
            <text:p>eesnääre 25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69155">
            <text:p>1669155</text:p>
          </table:table-cell>
          <table:table-cell office:value-type="float" office:value="153524452">
            <text:p>153524452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798230539">
            <text:p>9379823053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tmed on ca 2.9x4.5x3.7 cm , maht ca 25 ml</text:p>
          </table:table-cell>
          <table:table-cell office:value-type="string">
            <text:p><text:s/>; kontuur on valdavalt selge , </text:p>
          </table:table-cell>
          <table:table-cell office:value-type="string">
            <text:p>Prostata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526336">
            <text:p>12526336</text:p>
          </table:table-cell>
          <table:table-cell office:value-type="float" office:value="202112623">
            <text:p>202112623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table:style-name="ce1" office:value-type="string">
            <text:p>2013-10-03</text:p>
          </table:table-cell>
          <table:table-cell office:value-type="float" office:value="86344078467">
            <text:p>863440784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õõtmetelt ca 3,3x4,0x3,8 cm , maht 26 ml</text:p>
          </table:table-cell>
          <table:table-cell/>
          <table:table-cell office:value-type="string">
            <text:p>Eesnääre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066189">
            <text:p>12066189</text:p>
          </table:table-cell>
          <table:table-cell office:value-type="float" office:value="175395489">
            <text:p>175395489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table:style-name="ce1" office:value-type="string">
            <text:p>2013-02-13</text:p>
          </table:table-cell>
          <table:table-cell office:value-type="float" office:value="92735128582">
            <text:p>927351285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õletiku põhjuste uuringukseesnääre 26 cm3</text:p>
          </table:table-cell>
          <table:table-cell office:value-type="string">
            <text:p>eesnääre 26 cm3</text:p>
          </table:table-cell>
          <table:table-cell office:value-type="string">
            <text:p><text:s/>, vähene kalstifikatsioon perif</text:p>
          </table:table-cell>
          <table:table-cell office:value-type="string">
            <text:p>eesnääre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604851">
            <text:p>23604851</text:p>
          </table:table-cell>
          <table:table-cell office:value-type="float" office:value="215120817">
            <text:p>215120817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ce1" office:value-type="string">
            <text:p>2011-09-12</text:p>
          </table:table-cell>
          <table:table-cell office:value-type="float" office:value="18232134665">
            <text:p>182321346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26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26903">
            <text:p>15326903</text:p>
          </table:table-cell>
          <table:table-cell office:value-type="float" office:value="201229817">
            <text:p>201229817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9718536077">
            <text:p>2971853607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60 - 0,62 , kusepõis - normis , prostata 26ml</text:p>
          </table:table-cell>
          <table:table-cell office:value-type="string">
            <text:p>prostata 26ml</text:p>
          </table:table-cell>
          <table:table-cell/>
          <table:table-cell office:value-type="string">
            <text:p>prostata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47898">
            <text:p>1247898</text:p>
          </table:table-cell>
          <table:table-cell office:value-type="float" office:value="120101689">
            <text:p>120101689</text:p>
          </table:table-cell>
          <table:table-cell office:value-type="string">
            <text:p>2012-05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2456141101">
            <text:p>3245614110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dud : 3,1 x 5,0 x 3,2 cm , maht 26 ml</text:p>
          </table:table-cell>
          <table:table-cell office:value-type="string">
            <text:p><text:s/>, korrapärase kujuga , struktuu</text:p>
          </table:table-cell>
          <table:table-cell office:value-type="string">
            <text:p>Prostata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200361">
            <text:p>9200361</text:p>
          </table:table-cell>
          <table:table-cell office:value-type="float" office:value="185969991">
            <text:p>185969991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728649348">
            <text:p>86728649348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26 ml</text:p>
          </table:table-cell>
          <table:table-cell/>
          <table:table-cell office:value-type="string">
            <text:p>EESNÄÄRE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44548">
            <text:p>1744548</text:p>
          </table:table-cell>
          <table:table-cell office:value-type="float" office:value="144945990">
            <text:p>144945990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1707643116">
            <text:p>8170764311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ca 26 ml</text:p>
          </table:table-cell>
          <table:table-cell/>
          <table:table-cell office:value-type="string">
            <text:p>Prostata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67485">
            <text:p>1367485</text:p>
          </table:table-cell>
          <table:table-cell office:value-type="float" office:value="147822507">
            <text:p>147822507</text:p>
          </table:table-cell>
          <table:table-cell office:value-type="string">
            <text:p>2012-11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8582924324">
            <text:p>98582924324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tmed on ca 4.1x4.1x3 cm , maht ca 26 ml</text:p>
          </table:table-cell>
          <table:table-cell office:value-type="string">
            <text:p><text:s/>; kontuur on valdavalt selge , </text:p>
          </table:table-cell>
          <table:table-cell office:value-type="string">
            <text:p>Prostata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206305">
            <text:p>24206305</text:p>
          </table:table-cell>
          <table:table-cell office:value-type="float" office:value="216300160">
            <text:p>216300160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table:style-name="ce1" office:value-type="string">
            <text:p>2013-11-13</text:p>
          </table:table-cell>
          <table:table-cell office:value-type="float" office:value="53070385016">
            <text:p>530703850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17 dex , sin 15 mluh - eesnääre 26 cm3</text:p>
          </table:table-cell>
          <table:table-cell office:value-type="string">
            <text:p>eesnääre 26 cm3</text:p>
          </table:table-cell>
          <table:table-cell office:value-type="string">
            <text:p><text:s/>, tsentraalselt kaltsifikaat , </text:p>
          </table:table-cell>
          <table:table-cell office:value-type="string">
            <text:p>eesnääre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327531">
            <text:p>5327531</text:p>
          </table:table-cell>
          <table:table-cell office:value-type="float" office:value="126126300">
            <text:p>126126300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979061591">
            <text:p>9397906159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kaltsifikaatidega 26,2ml</text:p>
          </table:table-cell>
          <table:table-cell office:value-type="string">
            <text:p><text:s/>, neerud paisuta psa , uriin , </text:p>
          </table:table-cell>
          <table:table-cell office:value-type="string">
            <text:p>Prostata</text:p>
          </table:table-cell>
          <table:table-cell table:style-name="ce1" office:value-type="float" office:value="26.2">
            <text:p>26,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66559">
            <text:p>9066559</text:p>
          </table:table-cell>
          <table:table-cell office:value-type="float" office:value="212425132">
            <text:p>212425132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749959110">
            <text:p>8774995911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26,4 ml</text:p>
          </table:table-cell>
          <table:table-cell/>
          <table:table-cell office:value-type="string">
            <text:p>Prostata</text:p>
          </table:table-cell>
          <table:table-cell table:style-name="ce1" office:value-type="float" office:value="26.4">
            <text:p>26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633143">
            <text:p>24633143</text:p>
          </table:table-cell>
          <table:table-cell office:value-type="float" office:value="202117839">
            <text:p>202117839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ce1" office:value-type="string">
            <text:p>2013-10-09</text:p>
          </table:table-cell>
          <table:table-cell office:value-type="float" office:value="673030418636">
            <text:p>6730304186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26,9ml</text:p>
          </table:table-cell>
          <table:table-cell office:value-type="string">
            <text:p><text:s/>struktuur ühtlane keskosas imep</text:p>
          </table:table-cell>
          <table:table-cell office:value-type="string">
            <text:p>Eesnäärme</text:p>
          </table:table-cell>
          <table:table-cell table:style-name="ce1" office:value-type="float" office:value="26.9">
            <text:p>26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365299">
            <text:p>23365299</text:p>
          </table:table-cell>
          <table:table-cell office:value-type="float" office:value="177402879">
            <text:p>177402879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table:style-name="ce1" office:value-type="string">
            <text:p>2013-04-25</text:p>
          </table:table-cell>
          <table:table-cell office:value-type="float" office:value="673035991084">
            <text:p>6730359910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SG - prostata maht 27ml</text:p>
          </table:table-cell>
          <table:table-cell office:value-type="string">
            <text:p>prostata maht 27ml</text:p>
          </table:table-cell>
          <table:table-cell office:value-type="string">
            <text:p><text:s/>, kusepõies vähe uriini</text:p>
          </table:table-cell>
          <table:table-cell office:value-type="string">
            <text:p>prostata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17635">
            <text:p>1217635</text:p>
          </table:table-cell>
          <table:table-cell office:value-type="float" office:value="131481765">
            <text:p>131481765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table:style-name="ce1" office:value-type="string">
            <text:p>2012-07-26</text:p>
          </table:table-cell>
          <table:table-cell office:value-type="float" office:value="55398922363">
            <text:p>55398922363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normipärane ~ 27ml</text:p>
          </table:table-cell>
          <table:table-cell/>
          <table:table-cell office:value-type="string">
            <text:p>Prostata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374880">
            <text:p>11374880</text:p>
          </table:table-cell>
          <table:table-cell office:value-type="float" office:value="178299898">
            <text:p>178299898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table:style-name="ce1" office:value-type="string">
            <text:p>2012-09-28</text:p>
          </table:table-cell>
          <table:table-cell office:value-type="float" office:value="53295167706">
            <text:p>532951677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27 cm3</text:p>
          </table:table-cell>
          <table:table-cell/>
          <table:table-cell office:value-type="string">
            <text:p>Prostata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384538">
            <text:p>23384538</text:p>
          </table:table-cell>
          <table:table-cell office:value-type="float" office:value="167949034">
            <text:p>167949034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table:style-name="ce1" office:value-type="string">
            <text:p>2013-01-30</text:p>
          </table:table-cell>
          <table:table-cell office:value-type="float" office:value="673030403642">
            <text:p>6730304036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27 ml</text:p>
          </table:table-cell>
          <table:table-cell office:value-type="string">
            <text:p><text:s/>, paremal sagaras kaltsifikaate</text:p>
          </table:table-cell>
          <table:table-cell office:value-type="string">
            <text:p>Eesnääre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11473">
            <text:p>1311473</text:p>
          </table:table-cell>
          <table:table-cell office:value-type="float" office:value="122915131">
            <text:p>122915131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3320032194">
            <text:p>9332003219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ebaühtlase struktuuriga , lubistustrega , maht 27 ml</text:p>
          </table:table-cell>
          <table:table-cell/>
          <table:table-cell office:value-type="string">
            <text:p>Eesnääre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80749">
            <text:p>1180749</text:p>
          </table:table-cell>
          <table:table-cell office:value-type="float" office:value="138624118">
            <text:p>138624118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1113137072">
            <text:p>2111313707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dud 3,6x3,6x3,9 cm , maht 27 ml</text:p>
          </table:table-cell>
          <table:table-cell/>
          <table:table-cell office:value-type="string">
            <text:p>Prostata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53455">
            <text:p>1653455</text:p>
          </table:table-cell>
          <table:table-cell office:value-type="float" office:value="83917515">
            <text:p>83917515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6866044956">
            <text:p>3686604495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TRUS - eesnääre homogeenne , kapsli piirid selged Eesnäärme mõõd</text:p>
          </table:table-cell>
          <table:table-cell office:value-type="string">
            <text:p>eesnääre homogeenne , kapsli piirid selged Eesnäärme mõõdud 1,97 x 4,33 x 3,96 cm , maht 27 mL</text:p>
          </table:table-cell>
          <table:table-cell/>
          <table:table-cell office:value-type="string">
            <text:p>eesnääre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653494">
            <text:p>21653494</text:p>
          </table:table-cell>
          <table:table-cell office:value-type="float" office:value="182818690">
            <text:p>182818690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table:style-name="ce1" office:value-type="string">
            <text:p>2013-06-12</text:p>
          </table:table-cell>
          <table:table-cell office:value-type="float" office:value="673030330056">
            <text:p>6730303300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<text:s/>täitunud , sisaldis kajavaba , prostata 27 ml</text:p>
          </table:table-cell>
          <table:table-cell office:value-type="string">
            <text:p>prostata 27 ml</text:p>
          </table:table-cell>
          <table:table-cell/>
          <table:table-cell office:value-type="string">
            <text:p>prostata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897064">
            <text:p>23897064</text:p>
          </table:table-cell>
          <table:table-cell office:value-type="float" office:value="200227857">
            <text:p>200227857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ce1" office:value-type="string">
            <text:p>2013-09-16</text:p>
          </table:table-cell>
          <table:table-cell office:value-type="float" office:value="673030338986">
            <text:p>673030338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27,25 mL</text:p>
          </table:table-cell>
          <table:table-cell office:value-type="string">
            <text:p>eesnäärme maht 27,25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27.25">
            <text:p>27,2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928915">
            <text:p>10928915</text:p>
          </table:table-cell>
          <table:table-cell office:value-type="float" office:value="182818690">
            <text:p>182818690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table:style-name="ce1" office:value-type="string">
            <text:p>2013-06-12</text:p>
          </table:table-cell>
          <table:table-cell office:value-type="float" office:value="673030330056">
            <text:p>6730303300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õõtmetelt ca 3,3 x 3,9 x 4,2 cm , maht 27,3 ml</text:p>
          </table:table-cell>
          <table:table-cell/>
          <table:table-cell office:value-type="string">
            <text:p>Eesnääre</text:p>
          </table:table-cell>
          <table:table-cell table:style-name="ce1" office:value-type="float" office:value="27.3">
            <text:p>27,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992960">
            <text:p>22992960</text:p>
          </table:table-cell>
          <table:table-cell office:value-type="float" office:value="200076891">
            <text:p>200076891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table:style-name="ce1" office:value-type="string">
            <text:p>2008-09-17</text:p>
          </table:table-cell>
          <table:table-cell office:value-type="float" office:value="673030343579">
            <text:p>6730303435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SG Maht 27,4 ml</text:p>
          </table:table-cell>
          <table:table-cell/>
          <table:table-cell office:value-type="string">
            <text:p>Eesnäärme</text:p>
          </table:table-cell>
          <table:table-cell table:style-name="ce1" office:value-type="float" office:value="27.4">
            <text:p>27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739547">
            <text:p>11739547</text:p>
          </table:table-cell>
          <table:table-cell office:value-type="float" office:value="166861014">
            <text:p>166861014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table:style-name="ce1" office:value-type="string">
            <text:p>2013-03-14</text:p>
          </table:table-cell>
          <table:table-cell office:value-type="float" office:value="80239857952">
            <text:p>802398579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27,6ml</text:p>
          </table:table-cell>
          <table:table-cell/>
          <table:table-cell office:value-type="string">
            <text:p>Eesnäärme</text:p>
          </table:table-cell>
          <table:table-cell table:style-name="ce1" office:value-type="float" office:value="27.6">
            <text:p>27,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96204">
            <text:p>15296204</text:p>
          </table:table-cell>
          <table:table-cell office:value-type="float" office:value="218150124">
            <text:p>218150124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1346269">
            <text:p>67303134626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t enne uuringut patsient kusi . Eesnääre kajavaene , maht 28 ml</text:p>
          </table:table-cell>
          <table:table-cell office:value-type="string">
            <text:p>Eesnääre kajavaene , maht 28 ml</text:p>
          </table:table-cell>
          <table:table-cell/>
          <table:table-cell office:value-type="string">
            <text:p>Eesnääre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79845">
            <text:p>1579845</text:p>
          </table:table-cell>
          <table:table-cell office:value-type="float" office:value="125242810">
            <text:p>125242810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285852044">
            <text:p>3228585204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V\s*=?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Transrektaalselt prostata V = 28 ml</text:p>
          </table:table-cell>
          <table:table-cell office:value-type="string">
            <text:p>prostata V = 28 ml</text:p>
          </table:table-cell>
          <table:table-cell/>
          <table:table-cell office:value-type="string">
            <text:p>prostata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175407">
            <text:p>21175407</text:p>
          </table:table-cell>
          <table:table-cell office:value-type="float" office:value="195776412">
            <text:p>195776412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table:style-name="ce1" office:value-type="string">
            <text:p>2013-08-19</text:p>
          </table:table-cell>
          <table:table-cell office:value-type="float" office:value="62404516225">
            <text:p>624045162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õlemas puusliigeses sin &gt; dex , prostata oli 28 ml</text:p>
          </table:table-cell>
          <table:table-cell office:value-type="string">
            <text:p>prostata oli 28 ml</text:p>
          </table:table-cell>
          <table:table-cell office:value-type="float" office:value="0">
            <text:p>0</text:p>
          </table:table-cell>
          <table:table-cell office:value-type="string">
            <text:p>prostata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722775">
            <text:p>22722775</text:p>
          </table:table-cell>
          <table:table-cell office:value-type="float" office:value="182493662">
            <text:p>182493662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table:style-name="ce1" office:value-type="string">
            <text:p>2013-05-08</text:p>
          </table:table-cell>
          <table:table-cell office:value-type="float" office:value="33183696116">
            <text:p>331836961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 - Eesnääre 28cm3</text:p>
          </table:table-cell>
          <table:table-cell office:value-type="string">
            <text:p>Eesnääre 28cm3</text:p>
          </table:table-cell>
          <table:table-cell office:value-type="string">
            <text:p><text:s/>, jääkuriin 6ml</text:p>
          </table:table-cell>
          <table:table-cell office:value-type="string">
            <text:p>Eesnääre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046544">
            <text:p>15046544</text:p>
          </table:table-cell>
          <table:table-cell office:value-type="float" office:value="171774761">
            <text:p>171774761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table:style-name="ce1" office:value-type="string">
            <text:p>2013-03-11</text:p>
          </table:table-cell>
          <table:table-cell office:value-type="float" office:value="673045969838">
            <text:p>6730459698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Protseduur lokaal anesteesias , eesnäärme kapsli piirid selged ,</text:p>
          </table:table-cell>
          <table:table-cell office:value-type="string">
            <text:p>eesnäärme kapsli piirid selged , eesnääre inhomogeenne Eesnäärme mõõdud 2,57 x 4,81 x 4,31 cm , maht 28 mL</text:p>
          </table:table-cell>
          <table:table-cell office:value-type="string">
            <text:p><text:s/>Eesnäärme mõlemast sagarast 7 b</text:p>
          </table:table-cell>
          <table:table-cell office:value-type="string">
            <text:p>eesnäärme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613259">
            <text:p>8613259</text:p>
          </table:table-cell>
          <table:table-cell office:value-type="float" office:value="136356786">
            <text:p>136356786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table:style-name="ce1" office:value-type="string">
            <text:p>2012-08-31</text:p>
          </table:table-cell>
          <table:table-cell office:value-type="float" office:value="93889880175">
            <text:p>9388988017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Prostata kontuur jälgitav , jääkkoe struktuur inhomogeenne , mah</text:p>
          </table:table-cell>
          <table:table-cell office:value-type="string">
            <text:p>Prostata kontuur jälgitav , jääkkoe struktuur inhomogeenne , maht 28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95305">
            <text:p>1195305</text:p>
          </table:table-cell>
          <table:table-cell office:value-type="float" office:value="81894153">
            <text:p>81894153</text:p>
          </table:table-cell>
          <table:table-cell office:value-type="string">
            <text:p>2012-01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2438425206">
            <text:p>9243842520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halvasti näha , mõõdud 2,8 x 5,6 x 3,3 cm , 28 ml</text:p>
          </table:table-cell>
          <table:table-cell office:value-type="string">
            <text:p><text:s/>Struktuur rohkete lubistustega</text:p>
          </table:table-cell>
          <table:table-cell office:value-type="string">
            <text:p>Prostata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508010">
            <text:p>11508010</text:p>
          </table:table-cell>
          <table:table-cell office:value-type="float" office:value="176233733">
            <text:p>176233733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table:style-name="ce1" office:value-type="string">
            <text:p>2013-03-14</text:p>
          </table:table-cell>
          <table:table-cell office:value-type="float" office:value="673047267518">
            <text:p>6730472675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28,6ml</text:p>
          </table:table-cell>
          <table:table-cell office:value-type="string">
            <text:p><text:s/>struktuur ühtlane</text:p>
          </table:table-cell>
          <table:table-cell office:value-type="string">
            <text:p>Eesnäärme</text:p>
          </table:table-cell>
          <table:table-cell table:style-name="ce1" office:value-type="float" office:value="28.6">
            <text:p>28,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77989">
            <text:p>1577989</text:p>
          </table:table-cell>
          <table:table-cell office:value-type="float" office:value="123108356">
            <text:p>123108356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6849260256">
            <text:p>7684926025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tmed ca 44x39x32mm , maht 28,76ml</text:p>
          </table:table-cell>
          <table:table-cell office:value-type="string">
            <text:p><text:s/>, tasase kontuuriga , verevarus</text:p>
          </table:table-cell>
          <table:table-cell office:value-type="string">
            <text:p>Eesnäärme</text:p>
          </table:table-cell>
          <table:table-cell office:value-type="float" office:value="28.76">
            <text:p>28,7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442138">
            <text:p>9442138</text:p>
          </table:table-cell>
          <table:table-cell office:value-type="float" office:value="198972124">
            <text:p>198972124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2754779956">
            <text:p>5275477995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~ 51 x 27 x 39 mm , maht 28,8 cm3</text:p>
          </table:table-cell>
          <table:table-cell office:value-type="string">
            <text:p><text:s/>, tsentraalsel op</text:p>
          </table:table-cell>
          <table:table-cell office:value-type="string">
            <text:p>Eesnääre</text:p>
          </table:table-cell>
          <table:table-cell table:style-name="ce1" office:value-type="float" office:value="28.8">
            <text:p>28,8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77655">
            <text:p>1277655</text:p>
          </table:table-cell>
          <table:table-cell office:value-type="float" office:value="83245856">
            <text:p>83245856</text:p>
          </table:table-cell>
          <table:table-cell office:value-type="string">
            <text:p>2012-01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9575050072">
            <text:p>4957505007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63 - 0,64 , kusepõis - normis , prostata 29ml</text:p>
          </table:table-cell>
          <table:table-cell office:value-type="string">
            <text:p>prostata 29ml</text:p>
          </table:table-cell>
          <table:table-cell/>
          <table:table-cell office:value-type="string">
            <text:p>prostata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106030">
            <text:p>24106030</text:p>
          </table:table-cell>
          <table:table-cell office:value-type="float" office:value="204382947">
            <text:p>204382947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ce1" office:value-type="string">
            <text:p>2013-10-21</text:p>
          </table:table-cell>
          <table:table-cell office:value-type="float" office:value="69866994707">
            <text:p>698669947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29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381997">
            <text:p>16381997</text:p>
          </table:table-cell>
          <table:table-cell office:value-type="float" office:value="199212188">
            <text:p>199212188</text:p>
          </table:table-cell>
          <table:table-cell office:value-type="string">
            <text:p>2013-09-23</text:p>
          </table:table-cell>
          <table:table-cell office:value-type="string">
            <text:p>S</text:p>
          </table:table-cell>
          <table:table-cell table:style-name="ce1" office:value-type="string">
            <text:p>2013-09-10</text:p>
          </table:table-cell>
          <table:table-cell office:value-type="float" office:value="673045785780">
            <text:p>6730457857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õõtmetelt ca 2,7x5,3x3,9 cm , maht 29 ml</text:p>
          </table:table-cell>
          <table:table-cell/>
          <table:table-cell office:value-type="string">
            <text:p>Eesnääre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26076">
            <text:p>1626076</text:p>
          </table:table-cell>
          <table:table-cell office:value-type="float" office:value="86506802">
            <text:p>86506802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145962205">
            <text:p>5014596220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mõõdud 4,5x3,1x3,9cm , maht 29 ml</text:p>
          </table:table-cell>
          <table:table-cell/>
          <table:table-cell office:value-type="string">
            <text:p>PROSTATA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874798">
            <text:p>9874798</text:p>
          </table:table-cell>
          <table:table-cell office:value-type="float" office:value="160589537">
            <text:p>160589537</text:p>
          </table:table-cell>
          <table:table-cell office:value-type="string">
            <text:p>2013-01-3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4464464761">
            <text:p>5446446476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29 cc</text:p>
          </table:table-cell>
          <table:table-cell/>
          <table:table-cell office:value-type="string">
            <text:p>Prostata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309135">
            <text:p>21309135</text:p>
          </table:table-cell>
          <table:table-cell office:value-type="float" office:value="197841851">
            <text:p>197841851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2110675">
            <text:p>6730321106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-abdjääkuriin - puudubTRUS - eesnääre transrektaalselt 29 cc</text:p>
          </table:table-cell>
          <table:table-cell office:value-type="string">
            <text:p>eesnääre transrektaalselt 29 cc</text:p>
          </table:table-cell>
          <table:table-cell/>
          <table:table-cell office:value-type="string">
            <text:p>eesnääre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14719">
            <text:p>15314719</text:p>
          </table:table-cell>
          <table:table-cell office:value-type="float" office:value="163785536">
            <text:p>163785536</text:p>
          </table:table-cell>
          <table:table-cell office:value-type="string">
            <text:p>2013-02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5340643018">
            <text:p>4534064301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edelikku kõhuõõnes ei tähelda ; prostata mõõtmed N , maht ~ 29 c</text:p>
          </table:table-cell>
          <table:table-cell office:value-type="string">
            <text:p>prostata mõõtmed N , maht ~ 29 cm3</text:p>
          </table:table-cell>
          <table:table-cell office:value-type="string">
            <text:p><text:s/>, periuretraalselt lubistumised</text:p>
          </table:table-cell>
          <table:table-cell office:value-type="string">
            <text:p>prostata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96756">
            <text:p>1696756</text:p>
          </table:table-cell>
          <table:table-cell office:value-type="float" office:value="134265531">
            <text:p>134265531</text:p>
          </table:table-cell>
          <table:table-cell office:value-type="string">
            <text:p>2012-08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4957575190">
            <text:p>3495757519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2,6x5,4x4,0 cm , maht 29,0 ml</text:p>
          </table:table-cell>
          <table:table-cell/>
          <table:table-cell office:value-type="string">
            <text:p>Prostata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98348">
            <text:p>8998348</text:p>
          </table:table-cell>
          <table:table-cell office:value-type="float" office:value="169187445">
            <text:p>169187445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9005322007">
            <text:p>6900532200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29 ml</text:p>
          </table:table-cell>
          <table:table-cell/>
          <table:table-cell office:value-type="string">
            <text:p>Eesnääre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2213">
            <text:p>1512213</text:p>
          </table:table-cell>
          <table:table-cell office:value-type="float" office:value="148013683">
            <text:p>148013683</text:p>
          </table:table-cell>
          <table:table-cell office:value-type="string">
            <text:p>2012-11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0864667186">
            <text:p>90864667186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tmed on ca 4.7x3.4x3.5 cm , maht ca 29 ml</text:p>
          </table:table-cell>
          <table:table-cell office:value-type="string">
            <text:p><text:s/>; kontuur on valdavalt selge , </text:p>
          </table:table-cell>
          <table:table-cell office:value-type="string">
            <text:p>Prostata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958357">
            <text:p>23958357</text:p>
          </table:table-cell>
          <table:table-cell office:value-type="float" office:value="160468554">
            <text:p>160468554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table:style-name="ce1" office:value-type="string">
            <text:p>2013-01-14</text:p>
          </table:table-cell>
          <table:table-cell office:value-type="float" office:value="63924285928">
            <text:p>639242859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29,7ml</text:p>
          </table:table-cell>
          <table:table-cell/>
          <table:table-cell office:value-type="string">
            <text:p>eesnäärme</text:p>
          </table:table-cell>
          <table:table-cell table:style-name="ce1" office:value-type="float" office:value="29.7">
            <text:p>29,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92966">
            <text:p>8892966</text:p>
          </table:table-cell>
          <table:table-cell office:value-type="float" office:value="165417852">
            <text:p>165417852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table:style-name="ce1" office:value-type="string">
            <text:p>2013-02-01</text:p>
          </table:table-cell>
          <table:table-cell office:value-type="float" office:value="673030359272">
            <text:p>67303035927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Eesnäärme mõõdud transrektaalselt ~ 4,5 x 3,0 x 4,3 cm ; maht ~ </text:p>
          </table:table-cell>
          <table:table-cell office:value-type="string">
            <text:p>Eesnäärme mõõdud transrektaalselt ~ 4,5 x 3,0 x 4,3 cm ; maht ~ 30 ml</text:p>
          </table:table-cell>
          <table:table-cell/>
          <table:table-cell office:value-type="string">
            <text:p>Eesnäärm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25020">
            <text:p>15225020</text:p>
          </table:table-cell>
          <table:table-cell office:value-type="float" office:value="181888675">
            <text:p>181888675</text:p>
          </table:table-cell>
          <table:table-cell office:value-type="string">
            <text:p>2013-06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7272473346">
            <text:p>9727247334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Kusepõis tavapärane ja prostata ~ 30 ml</text:p>
          </table:table-cell>
          <table:table-cell office:value-type="string">
            <text:p>prostata ~ 30 ml</text:p>
          </table:table-cell>
          <table:table-cell/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80917">
            <text:p>1280917</text:p>
          </table:table-cell>
          <table:table-cell office:value-type="float" office:value="79719988">
            <text:p>79719988</text:p>
          </table:table-cell>
          <table:table-cell office:value-type="string">
            <text:p>2012-01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9716249036">
            <text:p>5971624903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struktuur iseärasuseta , maht &lt;30ml</text:p>
          </table:table-cell>
          <table:table-cell/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66956">
            <text:p>1266956</text:p>
          </table:table-cell>
          <table:table-cell office:value-type="float" office:value="84511021">
            <text:p>84511021</text:p>
          </table:table-cell>
          <table:table-cell office:value-type="string">
            <text:p>2012-02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9049080496">
            <text:p>5904908049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tmed transabd -lt 2,7 x 5,6 x 3,8 cm ; maht : 30 ml</text:p>
          </table:table-cell>
          <table:table-cell/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328365">
            <text:p>13328365</text:p>
          </table:table-cell>
          <table:table-cell office:value-type="float" office:value="205950433">
            <text:p>205950433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ce1" office:value-type="string">
            <text:p>2013-03-13</text:p>
          </table:table-cell>
          <table:table-cell office:value-type="float" office:value="21917827085">
            <text:p>219178270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aht ca 30 ml</text:p>
          </table:table-cell>
          <table:table-cell/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53030">
            <text:p>1653030</text:p>
          </table:table-cell>
          <table:table-cell office:value-type="float" office:value="79353480">
            <text:p>79353480</text:p>
          </table:table-cell>
          <table:table-cell office:value-type="string">
            <text:p>2011-1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356678034">
            <text:p>2435667803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&lt;30ml</text:p>
          </table:table-cell>
          <table:table-cell office:value-type="string">
            <text:p><text:s/>, lubistusi - dünaamikata ;</text:p>
          </table:table-cell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04074">
            <text:p>4804074</text:p>
          </table:table-cell>
          <table:table-cell office:value-type="float" office:value="143408310">
            <text:p>143408310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table:style-name="ce1" office:value-type="string">
            <text:p>2010-10-14</text:p>
          </table:table-cell>
          <table:table-cell office:value-type="float" office:value="99930082064">
            <text:p>999300820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KIRJELDUS : Eesnääre ~ 4 x 3,6 x 4 cm ; maht ~ 30 cm3</text:p>
          </table:table-cell>
          <table:table-cell office:value-type="string">
            <text:p>Eesnääre ~ 4 x 3,6 x 4 cm ; maht ~ 30 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792493">
            <text:p>10792493</text:p>
          </table:table-cell>
          <table:table-cell office:value-type="float" office:value="181511904">
            <text:p>181511904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table:style-name="ce1" office:value-type="string">
            <text:p>2013-05-22</text:p>
          </table:table-cell>
          <table:table-cell office:value-type="float" office:value="673030360394">
            <text:p>6730303603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lnud varasematel UH-del ca 30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00600">
            <text:p>8900600</text:p>
          </table:table-cell>
          <table:table-cell office:value-type="float" office:value="155939464">
            <text:p>155939464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1731621">
            <text:p>67303173162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&lt; 30 ml</text:p>
          </table:table-cell>
          <table:table-cell office:value-type="string">
            <text:p><text:s/>, ehhostruktuuril tsentraalselt</text:p>
          </table:table-cell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54879">
            <text:p>1254879</text:p>
          </table:table-cell>
          <table:table-cell office:value-type="float" office:value="79591742">
            <text:p>79591742</text:p>
          </table:table-cell>
          <table:table-cell office:value-type="string">
            <text:p>2011-12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1424471374">
            <text:p>7142447137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maht 30 ml</text:p>
          </table:table-cell>
          <table:table-cell/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15693">
            <text:p>8915693</text:p>
          </table:table-cell>
          <table:table-cell office:value-type="float" office:value="161032623">
            <text:p>161032623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741163054">
            <text:p>7274116305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orienteeruvad mõõtmed on ca 3.4x4.9x3.5 cm , maht ca 30</text:p>
          </table:table-cell>
          <table:table-cell office:value-type="string">
            <text:p>Prostata orienteeruvad mõõtmed on ca 3.4x4.9x3.5 cm , maht ca 30 ml</text:p>
          </table:table-cell>
          <table:table-cell office:value-type="string">
            <text:p><text:s/>; kontuur on valdavalt selge , </text:p>
          </table:table-cell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47657">
            <text:p>9047657</text:p>
          </table:table-cell>
          <table:table-cell office:value-type="float" office:value="170647601">
            <text:p>170647601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751152022">
            <text:p>4175115202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struktuur ühtlane , maht &lt;30ml</text:p>
          </table:table-cell>
          <table:table-cell/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78655">
            <text:p>9078655</text:p>
          </table:table-cell>
          <table:table-cell office:value-type="float" office:value="171846302">
            <text:p>171846302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19693">
            <text:p>67303031969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struktuur iseärasuseta , maht &lt;30ml</text:p>
          </table:table-cell>
          <table:table-cell/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68710">
            <text:p>15168710</text:p>
          </table:table-cell>
          <table:table-cell office:value-type="float" office:value="215622086">
            <text:p>215622086</text:p>
          </table:table-cell>
          <table:table-cell office:value-type="string">
            <text:p>2013-12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3496371">
            <text:p>67303349637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&lt; 30 ml</text:p>
          </table:table-cell>
          <table:table-cell office:value-type="string">
            <text:p><text:s/>, ehhostruktuuris tsentraalselt</text:p>
          </table:table-cell>
          <table:table-cell office:value-type="string">
            <text:p>Prostat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68857">
            <text:p>8968857</text:p>
          </table:table-cell>
          <table:table-cell office:value-type="float" office:value="206352858">
            <text:p>206352858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886747307">
            <text:p>1388674730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&lt;30 ml</text:p>
          </table:table-cell>
          <table:table-cell office:value-type="string">
            <text:p><text:s/>, ehho-struktuur valdavalt regu</text:p>
          </table:table-cell>
          <table:table-cell office:value-type="string">
            <text:p>Eesnäärm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588979">
            <text:p>13588979</text:p>
          </table:table-cell>
          <table:table-cell office:value-type="float" office:value="163342798">
            <text:p>163342798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table:style-name="ce1" office:value-type="string">
            <text:p>2013-01-29</text:p>
          </table:table-cell>
          <table:table-cell office:value-type="float" office:value="89735470707">
            <text:p>897354707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30,7ml</text:p>
          </table:table-cell>
          <table:table-cell/>
          <table:table-cell office:value-type="string">
            <text:p>Eesnäärme</text:p>
          </table:table-cell>
          <table:table-cell table:style-name="ce1" office:value-type="float" office:value="30.7">
            <text:p>30,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23083">
            <text:p>8823083</text:p>
          </table:table-cell>
          <table:table-cell office:value-type="float" office:value="184972587">
            <text:p>18497258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02393">
            <text:p>67303050239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5,1x3,4x3,4 cm , maht 30,7ml</text:p>
          </table:table-cell>
          <table:table-cell office:value-type="string">
            <text:p><text:s/>; adenomatoosne sõlm ?</text:p>
          </table:table-cell>
          <table:table-cell office:value-type="string">
            <text:p>Prostata</text:p>
          </table:table-cell>
          <table:table-cell table:style-name="ce1" office:value-type="float" office:value="30.7">
            <text:p>30,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590400">
            <text:p>15590400</text:p>
          </table:table-cell>
          <table:table-cell office:value-type="float" office:value="186953976">
            <text:p>186953976</text:p>
          </table:table-cell>
          <table:table-cell office:value-type="string">
            <text:p>2013-07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3019031054">
            <text:p>63019031054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~ 48 x 28 x 42 mm , maht 30,9 cm3</text:p>
          </table:table-cell>
          <table:table-cell office:value-type="string">
            <text:p><text:s/>; keskosas lubistused</text:p>
          </table:table-cell>
          <table:table-cell office:value-type="string">
            <text:p>Eesnääre</text:p>
          </table:table-cell>
          <table:table-cell table:style-name="ce1" office:value-type="float" office:value="30.9">
            <text:p>30,9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01800">
            <text:p>15201800</text:p>
          </table:table-cell>
          <table:table-cell office:value-type="float" office:value="177228215">
            <text:p>177228215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9080370">
            <text:p>673039080370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me kontuurid selgepiirilised , parenhüüm kergelt skleroot</text:p>
          </table:table-cell>
          <table:table-cell office:value-type="string">
            <text:p>Eesnäärme kontuurid selgepiirilised , parenhüüm kergelt sklerootiline , paremas sagaras lubjastus ; orienteeruv maht 31 ml</text:p>
          </table:table-cell>
          <table:table-cell office:value-type="string">
            <text:p><text:s/>, oluliselt kusepõide ei võlvu</text:p>
          </table:table-cell>
          <table:table-cell office:value-type="string">
            <text:p>Eesnäärme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09067">
            <text:p>9309067</text:p>
          </table:table-cell>
          <table:table-cell office:value-type="float" office:value="209251748">
            <text:p>209251748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4083865">
            <text:p>67303408386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31 ml</text:p>
          </table:table-cell>
          <table:table-cell office:value-type="string">
            <text:p><text:s/>Jääkuriin 68 ml Järeldus : Hype</text:p>
          </table:table-cell>
          <table:table-cell office:value-type="string">
            <text:p>Eesnääre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3992193">
            <text:p>3992193</text:p>
          </table:table-cell>
          <table:table-cell office:value-type="float" office:value="148285296">
            <text:p>148285296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9866876937">
            <text:p>598668769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31 ml</text:p>
          </table:table-cell>
          <table:table-cell/>
          <table:table-cell office:value-type="string">
            <text:p>Prostata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228088">
            <text:p>24228088</text:p>
          </table:table-cell>
          <table:table-cell office:value-type="float" office:value="160819619">
            <text:p>160819619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table:style-name="ce1" office:value-type="string">
            <text:p>2013-01-22</text:p>
          </table:table-cell>
          <table:table-cell office:value-type="float" office:value="30272398987">
            <text:p>302723989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rotseduuri kulg iseärasusteta , eesnääre inhomogeense struktuuri</text:p>
          </table:table-cell>
          <table:table-cell office:value-type="string">
            <text:p>eesnääre inhomogeense struktuuriga , maht 31 ml</text:p>
          </table:table-cell>
          <table:table-cell/>
          <table:table-cell office:value-type="string">
            <text:p>eesnääre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275751">
            <text:p>4275751</text:p>
          </table:table-cell>
          <table:table-cell office:value-type="float" office:value="122360639">
            <text:p>122360639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ce1" office:value-type="string">
            <text:p>2011-09-06</text:p>
          </table:table-cell>
          <table:table-cell office:value-type="float" office:value="14240260511">
            <text:p>142402605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IRJELDUS : Prostata kasvuga vesikaalsele , kesknääre 3,3 cm , k</text:p>
          </table:table-cell>
          <table:table-cell office:value-type="string">
            <text:p>Prostata kasvuga vesikaalsele , kesknääre 3,3 cm , kontuur jälgitav , struktuur inhomogeenne , maht 31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724130">
            <text:p>24724130</text:p>
          </table:table-cell>
          <table:table-cell office:value-type="float" office:value="198247194">
            <text:p>198247194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table:style-name="ce1" office:value-type="string">
            <text:p>2013-09-02</text:p>
          </table:table-cell>
          <table:table-cell office:value-type="float" office:value="25102879532">
            <text:p>251028795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31,1ml</text:p>
          </table:table-cell>
          <table:table-cell office:value-type="string">
            <text:p><text:s/>struktuur ühtlane</text:p>
          </table:table-cell>
          <table:table-cell office:value-type="string">
            <text:p>Eesnäärme</text:p>
          </table:table-cell>
          <table:table-cell table:style-name="ce1" office:value-type="float" office:value="31.1">
            <text:p>31,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515507">
            <text:p>21515507</text:p>
          </table:table-cell>
          <table:table-cell office:value-type="float" office:value="190294742">
            <text:p>190294742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table:style-name="ce1" office:value-type="string">
            <text:p>2013-07-30</text:p>
          </table:table-cell>
          <table:table-cell office:value-type="float" office:value="673030339322">
            <text:p>6730303393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31,3 ml</text:p>
          </table:table-cell>
          <table:table-cell/>
          <table:table-cell office:value-type="string">
            <text:p>Eesnäärme</text:p>
          </table:table-cell>
          <table:table-cell table:style-name="ce1" office:value-type="float" office:value="31.3">
            <text:p>31,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783409">
            <text:p>12783409</text:p>
          </table:table-cell>
          <table:table-cell office:value-type="float" office:value="170743250">
            <text:p>170743250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ce1" office:value-type="string">
            <text:p>2013-04-08</text:p>
          </table:table-cell>
          <table:table-cell office:value-type="float" office:value="673030403599">
            <text:p>6730304035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31,3ml</text:p>
          </table:table-cell>
          <table:table-cell/>
          <table:table-cell office:value-type="string">
            <text:p>Eesnäärme</text:p>
          </table:table-cell>
          <table:table-cell table:style-name="ce1" office:value-type="float" office:value="31.3">
            <text:p>31,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87872">
            <text:p>1687872</text:p>
          </table:table-cell>
          <table:table-cell office:value-type="float" office:value="154184740">
            <text:p>154184740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296833166">
            <text:p>3929683316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tmed ca 52x39x30mm , maht 31,7ml</text:p>
          </table:table-cell>
          <table:table-cell office:value-type="string">
            <text:p><text:s/>, tasase kontuuriga , verevarus</text:p>
          </table:table-cell>
          <table:table-cell office:value-type="string">
            <text:p>Eesnäärme</text:p>
          </table:table-cell>
          <table:table-cell table:style-name="ce1" office:value-type="float" office:value="31.7">
            <text:p>31,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30763">
            <text:p>9330763</text:p>
          </table:table-cell>
          <table:table-cell office:value-type="float" office:value="208728582">
            <text:p>208728582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531177697">
            <text:p>7353117769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~ 45 x 34 x 38 mm , maht 31,8 cm3</text:p>
          </table:table-cell>
          <table:table-cell office:value-type="string">
            <text:p><text:s/>, kude ühtlane</text:p>
          </table:table-cell>
          <table:table-cell office:value-type="string">
            <text:p>Eesnääre</text:p>
          </table:table-cell>
          <table:table-cell table:style-name="ce1" office:value-type="float" office:value="31.8">
            <text:p>31,8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30740">
            <text:p>9330740</text:p>
          </table:table-cell>
          <table:table-cell office:value-type="float" office:value="208728582">
            <text:p>208728582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531177697">
            <text:p>7353117769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~ 45 x 34 x 38 mm , maht 31,8 cm3</text:p>
          </table:table-cell>
          <table:table-cell office:value-type="string">
            <text:p><text:s/>, kude ühtlane</text:p>
          </table:table-cell>
          <table:table-cell office:value-type="string">
            <text:p>Eesnääre</text:p>
          </table:table-cell>
          <table:table-cell table:style-name="ce1" office:value-type="float" office:value="31.8">
            <text:p>31,8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39606">
            <text:p>9039606</text:p>
          </table:table-cell>
          <table:table-cell office:value-type="float" office:value="200325780">
            <text:p>200325780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1194376">
            <text:p>67304119437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usepõis vähe täitunud Eesnääre ühtlaselt kajavaene , maht 32ml</text:p>
          </table:table-cell>
          <table:table-cell office:value-type="string">
            <text:p>Eesnääre ühtlaselt kajavaene , maht 32ml</text:p>
          </table:table-cell>
          <table:table-cell/>
          <table:table-cell office:value-type="string">
            <text:p>Eesnääre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3142346">
            <text:p>3142346</text:p>
          </table:table-cell>
          <table:table-cell office:value-type="float" office:value="92373914">
            <text:p>92373914</text:p>
          </table:table-cell>
          <table:table-cell office:value-type="string">
            <text:p>2012-04-28</text:p>
          </table:table-cell>
          <table:table-cell office:value-type="string">
            <text:p>A</text:p>
          </table:table-cell>
          <table:table-cell table:style-name="ce1" office:value-type="string">
            <text:p>2012-03-31</text:p>
          </table:table-cell>
          <table:table-cell office:value-type="float" office:value="75833495183">
            <text:p>758334951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H - minimaalne jääkuriin , prostata maht 32ml</text:p>
          </table:table-cell>
          <table:table-cell office:value-type="string">
            <text:p>prostata maht 32ml</text:p>
          </table:table-cell>
          <table:table-cell/>
          <table:table-cell office:value-type="string">
            <text:p>prostata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6603487">
            <text:p>6603487</text:p>
          </table:table-cell>
          <table:table-cell office:value-type="float" office:value="123431300">
            <text:p>123431300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2663097921">
            <text:p>4266309792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SA tõusutendentsi tõttu võetud eesnäärme biopsiad PSA 7,7ng/mlH</text:p>
          </table:table-cell>
          <table:table-cell office:value-type="string">
            <text:p>eesnäärme biopsiad PSA 7,7ng/mlHistoloogia vastusena paremas sagaras adenocarcinoma Gleason 5p , vasemas sagaras normleid IPSS 4pIEEF : 0pEesnääre rektaalselt mõõdetuna 32cc</text:p>
          </table:table-cell>
          <table:table-cell office:value-type="string">
            <text:p>cT1cNxM0</text:p>
          </table:table-cell>
          <table:table-cell office:value-type="string">
            <text:p>eesnäärme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47519">
            <text:p>8947519</text:p>
          </table:table-cell>
          <table:table-cell office:value-type="float" office:value="180384329">
            <text:p>180384329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18297">
            <text:p>67303031829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32 ml</text:p>
          </table:table-cell>
          <table:table-cell office:value-type="string">
            <text:p><text:s/>Jääkuriin 88 ml</text:p>
          </table:table-cell>
          <table:table-cell office:value-type="string">
            <text:p>Eesnääre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299285">
            <text:p>4299285</text:p>
          </table:table-cell>
          <table:table-cell office:value-type="float" office:value="128156530">
            <text:p>128156530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table:style-name="ce1" office:value-type="string">
            <text:p>2012-07-05</text:p>
          </table:table-cell>
          <table:table-cell office:value-type="float" office:value="51703289755">
            <text:p>517032897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32 mL</text:p>
          </table:table-cell>
          <table:table-cell office:value-type="string">
            <text:p>eesnäärme maht 32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22649">
            <text:p>9322649</text:p>
          </table:table-cell>
          <table:table-cell office:value-type="float" office:value="182977234">
            <text:p>182977234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857340066">
            <text:p>3985734006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kajavaene , maht 32 ml</text:p>
          </table:table-cell>
          <table:table-cell/>
          <table:table-cell office:value-type="string">
            <text:p>Eesnääre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19237">
            <text:p>15319237</text:p>
          </table:table-cell>
          <table:table-cell office:value-type="float" office:value="163199244">
            <text:p>163199244</text:p>
          </table:table-cell>
          <table:table-cell office:value-type="string">
            <text:p>2013-02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2420963299">
            <text:p>5242096329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Järeldus : Eesnääre kajavaene , maht 32 ml</text:p>
          </table:table-cell>
          <table:table-cell office:value-type="string">
            <text:p>Eesnääre kajavaene , maht 32 ml</text:p>
          </table:table-cell>
          <table:table-cell/>
          <table:table-cell office:value-type="string">
            <text:p>Eesnääre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28160">
            <text:p>1628160</text:p>
          </table:table-cell>
          <table:table-cell office:value-type="float" office:value="84055397">
            <text:p>84055397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table:style-name="ce1" office:value-type="string">
            <text:p>2012-02-16</text:p>
          </table:table-cell>
          <table:table-cell office:value-type="float" office:value="31566484082">
            <text:p>3156648408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tmed 4,7 x 3,3 x 4 cm , maht ca 32 ml</text:p>
          </table:table-cell>
          <table:table-cell/>
          <table:table-cell office:value-type="string">
            <text:p>Prostata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367418">
            <text:p>22367418</text:p>
          </table:table-cell>
          <table:table-cell office:value-type="float" office:value="181506412">
            <text:p>181506412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table:style-name="ce1" office:value-type="string">
            <text:p>2013-06-05</text:p>
          </table:table-cell>
          <table:table-cell office:value-type="float" office:value="673030370903">
            <text:p>6730303709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eesnäärme rektaalne UH - uuring : eesnäärme struktuur ühtlane , </text:p>
          </table:table-cell>
          <table:table-cell office:value-type="string">
            <text:p>eesnäärme rektaalne UH - uuring : eesnäärme struktuur ühtlane , eesnääre 32,3 cm3</text:p>
          </table:table-cell>
          <table:table-cell office:value-type="string">
            <text:p><text:s/>( vt pildipank )</text:p>
          </table:table-cell>
          <table:table-cell office:value-type="string">
            <text:p>eesnäärme</text:p>
          </table:table-cell>
          <table:table-cell office:value-type="float" office:value="32.3">
            <text:p>32,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87004">
            <text:p>1487004</text:p>
          </table:table-cell>
          <table:table-cell office:value-type="float" office:value="84032591">
            <text:p>84032591</text:p>
          </table:table-cell>
          <table:table-cell office:value-type="string">
            <text:p>2012-02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5419662301">
            <text:p>65419662301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kajavaene , maht 33 ml</text:p>
          </table:table-cell>
          <table:table-cell/>
          <table:table-cell office:value-type="string">
            <text:p>Eesnääre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20731">
            <text:p>1720731</text:p>
          </table:table-cell>
          <table:table-cell office:value-type="float" office:value="133638879">
            <text:p>133638879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table:style-name="ce1" office:value-type="string">
            <text:p>2012-08-06</text:p>
          </table:table-cell>
          <table:table-cell office:value-type="float" office:value="44673649793">
            <text:p>4467364979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( abd anduriga ) 48 x 33 x 41 mm , maht 33 ml</text:p>
          </table:table-cell>
          <table:table-cell/>
          <table:table-cell office:value-type="string">
            <text:p>PROSTATA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13434">
            <text:p>15313434</text:p>
          </table:table-cell>
          <table:table-cell office:value-type="float" office:value="163611202">
            <text:p>163611202</text:p>
          </table:table-cell>
          <table:table-cell office:value-type="string">
            <text:p>2013-02-21</text:p>
          </table:table-cell>
          <table:table-cell office:value-type="string">
            <text:p>S</text:p>
          </table:table-cell>
          <table:table-cell table:style-name="ce1" office:value-type="string">
            <text:p>2013-02-07</text:p>
          </table:table-cell>
          <table:table-cell office:value-type="float" office:value="43115514109">
            <text:p>4311551410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olulise mahulise suurenemiseta ( transabdominaalselt mõ</text:p>
          </table:table-cell>
          <table:table-cell office:value-type="string">
            <text:p>Prostata olulise mahulise suurenemiseta ( transabdominaalselt mõõtes maht ~ 33ml</text:p>
          </table:table-cell>
          <table:table-cell office:value-type="string">
            <text:p><text:s/>)</text:p>
          </table:table-cell>
          <table:table-cell office:value-type="string">
            <text:p>Prostata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850916">
            <text:p>22850916</text:p>
          </table:table-cell>
          <table:table-cell office:value-type="float" office:value="208633294">
            <text:p>208633294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table:style-name="ce1" office:value-type="string">
            <text:p>2013-10-01</text:p>
          </table:table-cell>
          <table:table-cell office:value-type="float" office:value="66558431111">
            <text:p>665584311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mõõdud 4,6x3,3x4,2 cm , maht 33 ml</text:p>
          </table:table-cell>
          <table:table-cell/>
          <table:table-cell office:value-type="string">
            <text:p>PROSTATA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24190">
            <text:p>9324190</text:p>
          </table:table-cell>
          <table:table-cell office:value-type="float" office:value="165197020">
            <text:p>165197020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14574">
            <text:p>67303041457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33 ml</text:p>
          </table:table-cell>
          <table:table-cell office:value-type="string">
            <text:p><text:s/>Jääkuriin 21 ml</text:p>
          </table:table-cell>
          <table:table-cell office:value-type="string">
            <text:p>Eesnääre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7555433">
            <text:p>7555433</text:p>
          </table:table-cell>
          <table:table-cell office:value-type="float" office:value="84638374">
            <text:p>84638374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table:style-name="ce1" office:value-type="string">
            <text:p>2012-02-07</text:p>
          </table:table-cell>
          <table:table-cell office:value-type="float" office:value="37610437799">
            <text:p>376104377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33 cm3</text:p>
          </table:table-cell>
          <table:table-cell office:value-type="string">
            <text:p><text:s/>, kontuur jälgitav , näha väiks</text:p>
          </table:table-cell>
          <table:table-cell office:value-type="string">
            <text:p>Prostata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67151">
            <text:p>4367151</text:p>
          </table:table-cell>
          <table:table-cell office:value-type="float" office:value="128715667">
            <text:p>128715667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table:style-name="ce1" office:value-type="string">
            <text:p>2012-07-11</text:p>
          </table:table-cell>
          <table:table-cell office:value-type="float" office:value="54225175602">
            <text:p>542251756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34 mL</text:p>
          </table:table-cell>
          <table:table-cell office:value-type="string">
            <text:p>eesnäärme maht 34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19247">
            <text:p>8819247</text:p>
          </table:table-cell>
          <table:table-cell office:value-type="float" office:value="181898639">
            <text:p>181898639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00701">
            <text:p>67303040070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34 ml</text:p>
          </table:table-cell>
          <table:table-cell office:value-type="string">
            <text:p><text:s/>Jääkuriin puudub</text:p>
          </table:table-cell>
          <table:table-cell office:value-type="string">
            <text:p>Eesnääre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235559">
            <text:p>5235559</text:p>
          </table:table-cell>
          <table:table-cell office:value-type="float" office:value="144422275">
            <text:p>144422275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table:style-name="ce1" office:value-type="string">
            <text:p>2009-11-09</text:p>
          </table:table-cell>
          <table:table-cell office:value-type="float" office:value="91300469824">
            <text:p>913004698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IRJELDUS : Prostata kontuur jälgitav , struktuur inhomogeenne ,</text:p>
          </table:table-cell>
          <table:table-cell office:value-type="string">
            <text:p>Prostata kontuur jälgitav , struktuur inhomogeenne , üksikud kaltsifikaadid , maht 34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44183">
            <text:p>8944183</text:p>
          </table:table-cell>
          <table:table-cell office:value-type="float" office:value="155041146">
            <text:p>155041146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7658380110">
            <text:p>1765838011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usepõis uirri 100 ml , prostata maht 34 ml</text:p>
          </table:table-cell>
          <table:table-cell office:value-type="string">
            <text:p>prostata maht 34 ml</text:p>
          </table:table-cell>
          <table:table-cell/>
          <table:table-cell office:value-type="string">
            <text:p>prostata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408323">
            <text:p>22408323</text:p>
          </table:table-cell>
          <table:table-cell office:value-type="float" office:value="160229238">
            <text:p>160229238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table:style-name="ce1" office:value-type="string">
            <text:p>2013-01-22</text:p>
          </table:table-cell>
          <table:table-cell office:value-type="float" office:value="87091271222">
            <text:p>870912712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kontuur jälgitav , struktuur inomogeenne , maht 34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31867">
            <text:p>1731867</text:p>
          </table:table-cell>
          <table:table-cell office:value-type="float" office:value="148103626">
            <text:p>148103626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1125253675">
            <text:p>5112525367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( per abdom ) = 34,4ml</text:p>
          </table:table-cell>
          <table:table-cell/>
          <table:table-cell office:value-type="string">
            <text:p>Prostata</text:p>
          </table:table-cell>
          <table:table-cell office:value-type="float" office:value="34.4">
            <text:p>34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830559">
            <text:p>14830559</text:p>
          </table:table-cell>
          <table:table-cell office:value-type="float" office:value="179543044">
            <text:p>179543044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table:style-name="ce1" office:value-type="string">
            <text:p>2013-04-23</text:p>
          </table:table-cell>
          <table:table-cell office:value-type="float" office:value="51876297704">
            <text:p>518762977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34,8ml</text:p>
          </table:table-cell>
          <table:table-cell office:value-type="string">
            <text:p><text:s/>sVasak sagar turses keskosas ka</text:p>
          </table:table-cell>
          <table:table-cell office:value-type="string">
            <text:p>Eesnäärme</text:p>
          </table:table-cell>
          <table:table-cell office:value-type="float" office:value="34.8">
            <text:p>34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81969">
            <text:p>9381969</text:p>
          </table:table-cell>
          <table:table-cell office:value-type="float" office:value="180984729">
            <text:p>180984729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2996887">
            <text:p>67304299688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uhtlase kakjaga , maht on u 35 ml</text:p>
          </table:table-cell>
          <table:table-cell/>
          <table:table-cell office:value-type="string">
            <text:p>eesnääre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61890">
            <text:p>8961890</text:p>
          </table:table-cell>
          <table:table-cell office:value-type="float" office:value="189897297">
            <text:p>189897297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9460">
            <text:p>67303036946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lubistustega , maht 35ml</text:p>
          </table:table-cell>
          <table:table-cell/>
          <table:table-cell office:value-type="string">
            <text:p>Prostata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15548">
            <text:p>1315548</text:p>
          </table:table-cell>
          <table:table-cell office:value-type="float" office:value="132162095">
            <text:p>132162095</text:p>
          </table:table-cell>
          <table:table-cell office:value-type="string">
            <text:p>2012-07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9869783974">
            <text:p>7986978397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me kontuur jälgitav , eesnääre pikimõõdus 3,7 cm , ristim</text:p>
          </table:table-cell>
          <table:table-cell office:value-type="string">
            <text:p>Eesnäärme kontuur jälgitav , eesnääre pikimõõdus 3,7 cm , ristimõõdus 5,8x3,1 cm , maht 35,0 cm3</text:p>
          </table:table-cell>
          <table:table-cell office:value-type="string">
            <text:p><text:s/>.</text:p>
          </table:table-cell>
          <table:table-cell office:value-type="string">
            <text:p>Eesnäärme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47639">
            <text:p>8847639</text:p>
          </table:table-cell>
          <table:table-cell office:value-type="float" office:value="205728488">
            <text:p>20572848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0264595816">
            <text:p>8026459581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rektaalselt 47 x 33 x 44 mm , maht 35 ml</text:p>
          </table:table-cell>
          <table:table-cell/>
          <table:table-cell office:value-type="string">
            <text:p>Eesnääre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52415">
            <text:p>1152415</text:p>
          </table:table-cell>
          <table:table-cell office:value-type="float" office:value="85599568">
            <text:p>85599568</text:p>
          </table:table-cell>
          <table:table-cell office:value-type="string">
            <text:p>2012-02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7214591057">
            <text:p>1721459105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rmipärane , kusepõis - normis , prostata ca 35ml</text:p>
          </table:table-cell>
          <table:table-cell office:value-type="string">
            <text:p>prostata ca 35ml</text:p>
          </table:table-cell>
          <table:table-cell office:value-type="string">
            <text:p><text:s/>- sees lubistumised</text:p>
          </table:table-cell>
          <table:table-cell office:value-type="string">
            <text:p>prostata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97433">
            <text:p>9197433</text:p>
          </table:table-cell>
          <table:table-cell office:value-type="float" office:value="184585354">
            <text:p>184585354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1929820966">
            <text:p>3192982096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õõtmetelt ca 3,3 x 4,7 x 4,4 cm , maht 35 ml</text:p>
          </table:table-cell>
          <table:table-cell/>
          <table:table-cell office:value-type="string">
            <text:p>Eesnääre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313077">
            <text:p>21313077</text:p>
          </table:table-cell>
          <table:table-cell office:value-type="float" office:value="205535335">
            <text:p>205535335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428053008">
            <text:p>324280530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<text:s/>0,7 , uriinikülv kasvuta ja UH prostata 35 cc</text:p>
          </table:table-cell>
          <table:table-cell office:value-type="string">
            <text:p>prostata 35 cc</text:p>
          </table:table-cell>
          <table:table-cell office:value-type="string">
            <text:p><text:s/>, jääkuriin 20 ml Ägeda kusetee</text:p>
          </table:table-cell>
          <table:table-cell office:value-type="string">
            <text:p>prostata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262599">
            <text:p>9262599</text:p>
          </table:table-cell>
          <table:table-cell office:value-type="float" office:value="213900528">
            <text:p>213900528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47725">
            <text:p>67303034772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35ml</text:p>
          </table:table-cell>
          <table:table-cell office:value-type="string">
            <text:p><text:s/>Jääkuriin puudub Järeldus : Sta</text:p>
          </table:table-cell>
          <table:table-cell office:value-type="string">
            <text:p>Eesnääre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240460">
            <text:p>9240460</text:p>
          </table:table-cell>
          <table:table-cell office:value-type="float" office:value="181716641">
            <text:p>181716641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7192122">
            <text:p>673047192122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Rektaalselt on eesnääre u - 32-35ml</text:p>
          </table:table-cell>
          <table:table-cell office:value-type="string">
            <text:p>eesnääre u - 32-35ml</text:p>
          </table:table-cell>
          <table:table-cell/>
          <table:table-cell office:value-type="string">
            <text:p>eesnääre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979620">
            <text:p>17979620</text:p>
          </table:table-cell>
          <table:table-cell office:value-type="float" office:value="203631270">
            <text:p>203631270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1081855303">
            <text:p>510818553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Vrd nov , 2010 eesnääre vähenenud 40 -&gt; 35ml</text:p>
          </table:table-cell>
          <table:table-cell office:value-type="string">
            <text:p>eesnääre vähenenud 40 -&gt; 35ml</text:p>
          </table:table-cell>
          <table:table-cell/>
          <table:table-cell office:value-type="string">
            <text:p>eesnääre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44369">
            <text:p>1744369</text:p>
          </table:table-cell>
          <table:table-cell office:value-type="float" office:value="132794288">
            <text:p>132794288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table:style-name="ce1" office:value-type="string">
            <text:p>2012-08-14</text:p>
          </table:table-cell>
          <table:table-cell office:value-type="float" office:value="79142822947">
            <text:p>79142822947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( endorektaalselt ) ~ 4,7 x 3,8 x 3,7 cm , maht 35 cc</text:p>
          </table:table-cell>
          <table:table-cell/>
          <table:table-cell office:value-type="string">
            <text:p>PROSTATA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34917">
            <text:p>1734917</text:p>
          </table:table-cell>
          <table:table-cell office:value-type="float" office:value="149064454">
            <text:p>149064454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ce1" office:value-type="string">
            <text:p>2012-10-15</text:p>
          </table:table-cell>
          <table:table-cell office:value-type="float" office:value="50371349780">
            <text:p>5037134978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: transrektaalselt kergelt suurenenud , 4,8x4,3x3,3 cm </text:p>
          </table:table-cell>
          <table:table-cell office:value-type="string">
            <text:p>Prostata : transrektaalselt kergelt suurenenud , 4,8x4,3x3,3 cm , maht ~ 35 cc</text:p>
          </table:table-cell>
          <table:table-cell office:value-type="string">
            <text:p><text:s/>, perifeerse näärmeosa struktuu</text:p>
          </table:table-cell>
          <table:table-cell office:value-type="string">
            <text:p>Prostata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963661">
            <text:p>1963661</text:p>
          </table:table-cell>
          <table:table-cell office:value-type="float" office:value="100616859">
            <text:p>100616859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table:style-name="ce1" office:value-type="string">
            <text:p>2012-04-25</text:p>
          </table:table-cell>
          <table:table-cell office:value-type="float" office:value="51352987955">
            <text:p>513529879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transabd mõõtmetega 4,1*4,4*3,7 ; maht -35ml</text:p>
          </table:table-cell>
          <table:table-cell/>
          <table:table-cell office:value-type="string">
            <text:p>Prostata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327709">
            <text:p>22327709</text:p>
          </table:table-cell>
          <table:table-cell office:value-type="float" office:value="179566249">
            <text:p>179566249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table:style-name="ce1" office:value-type="string">
            <text:p>2013-05-06</text:p>
          </table:table-cell>
          <table:table-cell office:value-type="float" office:value="55417998829">
            <text:p>554179988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H - eesnäärmest : eesnäärme struktuur ebaühtlane , kontuur jälg</text:p>
          </table:table-cell>
          <table:table-cell office:value-type="string">
            <text:p>eesnäärmest : eesnäärme struktuur ebaühtlane , kontuur jälgitav , eesnäärme maht 35 cm3</text:p>
          </table:table-cell>
          <table:table-cell office:value-type="string">
            <text:p><text:s/>, vasemas sagaras lubiladestise</text:p>
          </table:table-cell>
          <table:table-cell office:value-type="string">
            <text:p>eesnäärmest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58776">
            <text:p>1058776</text:p>
          </table:table-cell>
          <table:table-cell office:value-type="float" office:value="152193339">
            <text:p>152193339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865557992">
            <text:p>93865557992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me struktuur ebaühtlane , kuid koldelisi muutusi ei sedas</text:p>
          </table:table-cell>
          <table:table-cell office:value-type="string">
            <text:p>Eesnäärme struktuur ebaühtlane , kuid koldelisi muutusi ei sedasta , resektsioonikanal nähtav , maht 35 ml</text:p>
          </table:table-cell>
          <table:table-cell/>
          <table:table-cell office:value-type="string">
            <text:p>Eesnäärme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63162">
            <text:p>9063162</text:p>
          </table:table-cell>
          <table:table-cell office:value-type="float" office:value="197471006">
            <text:p>197471006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337629113">
            <text:p>8633762911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3,5x4,5x4,2 cm , maht 35,0 ml</text:p>
          </table:table-cell>
          <table:table-cell/>
          <table:table-cell office:value-type="string">
            <text:p>Prostata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57348">
            <text:p>8857348</text:p>
          </table:table-cell>
          <table:table-cell office:value-type="float" office:value="211191621">
            <text:p>211191621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6179014477">
            <text:p>9617901447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transabdominaalselt ca 4,7x3,6x4,2 cm , maht ca 36 ml</text:p>
          </table:table-cell>
          <table:table-cell/>
          <table:table-cell office:value-type="string">
            <text:p>Eesnääre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337319">
            <text:p>4337319</text:p>
          </table:table-cell>
          <table:table-cell office:value-type="float" office:value="124151010">
            <text:p>124151010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ce1" office:value-type="string">
            <text:p>2010-11-23</text:p>
          </table:table-cell>
          <table:table-cell office:value-type="float" office:value="59486899472">
            <text:p>594868994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IRJELDUS : Prostata maht 36,0 cm3</text:p>
          </table:table-cell>
          <table:table-cell office:value-type="string">
            <text:p>Prostata maht 36,0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515113">
            <text:p>10515113</text:p>
          </table:table-cell>
          <table:table-cell office:value-type="float" office:value="215951315">
            <text:p>215951315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table:style-name="ce1" office:value-type="string">
            <text:p>2013-12-09</text:p>
          </table:table-cell>
          <table:table-cell office:value-type="float" office:value="71290329821">
            <text:p>712903298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ca 36 ml</text:p>
          </table:table-cell>
          <table:table-cell/>
          <table:table-cell office:value-type="string">
            <text:p>Prostata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47060">
            <text:p>1647060</text:p>
          </table:table-cell>
          <table:table-cell office:value-type="float" office:value="90230642">
            <text:p>90230642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5482374112">
            <text:p>6548237411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kajavaese struktuuriga , lubistustega , maht 36 ml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9457128">
            <text:p>19457128</text:p>
          </table:table-cell>
          <table:table-cell office:value-type="float" office:value="165427803">
            <text:p>165427803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517051495">
            <text:p>41517051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/ml , IPSS : 11p , IEEF : 19p , Eesnääre rektaalselt mõõdetuna 3</text:p>
          </table:table-cell>
          <table:table-cell office:value-type="string">
            <text:p>Eesnääre rektaalselt mõõdetuna 36cc</text:p>
          </table:table-cell>
          <table:table-cell/>
          <table:table-cell office:value-type="string">
            <text:p>Eesnääre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471138">
            <text:p>9471138</text:p>
          </table:table-cell>
          <table:table-cell office:value-type="float" office:value="155086604">
            <text:p>155086604</text:p>
          </table:table-cell>
          <table:table-cell office:value-type="string">
            <text:p>2013-01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3396139835">
            <text:p>533961398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TRUS : prostata maht 36 cc</text:p>
          </table:table-cell>
          <table:table-cell office:value-type="string">
            <text:p>prostata maht 36 cc</text:p>
          </table:table-cell>
          <table:table-cell/>
          <table:table-cell office:value-type="string">
            <text:p>prostata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51106">
            <text:p>1251106</text:p>
          </table:table-cell>
          <table:table-cell office:value-type="float" office:value="150897609">
            <text:p>150897609</text:p>
          </table:table-cell>
          <table:table-cell office:value-type="string">
            <text:p>2012-12-06</text:p>
          </table:table-cell>
          <table:table-cell office:value-type="string">
            <text:p>S</text:p>
          </table:table-cell>
          <table:table-cell table:style-name="ce1" office:value-type="string">
            <text:p>2012-11-17</text:p>
          </table:table-cell>
          <table:table-cell office:value-type="float" office:value="57361424971">
            <text:p>5736142497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( abd anduriga ) 47 x 48 x 31 mm , maht 36 ml</text:p>
          </table:table-cell>
          <table:table-cell/>
          <table:table-cell office:value-type="string">
            <text:p>PROSTATA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61259">
            <text:p>9061259</text:p>
          </table:table-cell>
          <table:table-cell office:value-type="float" office:value="171604745">
            <text:p>171604745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table:style-name="ce1" office:value-type="string">
            <text:p>2013-04-11</text:p>
          </table:table-cell>
          <table:table-cell office:value-type="float" office:value="65669796469">
            <text:p>6566979646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dud : 4,9 x 3,1 x 3,5 cm , maht ~ 36 cc</text:p>
          </table:table-cell>
          <table:table-cell/>
          <table:table-cell office:value-type="string">
            <text:p>Prostata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481288">
            <text:p>15481288</text:p>
          </table:table-cell>
          <table:table-cell office:value-type="float" office:value="202974300">
            <text:p>202974300</text:p>
          </table:table-cell>
          <table:table-cell office:value-type="string">
            <text:p>2013-10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3870841940">
            <text:p>33870841940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36 ml</text:p>
          </table:table-cell>
          <table:table-cell/>
          <table:table-cell office:value-type="string">
            <text:p>EESNÄÄRE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11843">
            <text:p>1611843</text:p>
          </table:table-cell>
          <table:table-cell office:value-type="float" office:value="126539503">
            <text:p>126539503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table:style-name="ce1" office:value-type="string">
            <text:p>2012-06-20</text:p>
          </table:table-cell>
          <table:table-cell office:value-type="float" office:value="49327013012">
            <text:p>4932701301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~ 36 ml</text:p>
          </table:table-cell>
          <table:table-cell/>
          <table:table-cell office:value-type="string">
            <text:p>Eesnäärme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306433">
            <text:p>24306433</text:p>
          </table:table-cell>
          <table:table-cell office:value-type="float" office:value="208004719">
            <text:p>208004719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table:style-name="ce1" office:value-type="string">
            <text:p>2013-11-08</text:p>
          </table:table-cell>
          <table:table-cell office:value-type="float" office:value="673030550439">
            <text:p>6730305504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36,3ml</text:p>
          </table:table-cell>
          <table:table-cell office:value-type="string">
            <text:p><text:s/>keskosas tsüst suurusega 1,18x1</text:p>
          </table:table-cell>
          <table:table-cell office:value-type="string">
            <text:p>Eesnäärme</text:p>
          </table:table-cell>
          <table:table-cell office:value-type="float" office:value="36.3">
            <text:p>36,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290995">
            <text:p>23290995</text:p>
          </table:table-cell>
          <table:table-cell office:value-type="float" office:value="198206740">
            <text:p>198206740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table:style-name="ce1" office:value-type="string">
            <text:p>2013-09-09</text:p>
          </table:table-cell>
          <table:table-cell office:value-type="float" office:value="48409388816">
            <text:p>484093888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36,95 mL</text:p>
          </table:table-cell>
          <table:table-cell office:value-type="string">
            <text:p>eesnäärme maht 36,95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36.95">
            <text:p>36,9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49315">
            <text:p>1749315</text:p>
          </table:table-cell>
          <table:table-cell office:value-type="float" office:value="150873921">
            <text:p>150873921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2684413371">
            <text:p>5268441337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orienteeruvad mõõtmed on ca 3.6x4x4.9 cm , maht ca 37 m</text:p>
          </table:table-cell>
          <table:table-cell office:value-type="string">
            <text:p>Prostata orienteeruvad mõõtmed on ca 3.6x4x4.9 cm , maht ca 37 ml</text:p>
          </table:table-cell>
          <table:table-cell office:value-type="string">
            <text:p><text:s/>; kontuur on valdavalt selge , </text:p>
          </table:table-cell>
          <table:table-cell office:value-type="string">
            <text:p>Prostata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919844">
            <text:p>5919844</text:p>
          </table:table-cell>
          <table:table-cell office:value-type="float" office:value="79790117">
            <text:p>79790117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8423116907">
            <text:p>5842311690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tmetelt suurenenud , 4,5 x 4 x4 cm , maht ~ 37ml</text:p>
          </table:table-cell>
          <table:table-cell office:value-type="string">
            <text:p><text:s/>, kuju asümmeetriline , lobulaa</text:p>
          </table:table-cell>
          <table:table-cell office:value-type="string">
            <text:p>Prostata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24256">
            <text:p>8924256</text:p>
          </table:table-cell>
          <table:table-cell office:value-type="float" office:value="159973523">
            <text:p>159973523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ce1" office:value-type="string">
            <text:p>2012-12-27</text:p>
          </table:table-cell>
          <table:table-cell office:value-type="float" office:value="24199581402">
            <text:p>2419958140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transrektaalse anduriga kerge suurenemisega - ~ 5,1x4,5</text:p>
          </table:table-cell>
          <table:table-cell office:value-type="string">
            <text:p>PROSTATA transrektaalse anduriga kerge suurenemisega - ~ 5,1x4,5x3cm , maht ~ 37ml</text:p>
          </table:table-cell>
          <table:table-cell/>
          <table:table-cell office:value-type="string">
            <text:p>PROSTATA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233193">
            <text:p>4233193</text:p>
          </table:table-cell>
          <table:table-cell office:value-type="float" office:value="127795161">
            <text:p>127795161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table:style-name="ce1" office:value-type="string">
            <text:p>2012-07-03</text:p>
          </table:table-cell>
          <table:table-cell office:value-type="float" office:value="58235878798">
            <text:p>582358787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 eesnääre 37 ml</text:p>
          </table:table-cell>
          <table:table-cell office:value-type="string">
            <text:p>eesnääre 37 ml</text:p>
          </table:table-cell>
          <table:table-cell/>
          <table:table-cell office:value-type="string">
            <text:p>eesnääre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78670">
            <text:p>9078670</text:p>
          </table:table-cell>
          <table:table-cell office:value-type="float" office:value="163854881">
            <text:p>163854881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7129">
            <text:p>67303032712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37ml</text:p>
          </table:table-cell>
          <table:table-cell office:value-type="string">
            <text:p><text:s/>, ehhostruktuur ühtlane</text:p>
          </table:table-cell>
          <table:table-cell office:value-type="string">
            <text:p>Eesnäärme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299470">
            <text:p>22299470</text:p>
          </table:table-cell>
          <table:table-cell office:value-type="float" office:value="200300143">
            <text:p>200300143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ce1" office:value-type="string">
            <text:p>2013-09-30</text:p>
          </table:table-cell>
          <table:table-cell office:value-type="float" office:value="81504578976">
            <text:p>815045789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ltrahelis eesnäärme maht 37 ml</text:p>
          </table:table-cell>
          <table:table-cell office:value-type="string">
            <text:p>eesnäärme maht 37 ml</text:p>
          </table:table-cell>
          <table:table-cell office:value-type="string">
            <text:p><text:s/>, jääkuriini 159 ml , maksimaal</text:p>
          </table:table-cell>
          <table:table-cell office:value-type="string">
            <text:p>eesnäärme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692944">
            <text:p>22692944</text:p>
          </table:table-cell>
          <table:table-cell office:value-type="float" office:value="197273024">
            <text:p>197273024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ce1" office:value-type="string">
            <text:p>2013-09-06</text:p>
          </table:table-cell>
          <table:table-cell office:value-type="float" office:value="72107229086">
            <text:p>721072290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22 dex , sin 24 mluh - eesnääre - u37cm3</text:p>
          </table:table-cell>
          <table:table-cell office:value-type="string">
            <text:p>eesnääre - u37cm3</text:p>
          </table:table-cell>
          <table:table-cell office:value-type="string">
            <text:p><text:s/>, tsentraalseld mõned tihedad k</text:p>
          </table:table-cell>
          <table:table-cell office:value-type="string">
            <text:p>eesnääre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79444">
            <text:p>9079444</text:p>
          </table:table-cell>
          <table:table-cell office:value-type="float" office:value="206712683">
            <text:p>206712683</text:p>
          </table:table-cell>
          <table:table-cell office:value-type="string">
            <text:p>2013-11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90334">
            <text:p>67303049033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37 ml</text:p>
          </table:table-cell>
          <table:table-cell/>
          <table:table-cell office:value-type="string">
            <text:p>Prostata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3883945">
            <text:p>3883945</text:p>
          </table:table-cell>
          <table:table-cell office:value-type="float" office:value="142470754">
            <text:p>142470754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1713595527">
            <text:p>117135955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<text:s/>põis alati ei tühjene psa 2,29 prostata 37ml</text:p>
          </table:table-cell>
          <table:table-cell office:value-type="string">
            <text:p>prostata 37ml</text:p>
          </table:table-cell>
          <table:table-cell office:value-type="string">
            <text:p>öine urineerimine 3 x , juga ei </text:p>
          </table:table-cell>
          <table:table-cell office:value-type="string">
            <text:p>prostata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169658">
            <text:p>11169658</text:p>
          </table:table-cell>
          <table:table-cell office:value-type="float" office:value="201144668">
            <text:p>201144668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table:style-name="ce1" office:value-type="string">
            <text:p>2013-09-16</text:p>
          </table:table-cell>
          <table:table-cell office:value-type="float" office:value="673031065519">
            <text:p>6730310655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dud 3,20x 4,86 x 4,62 cm , maht 37 mL</text:p>
          </table:table-cell>
          <table:table-cell office:value-type="string">
            <text:p><text:s/>Eesnäärme mõlemast sagarast 7 b</text:p>
          </table:table-cell>
          <table:table-cell office:value-type="string">
            <text:p>Eesnäärme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38079">
            <text:p>1638079</text:p>
          </table:table-cell>
          <table:table-cell office:value-type="float" office:value="82428589">
            <text:p>82428589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6347917268">
            <text:p>6634791726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4,98X46,6X31,2mm , maht 37,24 ml</text:p>
          </table:table-cell>
          <table:table-cell office:value-type="string">
            <text:p><text:s/>;</text:p>
          </table:table-cell>
          <table:table-cell office:value-type="string">
            <text:p>Eesnääre</text:p>
          </table:table-cell>
          <table:table-cell office:value-type="float" office:value="37.24">
            <text:p>37,2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28229">
            <text:p>15328229</text:p>
          </table:table-cell>
          <table:table-cell office:value-type="float" office:value="161008194">
            <text:p>161008194</text:p>
          </table:table-cell>
          <table:table-cell office:value-type="string">
            <text:p>2013-02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0516278080">
            <text:p>20516278080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~ 47 x 32 x 47 mm , maht 37,9 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37.9">
            <text:p>37,9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48059">
            <text:p>8948059</text:p>
          </table:table-cell>
          <table:table-cell office:value-type="float" office:value="213558856">
            <text:p>213558856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82368">
            <text:p>67303058236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suurenenud , maht ca 38 ml</text:p>
          </table:table-cell>
          <table:table-cell/>
          <table:table-cell office:value-type="string">
            <text:p>Prostata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01061">
            <text:p>8901061</text:p>
          </table:table-cell>
          <table:table-cell office:value-type="float" office:value="167799631">
            <text:p>167799631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034757132">
            <text:p>8703475713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36-38ml</text:p>
          </table:table-cell>
          <table:table-cell office:value-type="string">
            <text:p><text:s/>, sõlmeline</text:p>
          </table:table-cell>
          <table:table-cell office:value-type="string">
            <text:p>eesnääre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3036047">
            <text:p>3036047</text:p>
          </table:table-cell>
          <table:table-cell office:value-type="float" office:value="124780277">
            <text:p>124780277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table:style-name="ce1" office:value-type="string">
            <text:p>2012-03-21</text:p>
          </table:table-cell>
          <table:table-cell office:value-type="float" office:value="53107456116">
            <text:p>531074561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IPSS sooring 4 punkti UH alusel eesnääre üksnes 38ml</text:p>
          </table:table-cell>
          <table:table-cell office:value-type="string">
            <text:p>eesnääre üksnes 38ml</text:p>
          </table:table-cell>
          <table:table-cell/>
          <table:table-cell office:value-type="string">
            <text:p>eesnääre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22056">
            <text:p>9022056</text:p>
          </table:table-cell>
          <table:table-cell office:value-type="float" office:value="171177006">
            <text:p>171177006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ce1" office:value-type="string">
            <text:p>2013-04-09</text:p>
          </table:table-cell>
          <table:table-cell office:value-type="float" office:value="73753329999">
            <text:p>7375332999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dud ~ 3 x , 5,4 x 4,5 cm , maht ~ 38 cc</text:p>
          </table:table-cell>
          <table:table-cell office:value-type="string">
            <text:p><text:s/>, kontuurid siledad , struktuur</text:p>
          </table:table-cell>
          <table:table-cell office:value-type="string">
            <text:p>prostata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342815">
            <text:p>22342815</text:p>
          </table:table-cell>
          <table:table-cell office:value-type="float" office:value="184169253">
            <text:p>184169253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ce1" office:value-type="string">
            <text:p>2013-06-19</text:p>
          </table:table-cell>
          <table:table-cell office:value-type="float" office:value="24184470896">
            <text:p>241844708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38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368995">
            <text:p>14368995</text:p>
          </table:table-cell>
          <table:table-cell office:value-type="float" office:value="192978445">
            <text:p>192978445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table:style-name="ce1" office:value-type="string">
            <text:p>2013-06-25</text:p>
          </table:table-cell>
          <table:table-cell office:value-type="float" office:value="673030321025">
            <text:p>6730303210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38,2ml</text:p>
          </table:table-cell>
          <table:table-cell/>
          <table:table-cell office:value-type="string">
            <text:p>Eesnäärme</text:p>
          </table:table-cell>
          <table:table-cell office:value-type="float" office:value="38.2">
            <text:p>38,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31400">
            <text:p>8931400</text:p>
          </table:table-cell>
          <table:table-cell office:value-type="float" office:value="196072406">
            <text:p>196072406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7830464751">
            <text:p>3783046475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5,7x3,7x3,5cm -maht=38,4ml</text:p>
          </table:table-cell>
          <table:table-cell/>
          <table:table-cell office:value-type="string">
            <text:p>Prostata</text:p>
          </table:table-cell>
          <table:table-cell office:value-type="float" office:value="38.4">
            <text:p>38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698146">
            <text:p>23698146</text:p>
          </table:table-cell>
          <table:table-cell office:value-type="float" office:value="205100621">
            <text:p>205100621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table:style-name="ce1" office:value-type="string">
            <text:p>2013-10-25</text:p>
          </table:table-cell>
          <table:table-cell office:value-type="float" office:value="57754214022">
            <text:p>577542140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õõtmetelt ca 4,7x4,0x4,0 cm , maht 39 ml</text:p>
          </table:table-cell>
          <table:table-cell/>
          <table:table-cell office:value-type="string">
            <text:p>Eesnääre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96157">
            <text:p>1496157</text:p>
          </table:table-cell>
          <table:table-cell office:value-type="float" office:value="147710868">
            <text:p>147710868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2930082938">
            <text:p>82930082938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kajavaese struktuuriga , maht 39 ml</text:p>
          </table:table-cell>
          <table:table-cell/>
          <table:table-cell office:value-type="string">
            <text:p>Eesnääre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471162">
            <text:p>17471162</text:p>
          </table:table-cell>
          <table:table-cell office:value-type="float" office:value="216709233">
            <text:p>216709233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7282240029">
            <text:p>372822400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rektaalselt mõõdetuna 39cc</text:p>
          </table:table-cell>
          <table:table-cell office:value-type="string">
            <text:p><text:s/>- väike keskmine sagar , mis võ</text:p>
          </table:table-cell>
          <table:table-cell office:value-type="string">
            <text:p>Eesnääre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046281">
            <text:p>21046281</text:p>
          </table:table-cell>
          <table:table-cell office:value-type="float" office:value="197225351">
            <text:p>197225351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table:style-name="ce1" office:value-type="string">
            <text:p>2013-09-11</text:p>
          </table:table-cell>
          <table:table-cell office:value-type="float" office:value="24374398561">
            <text:p>243743985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-s eesnääre 39 ml</text:p>
          </table:table-cell>
          <table:table-cell office:value-type="string">
            <text:p>eesnääre 39 ml</text:p>
          </table:table-cell>
          <table:table-cell/>
          <table:table-cell office:value-type="string">
            <text:p>eesnääre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861630">
            <text:p>21861630</text:p>
          </table:table-cell>
          <table:table-cell office:value-type="float" office:value="214528619">
            <text:p>214528619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table:style-name="ce1" office:value-type="string">
            <text:p>2013-12-10</text:p>
          </table:table-cell>
          <table:table-cell office:value-type="float" office:value="91614877746">
            <text:p>916148777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39,4ml</text:p>
          </table:table-cell>
          <table:table-cell/>
          <table:table-cell office:value-type="string">
            <text:p>Eesnäärme</text:p>
          </table:table-cell>
          <table:table-cell office:value-type="float" office:value="39.4">
            <text:p>39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0012663">
            <text:p>20012663</text:p>
          </table:table-cell>
          <table:table-cell office:value-type="float" office:value="155594430">
            <text:p>155594430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2851581">
            <text:p>6730428515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Jääkuriini ei ole , prostata maht 40 cc</text:p>
          </table:table-cell>
          <table:table-cell office:value-type="string">
            <text:p>prostata maht 40 cc</text:p>
          </table:table-cell>
          <table:table-cell office:value-type="string">
            <text:p><text:s/>TRUS+Bx 12 tk - maliigsust pole</text:p>
          </table:table-cell>
          <table:table-cell office:value-type="string">
            <text:p>prostat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28692">
            <text:p>9028692</text:p>
          </table:table-cell>
          <table:table-cell office:value-type="float" office:value="201678801">
            <text:p>201678801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7931123">
            <text:p>67303793112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Kirjeldus : REktraalne UH : eesnääre on u 40 ml</text:p>
          </table:table-cell>
          <table:table-cell office:value-type="string">
            <text:p>eesnääre on u 40 ml</text:p>
          </table:table-cell>
          <table:table-cell office:value-type="string">
            <text:p><text:s/>, kaja tavaline , ühtlane , kol</text:p>
          </table:table-cell>
          <table:table-cell office:value-type="string">
            <text:p>eesnääre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273065">
            <text:p>14273065</text:p>
          </table:table-cell>
          <table:table-cell office:value-type="float" office:value="174239203">
            <text:p>174239203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ce1" office:value-type="string">
            <text:p>2013-04-26</text:p>
          </table:table-cell>
          <table:table-cell office:value-type="float" office:value="673030543316">
            <text:p>6730305433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 - uuringul eesnääre 40 cm3</text:p>
          </table:table-cell>
          <table:table-cell office:value-type="string">
            <text:p>eesnääre 40 cm3</text:p>
          </table:table-cell>
          <table:table-cell office:value-type="string">
            <text:p><text:s/>, struktuur ühtlane</text:p>
          </table:table-cell>
          <table:table-cell office:value-type="string">
            <text:p>eesnääre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056217">
            <text:p>22056217</text:p>
          </table:table-cell>
          <table:table-cell office:value-type="float" office:value="198413665">
            <text:p>198413665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ce1" office:value-type="string">
            <text:p>2013-09-10</text:p>
          </table:table-cell>
          <table:table-cell office:value-type="float" office:value="673037604196">
            <text:p>6730376041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TRUS - prostata maht 40ml</text:p>
          </table:table-cell>
          <table:table-cell office:value-type="string">
            <text:p>prostata maht 40ml</text:p>
          </table:table-cell>
          <table:table-cell office:value-type="string">
            <text:p><text:s/>, jääkuriini endiselt 200ml + u</text:p>
          </table:table-cell>
          <table:table-cell office:value-type="string">
            <text:p>prostat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26615">
            <text:p>9126615</text:p>
          </table:table-cell>
          <table:table-cell office:value-type="float" office:value="174309257">
            <text:p>174309257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4408724412">
            <text:p>64408724412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Arvamus/Soovitused : Prostata maht transabdominaalselt ca40 ml</text:p>
          </table:table-cell>
          <table:table-cell office:value-type="string">
            <text:p>Prostata maht transabdominaalselt ca40 ml</text:p>
          </table:table-cell>
          <table:table-cell/>
          <table:table-cell office:value-type="string">
            <text:p>Prostat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322725">
            <text:p>13322725</text:p>
          </table:table-cell>
          <table:table-cell office:value-type="float" office:value="199797708">
            <text:p>199797708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table:style-name="ce1" office:value-type="string">
            <text:p>2013-08-16</text:p>
          </table:table-cell>
          <table:table-cell office:value-type="float" office:value="673043958809">
            <text:p>6730439588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ca 40 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63003">
            <text:p>1263003</text:p>
          </table:table-cell>
          <table:table-cell office:value-type="float" office:value="100311800">
            <text:p>100311800</text:p>
          </table:table-cell>
          <table:table-cell office:value-type="string">
            <text:p>2012-04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5283655076">
            <text:p>9528365507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transabdominaalselt ca 40 ml</text:p>
          </table:table-cell>
          <table:table-cell/>
          <table:table-cell office:value-type="string">
            <text:p>Prostat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17016">
            <text:p>1317016</text:p>
          </table:table-cell>
          <table:table-cell office:value-type="float" office:value="84110625">
            <text:p>84110625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1150964831">
            <text:p>9115096483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he täitunud , sisaldis kajavaba Prostata võlvub kusepõide , maht</text:p>
          </table:table-cell>
          <table:table-cell office:value-type="string">
            <text:p>Prostata võlvub kusepõide , maht ca 40 ml</text:p>
          </table:table-cell>
          <table:table-cell/>
          <table:table-cell office:value-type="string">
            <text:p>Prostat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521754">
            <text:p>21521754</text:p>
          </table:table-cell>
          <table:table-cell office:value-type="float" office:value="193290001">
            <text:p>193290001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ce1" office:value-type="string">
            <text:p>2013-08-01</text:p>
          </table:table-cell>
          <table:table-cell office:value-type="float" office:value="61297497355">
            <text:p>61297497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õõtmetelt ca 4,7 x 4,6 x 4,6 cm , maht ca 40 ml</text:p>
          </table:table-cell>
          <table:table-cell/>
          <table:table-cell office:value-type="string">
            <text:p>Eesnääre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189647">
            <text:p>4189647</text:p>
          </table:table-cell>
          <table:table-cell office:value-type="float" office:value="123675414">
            <text:p>123675414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ce1" office:value-type="string">
            <text:p>2012-05-29</text:p>
          </table:table-cell>
          <table:table-cell office:value-type="float" office:value="84549655200">
            <text:p>845496552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kontuur jälgitav , struktuur ühtlane ; maht 40,0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75166">
            <text:p>5075166</text:p>
          </table:table-cell>
          <table:table-cell office:value-type="float" office:value="149897997">
            <text:p>149897997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table:style-name="ce1" office:value-type="string">
            <text:p>2012-11-21</text:p>
          </table:table-cell>
          <table:table-cell office:value-type="float" office:value="32627748982">
            <text:p>326277489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Kontrollsonograafia-eesnääre on vähenenud 53ml 40 ml</text:p>
          </table:table-cell>
          <table:table-cell office:value-type="string">
            <text:p>eesnääre on vähenenud 53ml 40 ml</text:p>
          </table:table-cell>
          <table:table-cell office:value-type="string">
            <text:p>-ni</text:p>
          </table:table-cell>
          <table:table-cell office:value-type="string">
            <text:p>eesnääre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02100">
            <text:p>1302100</text:p>
          </table:table-cell>
          <table:table-cell office:value-type="float" office:value="150519218">
            <text:p>150519218</text:p>
          </table:table-cell>
          <table:table-cell office:value-type="string">
            <text:p>2012-11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4978045849">
            <text:p>5497804584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õis trabekulaar-hüpertroofiline Prostata &lt;40ml</text:p>
          </table:table-cell>
          <table:table-cell office:value-type="string">
            <text:p>Prostata &lt;40ml</text:p>
          </table:table-cell>
          <table:table-cell office:value-type="string">
            <text:p><text:s/>, regulaarne</text:p>
          </table:table-cell>
          <table:table-cell office:value-type="string">
            <text:p>Prostat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674364">
            <text:p>22674364</text:p>
          </table:table-cell>
          <table:table-cell office:value-type="float" office:value="176322845">
            <text:p>176322845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table:style-name="ce1" office:value-type="string">
            <text:p>2013-05-08</text:p>
          </table:table-cell>
          <table:table-cell office:value-type="float" office:value="673030569103">
            <text:p>6730305691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dud 2,57x5,73x5,21 cm , maht40,1 ml</text:p>
          </table:table-cell>
          <table:table-cell office:value-type="string">
            <text:p><text:s/>Kude ühtlane , piirid selged</text:p>
          </table:table-cell>
          <table:table-cell office:value-type="string">
            <text:p>Prostata</text:p>
          </table:table-cell>
          <table:table-cell office:value-type="float" office:value="40.1">
            <text:p>40,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831212">
            <text:p>22831212</text:p>
          </table:table-cell>
          <table:table-cell office:value-type="float" office:value="179860883">
            <text:p>179860883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table:style-name="ce1" office:value-type="string">
            <text:p>2013-05-28</text:p>
          </table:table-cell>
          <table:table-cell office:value-type="float" office:value="673030404079">
            <text:p>6730304040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40,2ml</text:p>
          </table:table-cell>
          <table:table-cell/>
          <table:table-cell office:value-type="string">
            <text:p>Eesnäärme</text:p>
          </table:table-cell>
          <table:table-cell office:value-type="float" office:value="40.2">
            <text:p>40,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78109">
            <text:p>878109</text:p>
          </table:table-cell>
          <table:table-cell office:value-type="float" office:value="82536407">
            <text:p>82536407</text:p>
          </table:table-cell>
          <table:table-cell office:value-type="string">
            <text:p>2011-03-02</text:p>
          </table:table-cell>
          <table:table-cell office:value-type="string">
            <text:p>A</text:p>
          </table:table-cell>
          <table:table-cell table:style-name="ce1" office:value-type="string">
            <text:p>2011-03-02</text:p>
          </table:table-cell>
          <table:table-cell office:value-type="float" office:value="22995976109">
            <text:p>22995976109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40,2cm3</text:p>
          </table:table-cell>
          <table:table-cell office:value-type="string">
            <text:p><text:s/>, struktuuris esineb kaltsifika</text:p>
          </table:table-cell>
          <table:table-cell office:value-type="string">
            <text:p>Prostata</text:p>
          </table:table-cell>
          <table:table-cell office:value-type="float" office:value="40.2">
            <text:p>40,2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45569">
            <text:p>1745569</text:p>
          </table:table-cell>
          <table:table-cell office:value-type="float" office:value="150798087">
            <text:p>150798087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9752639452">
            <text:p>9975263945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\s*V\s*=?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me ( per rectum ) mõõdud : 3,6 x 4,5 x 4,8cm , V = 40,8 m</text:p>
          </table:table-cell>
          <table:table-cell office:value-type="string">
            <text:p>Eesnäärme ( per rectum ) mõõdud : 3,6 x 4,5 x 4,8cm , V = 40,8 ml</text:p>
          </table:table-cell>
          <table:table-cell office:value-type="string">
            <text:p><text:s/>( N kuni 30 ml ) , sümmeetrilin</text:p>
          </table:table-cell>
          <table:table-cell office:value-type="string">
            <text:p>Eesnäärme</text:p>
          </table:table-cell>
          <table:table-cell office:value-type="float" office:value="40.8">
            <text:p>40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78739">
            <text:p>9078739</text:p>
          </table:table-cell>
          <table:table-cell office:value-type="float" office:value="216795753">
            <text:p>21679575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105783894">
            <text:p>4310578389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~ 41 ml</text:p>
          </table:table-cell>
          <table:table-cell office:value-type="string">
            <text:p><text:s/>, kajavaeseid koldeid esile ei </text:p>
          </table:table-cell>
          <table:table-cell office:value-type="string">
            <text:p>Eesnäärme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81040">
            <text:p>1581040</text:p>
          </table:table-cell>
          <table:table-cell office:value-type="float" office:value="129398677">
            <text:p>129398677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990513453">
            <text:p>7399051345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itunud , sisaldis homogeenne , eesnääre põide võlvuv , keskel k</text:p>
          </table:table-cell>
          <table:table-cell office:value-type="string">
            <text:p>eesnääre põide võlvuv , keskel kajavaene adenoom , maht 41 ml</text:p>
          </table:table-cell>
          <table:table-cell/>
          <table:table-cell office:value-type="string">
            <text:p>eesnääre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310807">
            <text:p>17310807</text:p>
          </table:table-cell>
          <table:table-cell office:value-type="float" office:value="155483698">
            <text:p>155483698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7902975920">
            <text:p>979029759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H prostata maht 41 cm3</text:p>
          </table:table-cell>
          <table:table-cell office:value-type="string">
            <text:p>prostata maht 41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41512">
            <text:p>1641512</text:p>
          </table:table-cell>
          <table:table-cell office:value-type="float" office:value="88404858">
            <text:p>88404858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table:style-name="ce1" office:value-type="string">
            <text:p>2012-03-20</text:p>
          </table:table-cell>
          <table:table-cell office:value-type="float" office:value="16590239760">
            <text:p>1659023976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dud 4,9 x 3,4 x 4,7 cm , maht ~ 41 cc</text:p>
          </table:table-cell>
          <table:table-cell/>
          <table:table-cell office:value-type="string">
            <text:p>Prostata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712321">
            <text:p>21712321</text:p>
          </table:table-cell>
          <table:table-cell office:value-type="float" office:value="192570363">
            <text:p>192570363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table:style-name="ce1" office:value-type="string">
            <text:p>2013-07-17</text:p>
          </table:table-cell>
          <table:table-cell office:value-type="float" office:value="50315494232">
            <text:p>503154942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 - uuringul eesnääre ~ 41 cm3</text:p>
          </table:table-cell>
          <table:table-cell office:value-type="string">
            <text:p>eesnääre ~ 41 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869553">
            <text:p>21869553</text:p>
          </table:table-cell>
          <table:table-cell office:value-type="float" office:value="187339912">
            <text:p>187339912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table:style-name="ce1" office:value-type="string">
            <text:p>2013-07-01</text:p>
          </table:table-cell>
          <table:table-cell office:value-type="float" office:value="61229143551">
            <text:p>612291435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41,91 mL</text:p>
          </table:table-cell>
          <table:table-cell office:value-type="string">
            <text:p>eesnäärme maht 41,91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41.91">
            <text:p>41,9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237294">
            <text:p>14237294</text:p>
          </table:table-cell>
          <table:table-cell office:value-type="float" office:value="177619381">
            <text:p>177619381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table:style-name="ce1" office:value-type="string">
            <text:p>2013-05-15</text:p>
          </table:table-cell>
          <table:table-cell office:value-type="float" office:value="76990761340">
            <text:p>769907613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e mõõtmetelt suurenenud ca 3,2 x 5,3 x 4,8 cm , maht 42 m</text:p>
          </table:table-cell>
          <table:table-cell office:value-type="string">
            <text:p>Eesnääre mõõtmetelt suurenenud ca 3,2 x 5,3 x 4,8 cm , maht 42 ml</text:p>
          </table:table-cell>
          <table:table-cell/>
          <table:table-cell office:value-type="string">
            <text:p>Eesnääre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84861">
            <text:p>1684861</text:p>
          </table:table-cell>
          <table:table-cell office:value-type="float" office:value="132185659">
            <text:p>132185659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1358217525">
            <text:p>5135821752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ühtlaselt kajavaene , maht 42 ml</text:p>
          </table:table-cell>
          <table:table-cell/>
          <table:table-cell office:value-type="string">
            <text:p>Eesnääre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55758">
            <text:p>1155758</text:p>
          </table:table-cell>
          <table:table-cell office:value-type="float" office:value="128161315">
            <text:p>128161315</text:p>
          </table:table-cell>
          <table:table-cell office:value-type="string">
            <text:p>2012-07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6513584311">
            <text:p>8651358431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ebaühtlase kajavaese struktuuriga , maht 42 ml</text:p>
          </table:table-cell>
          <table:table-cell/>
          <table:table-cell office:value-type="string">
            <text:p>Eesnääre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437769">
            <text:p>13437769</text:p>
          </table:table-cell>
          <table:table-cell office:value-type="float" office:value="156265960">
            <text:p>156265960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table:style-name="ce1" office:value-type="string">
            <text:p>2012-12-27</text:p>
          </table:table-cell>
          <table:table-cell office:value-type="float" office:value="90913651606">
            <text:p>909136516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42 cm3</text:p>
          </table:table-cell>
          <table:table-cell office:value-type="string">
            <text:p><text:s/>, struktuur inhomogeenne</text:p>
          </table:table-cell>
          <table:table-cell office:value-type="string">
            <text:p>Prostata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385310">
            <text:p>23385310</text:p>
          </table:table-cell>
          <table:table-cell office:value-type="float" office:value="204937183">
            <text:p>204937183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table:style-name="ce1" office:value-type="string">
            <text:p>2013-08-29</text:p>
          </table:table-cell>
          <table:table-cell office:value-type="float" office:value="673030460560">
            <text:p>6730304605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SA ealise normi piires , eesnääre 42 ml</text:p>
          </table:table-cell>
          <table:table-cell office:value-type="string">
            <text:p>eesnääre 42 ml</text:p>
          </table:table-cell>
          <table:table-cell office:value-type="string">
            <text:p><text:s/>, üksik tüst piki ureetrat pige</text:p>
          </table:table-cell>
          <table:table-cell office:value-type="string">
            <text:p>eesnääre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34134">
            <text:p>9134134</text:p>
          </table:table-cell>
          <table:table-cell office:value-type="float" office:value="199803373">
            <text:p>199803373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8892066">
            <text:p>67303889206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42 ml</text:p>
          </table:table-cell>
          <table:table-cell/>
          <table:table-cell office:value-type="string">
            <text:p>EESNÄÄRE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38250">
            <text:p>1638250</text:p>
          </table:table-cell>
          <table:table-cell office:value-type="float" office:value="82722657">
            <text:p>82722657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9187110283">
            <text:p>8918711028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mõõdud 4,8x4,2x4,0 cm , maht 42 ml</text:p>
          </table:table-cell>
          <table:table-cell/>
          <table:table-cell office:value-type="string">
            <text:p>PROSTATA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926687">
            <text:p>11926687</text:p>
          </table:table-cell>
          <table:table-cell office:value-type="float" office:value="208906807">
            <text:p>208906807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table:style-name="ce1" office:value-type="string">
            <text:p>2013-10-24</text:p>
          </table:table-cell>
          <table:table-cell office:value-type="float" office:value="60932324442">
            <text:p>609323244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me rektaalne UH - uuring : eesnäärme piirid tajutavad , e</text:p>
          </table:table-cell>
          <table:table-cell office:value-type="string">
            <text:p>eesnäärme rektaalne UH - uuring : eesnäärme piirid tajutavad , eesnäärme ehhostruktuur ebaühtlane , rohkelt kaltsifikaate , eesnäärme maht 42,3 cm3</text:p>
          </table:table-cell>
          <table:table-cell office:value-type="string">
            <text:p><text:s/>( vt pildipank )</text:p>
          </table:table-cell>
          <table:table-cell office:value-type="string">
            <text:p>eesnäärme</text:p>
          </table:table-cell>
          <table:table-cell office:value-type="float" office:value="42.3">
            <text:p>42,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496199">
            <text:p>14496199</text:p>
          </table:table-cell>
          <table:table-cell office:value-type="float" office:value="160472469">
            <text:p>160472469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table:style-name="ce1" office:value-type="string">
            <text:p>2013-01-21</text:p>
          </table:table-cell>
          <table:table-cell office:value-type="float" office:value="37653110797">
            <text:p>376531107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42,9ml</text:p>
          </table:table-cell>
          <table:table-cell office:value-type="string">
            <text:p><text:s/>struktuur ühtlane seemnepõiekse</text:p>
          </table:table-cell>
          <table:table-cell office:value-type="string">
            <text:p>Eesnäärme</text:p>
          </table:table-cell>
          <table:table-cell office:value-type="float" office:value="42.9">
            <text:p>42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557310">
            <text:p>11557310</text:p>
          </table:table-cell>
          <table:table-cell office:value-type="float" office:value="174817058">
            <text:p>174817058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table:style-name="ce1" office:value-type="string">
            <text:p>2013-04-09</text:p>
          </table:table-cell>
          <table:table-cell office:value-type="float" office:value="56176775940">
            <text:p>561767759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43 cc</text:p>
          </table:table-cell>
          <table:table-cell office:value-type="string">
            <text:p><text:s/>, struktuur ühtlane</text:p>
          </table:table-cell>
          <table:table-cell office:value-type="string">
            <text:p>Prostata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165108">
            <text:p>12165108</text:p>
          </table:table-cell>
          <table:table-cell office:value-type="float" office:value="207157421">
            <text:p>207157421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table:style-name="ce1" office:value-type="string">
            <text:p>2013-11-05</text:p>
          </table:table-cell>
          <table:table-cell office:value-type="float" office:value="46571650342">
            <text:p>465716503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43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188857">
            <text:p>4188857</text:p>
          </table:table-cell>
          <table:table-cell office:value-type="float" office:value="123681955">
            <text:p>123681955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table:style-name="ce1" office:value-type="string">
            <text:p>2012-05-21</text:p>
          </table:table-cell>
          <table:table-cell office:value-type="float" office:value="14094146609">
            <text:p>140941466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llimuse vastus nr : 12-102722-1Prostata maht 43 cm3</text:p>
          </table:table-cell>
          <table:table-cell office:value-type="string">
            <text:p>Prostata maht 43 cm3</text:p>
          </table:table-cell>
          <table:table-cell office:value-type="string">
            <text:p><text:s/>, kontuur jälgitav , rohkelt lu</text:p>
          </table:table-cell>
          <table:table-cell office:value-type="string">
            <text:p>Prostata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17575">
            <text:p>1317575</text:p>
          </table:table-cell>
          <table:table-cell office:value-type="float" office:value="81759612">
            <text:p>81759612</text:p>
          </table:table-cell>
          <table:table-cell office:value-type="string">
            <text:p>2012-01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8102487199">
            <text:p>1810248719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tmed ca 50x46x32mm , maht 43,18ml</text:p>
          </table:table-cell>
          <table:table-cell office:value-type="string">
            <text:p><text:s/>, tasase kontuuriga , verevarus</text:p>
          </table:table-cell>
          <table:table-cell office:value-type="string">
            <text:p>Eesnäärme</text:p>
          </table:table-cell>
          <table:table-cell office:value-type="float" office:value="43.18">
            <text:p>43,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13991">
            <text:p>8913991</text:p>
          </table:table-cell>
          <table:table-cell office:value-type="float" office:value="207010520">
            <text:p>207010520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2241318">
            <text:p>67304224131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Kirjeldus : Rektaalselt on eesnääre u 44 ml</text:p>
          </table:table-cell>
          <table:table-cell office:value-type="string">
            <text:p>eesnääre u 44 ml</text:p>
          </table:table-cell>
          <table:table-cell office:value-type="string">
            <text:p><text:s/>, vasemas sagaras piirudnud sõl</text:p>
          </table:table-cell>
          <table:table-cell office:value-type="string">
            <text:p>eesnääre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88139">
            <text:p>15288139</text:p>
          </table:table-cell>
          <table:table-cell office:value-type="float" office:value="211275162">
            <text:p>211275162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0761159">
            <text:p>67303076115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44 ml</text:p>
          </table:table-cell>
          <table:table-cell office:value-type="string">
            <text:p><text:s/>, struktuur ei ole hinnatav</text:p>
          </table:table-cell>
          <table:table-cell office:value-type="string">
            <text:p>Prostata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841379">
            <text:p>17841379</text:p>
          </table:table-cell>
          <table:table-cell office:value-type="float" office:value="166018420">
            <text:p>166018420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0576963278">
            <text:p>805769632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eOP IPSS 4p , IEEF : 3p , Eesnääre rektaalselt mõõdetuna 44cc</text:p>
          </table:table-cell>
          <table:table-cell office:value-type="string">
            <text:p>Eesnääre rektaalselt mõõdetuna 44cc</text:p>
          </table:table-cell>
          <table:table-cell office:value-type="string">
            <text:p>Mai 2012a</text:p>
          </table:table-cell>
          <table:table-cell office:value-type="string">
            <text:p>Eesnääre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10801">
            <text:p>15310801</text:p>
          </table:table-cell>
          <table:table-cell office:value-type="float" office:value="167177108">
            <text:p>167177108</text:p>
          </table:table-cell>
          <table:table-cell office:value-type="string">
            <text:p>2013-03-15</text:p>
          </table:table-cell>
          <table:table-cell office:value-type="string">
            <text:p>S</text:p>
          </table:table-cell>
          <table:table-cell table:style-name="ce1" office:value-type="string">
            <text:p>2013-03-02</text:p>
          </table:table-cell>
          <table:table-cell office:value-type="float" office:value="673038335325">
            <text:p>67303833532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( abd anduriga ) : oletatav prostata on ümar , mõõdukal</text:p>
          </table:table-cell>
          <table:table-cell office:value-type="string">
            <text:p>PROSTATA ( abd anduriga ) : oletatav prostata on ümar , mõõdukalt suurenenud ( 43 x 39 x 48 mm , maht ca 44 ml</text:p>
          </table:table-cell>
          <table:table-cell office:value-type="string">
            <text:p><text:s/>) , NB ! põiekateeter näib pros</text:p>
          </table:table-cell>
          <table:table-cell office:value-type="string">
            <text:p>PROSTATA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93361">
            <text:p>15193361</text:p>
          </table:table-cell>
          <table:table-cell office:value-type="float" office:value="171620793">
            <text:p>171620793</text:p>
          </table:table-cell>
          <table:table-cell office:value-type="string">
            <text:p>2013-04-11</text:p>
          </table:table-cell>
          <table:table-cell office:value-type="string">
            <text:p>S</text:p>
          </table:table-cell>
          <table:table-cell table:style-name="ce1" office:value-type="string">
            <text:p>2013-04-08</text:p>
          </table:table-cell>
          <table:table-cell office:value-type="float" office:value="673045808596">
            <text:p>67304580859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on transrektaalselt suurenenud , hägusate kontuuridega </text:p>
          </table:table-cell>
          <table:table-cell office:value-type="string">
            <text:p>Prostata on transrektaalselt suurenenud , hägusate kontuuridega , asümmeetriline , vasem sagar väiksem , prostata maht ~ 44 cc</text:p>
          </table:table-cell>
          <table:table-cell/>
          <table:table-cell office:value-type="string">
            <text:p>Prostata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239797">
            <text:p>23239797</text:p>
          </table:table-cell>
          <table:table-cell office:value-type="float" office:value="211760257">
            <text:p>211760257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table:style-name="ce1" office:value-type="string">
            <text:p>2013-11-27</text:p>
          </table:table-cell>
          <table:table-cell office:value-type="float" office:value="673030383195">
            <text:p>6730303831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44,2 ml</text:p>
          </table:table-cell>
          <table:table-cell office:value-type="string">
            <text:p><text:s/>Ord</text:p>
          </table:table-cell>
          <table:table-cell office:value-type="string">
            <text:p>Prostata</text:p>
          </table:table-cell>
          <table:table-cell office:value-type="float" office:value="44.2">
            <text:p>44,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713796">
            <text:p>12713796</text:p>
          </table:table-cell>
          <table:table-cell office:value-type="float" office:value="179843750">
            <text:p>179843750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table:style-name="ce1" office:value-type="string">
            <text:p>2013-05-24</text:p>
          </table:table-cell>
          <table:table-cell office:value-type="float" office:value="51091685528">
            <text:p>510916855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44,4ml</text:p>
          </table:table-cell>
          <table:table-cell office:value-type="string">
            <text:p><text:s/>struktuur ühtlane aden osa suur</text:p>
          </table:table-cell>
          <table:table-cell office:value-type="string">
            <text:p>Eesnäärme</text:p>
          </table:table-cell>
          <table:table-cell office:value-type="float" office:value="44.4">
            <text:p>44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97026">
            <text:p>15197026</text:p>
          </table:table-cell>
          <table:table-cell office:value-type="float" office:value="190759919">
            <text:p>190759919</text:p>
          </table:table-cell>
          <table:table-cell office:value-type="string">
            <text:p>2013-08-01</text:p>
          </table:table-cell>
          <table:table-cell office:value-type="string">
            <text:p>S</text:p>
          </table:table-cell>
          <table:table-cell table:style-name="ce1" office:value-type="string">
            <text:p>2013-07-24</text:p>
          </table:table-cell>
          <table:table-cell office:value-type="float" office:value="37721357310">
            <text:p>37721357310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ca 4,1 x 5,6 x 3,8 cm ( maht ca 45 ml</text:p>
          </table:table-cell>
          <table:table-cell office:value-type="string">
            <text:p><text:s/>)</text:p>
          </table:table-cell>
          <table:table-cell office:value-type="string">
            <text:p>Eesnääre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81944">
            <text:p>1681944</text:p>
          </table:table-cell>
          <table:table-cell office:value-type="float" office:value="149167006">
            <text:p>149167006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298781833">
            <text:p>9529878183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me kapsli piirid selged , eesnääre inhomogeenne / üksikud</text:p>
          </table:table-cell>
          <table:table-cell office:value-type="string">
            <text:p>Eesnäärme kapsli piirid selged , eesnääre inhomogeenne / üksikud hüpoehhogeensed kolded Eesnäärme mõõdud 3,79 x 5,06 x 4,51 cm , maht 45 mL</text:p>
          </table:table-cell>
          <table:table-cell/>
          <table:table-cell office:value-type="string">
            <text:p>Eesnäärme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38883">
            <text:p>1738883</text:p>
          </table:table-cell>
          <table:table-cell office:value-type="float" office:value="142373187">
            <text:p>142373187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7996811393">
            <text:p>3799681139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u 40-45ml</text:p>
          </table:table-cell>
          <table:table-cell office:value-type="string">
            <text:p><text:s/>, kaja ühtlane</text:p>
          </table:table-cell>
          <table:table-cell office:value-type="string">
            <text:p>Eesnääre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59318">
            <text:p>1159318</text:p>
          </table:table-cell>
          <table:table-cell office:value-type="float" office:value="136585280">
            <text:p>136585280</text:p>
          </table:table-cell>
          <table:table-cell office:value-type="string">
            <text:p>2012-09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3499984972">
            <text:p>5349998497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struktuur iseärasuseta , maht 45ml</text:p>
          </table:table-cell>
          <table:table-cell/>
          <table:table-cell office:value-type="string">
            <text:p>Prostata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10940">
            <text:p>1310940</text:p>
          </table:table-cell>
          <table:table-cell office:value-type="float" office:value="86645724">
            <text:p>86645724</text:p>
          </table:table-cell>
          <table:table-cell office:value-type="string">
            <text:p>2012-03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9907788999">
            <text:p>9990778899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transabdominaalselt ca 45 ml</text:p>
          </table:table-cell>
          <table:table-cell/>
          <table:table-cell office:value-type="string">
            <text:p>Prostata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171163">
            <text:p>14171163</text:p>
          </table:table-cell>
          <table:table-cell office:value-type="float" office:value="187302907">
            <text:p>187302907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table:style-name="ce1" office:value-type="string">
            <text:p>2013-07-04</text:p>
          </table:table-cell>
          <table:table-cell office:value-type="float" office:value="673030499251">
            <text:p>6730304992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46ml</text:p>
          </table:table-cell>
          <table:table-cell/>
          <table:table-cell office:value-type="string">
            <text:p>Eesnäärme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18999">
            <text:p>1318999</text:p>
          </table:table-cell>
          <table:table-cell office:value-type="float" office:value="128363225">
            <text:p>128363225</text:p>
          </table:table-cell>
          <table:table-cell office:value-type="string">
            <text:p>2012-07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8064678540">
            <text:p>3806467854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sepõis - tühi , ei saa hinnata prostata 46ml</text:p>
          </table:table-cell>
          <table:table-cell office:value-type="string">
            <text:p>prostata 46ml</text:p>
          </table:table-cell>
          <table:table-cell office:value-type="string">
            <text:p><text:s/>, lubistused , paremal tsentraa</text:p>
          </table:table-cell>
          <table:table-cell office:value-type="string">
            <text:p>prostata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730901">
            <text:p>10730901</text:p>
          </table:table-cell>
          <table:table-cell office:value-type="float" office:value="182572069">
            <text:p>182572069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table:style-name="ce1" office:value-type="string">
            <text:p>2013-04-30</text:p>
          </table:table-cell>
          <table:table-cell office:value-type="float" office:value="673046228458">
            <text:p>6730462284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teeme täna uh eesnäärmest - eenääre 46cm3</text:p>
          </table:table-cell>
          <table:table-cell office:value-type="string">
            <text:p>eesnäärmest - eenääre 46cm3</text:p>
          </table:table-cell>
          <table:table-cell office:value-type="string">
            <text:p><text:s/>, tsentraalselt enam paremal po</text:p>
          </table:table-cell>
          <table:table-cell office:value-type="string">
            <text:p>eesnäärmest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3509">
            <text:p>883509</text:p>
          </table:table-cell>
          <table:table-cell office:value-type="float" office:value="87651168">
            <text:p>87651168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510791836">
            <text:p>20510791836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Eesnäärme mõõtmed transabd -lt 3,6 x 5,28 x 4,62 cm ; maht : 46 </text:p>
          </table:table-cell>
          <table:table-cell office:value-type="string">
            <text:p>Eesnäärme mõõtmed transabd -lt 3,6 x 5,28 x 4,62 cm ; maht : 46 ml</text:p>
          </table:table-cell>
          <table:table-cell/>
          <table:table-cell office:value-type="string">
            <text:p>Eesnäärme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82215">
            <text:p>15282215</text:p>
          </table:table-cell>
          <table:table-cell office:value-type="float" office:value="208337009">
            <text:p>208337009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3890318">
            <text:p>67304389031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ahuga 46 ml</text:p>
          </table:table-cell>
          <table:table-cell office:value-type="string">
            <text:p><text:s/>, sisaldab lubistusi</text:p>
          </table:table-cell>
          <table:table-cell office:value-type="string">
            <text:p>Eesnääre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38866">
            <text:p>8838866</text:p>
          </table:table-cell>
          <table:table-cell office:value-type="float" office:value="181496148">
            <text:p>181496148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328426289">
            <text:p>9232842628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e mõõtmetelt suurenenud : ca 4 x 5,2 x 4,3 cm , maht 46,4</text:p>
          </table:table-cell>
          <table:table-cell office:value-type="string">
            <text:p>Eesnääre mõõtmetelt suurenenud : ca 4 x 5,2 x 4,3 cm , maht 46,4 ml</text:p>
          </table:table-cell>
          <table:table-cell/>
          <table:table-cell office:value-type="string">
            <text:p>Eesnääre</text:p>
          </table:table-cell>
          <table:table-cell office:value-type="float" office:value="46.4">
            <text:p>46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613005">
            <text:p>9613005</text:p>
          </table:table-cell>
          <table:table-cell office:value-type="float" office:value="200877507">
            <text:p>200877507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5095913566">
            <text:p>5509591356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47 ml</text:p>
          </table:table-cell>
          <table:table-cell/>
          <table:table-cell office:value-type="string">
            <text:p>Prostata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090236">
            <text:p>16090236</text:p>
          </table:table-cell>
          <table:table-cell office:value-type="float" office:value="208192027">
            <text:p>208192027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1685220259">
            <text:p>516852202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S suurenenud eesnääre , mahuga 47 ml</text:p>
          </table:table-cell>
          <table:table-cell office:value-type="string">
            <text:p>eesnääre , mahuga 47 ml</text:p>
          </table:table-cell>
          <table:table-cell/>
          <table:table-cell office:value-type="string">
            <text:p>eesnääre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09582">
            <text:p>1709582</text:p>
          </table:table-cell>
          <table:table-cell office:value-type="float" office:value="137787730">
            <text:p>137787730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9955522088">
            <text:p>5995552208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4,79x3,42x5,52cm = 47,3 ml</text:p>
          </table:table-cell>
          <table:table-cell/>
          <table:table-cell office:value-type="string">
            <text:p>Eesnääre</text:p>
          </table:table-cell>
          <table:table-cell office:value-type="float" office:value="47.3">
            <text:p>47,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41661">
            <text:p>1041661</text:p>
          </table:table-cell>
          <table:table-cell office:value-type="float" office:value="131827948">
            <text:p>131827948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9153054938">
            <text:p>79153054938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5,6x3,9x4,2cm , ebaühtlase ehhostruktuuriga maht 47,8ml</text:p>
          </table:table-cell>
          <table:table-cell/>
          <table:table-cell office:value-type="string">
            <text:p>Prostata</text:p>
          </table:table-cell>
          <table:table-cell office:value-type="float" office:value="47.8">
            <text:p>47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55285">
            <text:p>8955285</text:p>
          </table:table-cell>
          <table:table-cell office:value-type="float" office:value="213639559">
            <text:p>213639559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348195314">
            <text:p>8734819531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\s*V\s*=?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( transabd ) : suurenenud , V = 47,8 ml</text:p>
          </table:table-cell>
          <table:table-cell office:value-type="string">
            <text:p><text:s/>, võlvub põide</text:p>
          </table:table-cell>
          <table:table-cell office:value-type="string">
            <text:p>Prostata</text:p>
          </table:table-cell>
          <table:table-cell office:value-type="float" office:value="47.8">
            <text:p>47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25369">
            <text:p>1025369</text:p>
          </table:table-cell>
          <table:table-cell office:value-type="float" office:value="149728926">
            <text:p>149728926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5622019728">
            <text:p>25622019728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transabdominaalselt ca 5x4,1x4,5 cm maht ca 48 ml</text:p>
          </table:table-cell>
          <table:table-cell/>
          <table:table-cell office:value-type="string">
            <text:p>Eesnääre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001336">
            <text:p>17001336</text:p>
          </table:table-cell>
          <table:table-cell office:value-type="float" office:value="201755834">
            <text:p>201755834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table:style-name="ce1" office:value-type="string">
            <text:p>2012-08-10</text:p>
          </table:table-cell>
          <table:table-cell office:value-type="float" office:value="50760162724">
            <text:p>507601627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TRUS - prostata 48 cc</text:p>
          </table:table-cell>
          <table:table-cell office:value-type="string">
            <text:p>prostata 48 cc</text:p>
          </table:table-cell>
          <table:table-cell/>
          <table:table-cell office:value-type="string">
            <text:p>prostata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3141">
            <text:p>933141</text:p>
          </table:table-cell>
          <table:table-cell office:value-type="float" office:value="80127764">
            <text:p>80127764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641373682">
            <text:p>57641373682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Eesnääre teravate siledate kontuuridega , mõõdud ~ 5x4,9x3,8 cm </text:p>
          </table:table-cell>
          <table:table-cell office:value-type="string">
            <text:p>Eesnääre teravate siledate kontuuridega , mõõdud ~ 5x4,9x3,8 cm , maht ~ 48 ml</text:p>
          </table:table-cell>
          <table:table-cell/>
          <table:table-cell office:value-type="string">
            <text:p>Eesnääre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60153">
            <text:p>15160153</text:p>
          </table:table-cell>
          <table:table-cell office:value-type="float" office:value="162385116">
            <text:p>162385116</text:p>
          </table:table-cell>
          <table:table-cell office:value-type="string">
            <text:p>2013-02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9603850592">
            <text:p>5960385059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pereeritud , jääkmaht 48 ml</text:p>
          </table:table-cell>
          <table:table-cell/>
          <table:table-cell office:value-type="string">
            <text:p>Eesnääre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3148">
            <text:p>933148</text:p>
          </table:table-cell>
          <table:table-cell office:value-type="float" office:value="80127764">
            <text:p>80127764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641373682">
            <text:p>57641373682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Järeldus : Eesnäärme maht ca 48 ml</text:p>
          </table:table-cell>
          <table:table-cell office:value-type="string">
            <text:p>Eesnäärme maht ca 48 ml</text:p>
          </table:table-cell>
          <table:table-cell/>
          <table:table-cell office:value-type="string">
            <text:p>Eesnäärme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067701">
            <text:p>15067701</text:p>
          </table:table-cell>
          <table:table-cell office:value-type="float" office:value="194237671">
            <text:p>194237671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ce1" office:value-type="string">
            <text:p>2013-08-25</text:p>
          </table:table-cell>
          <table:table-cell office:value-type="float" office:value="95116847529">
            <text:p>951168475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suurenenud , maht ca 48ml</text:p>
          </table:table-cell>
          <table:table-cell/>
          <table:table-cell office:value-type="string">
            <text:p>Prostata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951087">
            <text:p>13951087</text:p>
          </table:table-cell>
          <table:table-cell office:value-type="float" office:value="201315659">
            <text:p>201315659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table:style-name="ce1" office:value-type="string">
            <text:p>2013-09-24</text:p>
          </table:table-cell>
          <table:table-cell office:value-type="float" office:value="62100951427">
            <text:p>621009514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-s eesnääre 48 ml</text:p>
          </table:table-cell>
          <table:table-cell office:value-type="string">
            <text:p>eesnääre 48 ml</text:p>
          </table:table-cell>
          <table:table-cell/>
          <table:table-cell office:value-type="string">
            <text:p>eesnääre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611772">
            <text:p>14611772</text:p>
          </table:table-cell>
          <table:table-cell office:value-type="float" office:value="202590512">
            <text:p>202590512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ce1" office:value-type="string">
            <text:p>2013-10-07</text:p>
          </table:table-cell>
          <table:table-cell office:value-type="float" office:value="673030523643">
            <text:p>6730305236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48,8ml</text:p>
          </table:table-cell>
          <table:table-cell office:value-type="string">
            <text:p><text:s/>aden osa suurusega 3,01x3,69cm </text:p>
          </table:table-cell>
          <table:table-cell office:value-type="string">
            <text:p>Eesnäärme</text:p>
          </table:table-cell>
          <table:table-cell office:value-type="float" office:value="48.8">
            <text:p>48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67653">
            <text:p>8967653</text:p>
          </table:table-cell>
          <table:table-cell office:value-type="float" office:value="173943634">
            <text:p>173943634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3448422">
            <text:p>67303344842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lubistustega , suurenenud , ca 5,2x4x4,5cm , maht ca 49</text:p>
          </table:table-cell>
          <table:table-cell office:value-type="string">
            <text:p>Prostata lubistustega , suurenenud , ca 5,2x4x4,5cm , maht ca 49ml</text:p>
          </table:table-cell>
          <table:table-cell/>
          <table:table-cell office:value-type="string">
            <text:p>Prostata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32029">
            <text:p>9332029</text:p>
          </table:table-cell>
          <table:table-cell office:value-type="float" office:value="196959822">
            <text:p>196959822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030858611">
            <text:p>8703085861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50 ml</text:p>
          </table:table-cell>
          <table:table-cell office:value-type="string">
            <text:p><text:s/>sõlmelise struktuuriga , selget</text:p>
          </table:table-cell>
          <table:table-cell office:value-type="string">
            <text:p>Eesnääre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38942">
            <text:p>8938942</text:p>
          </table:table-cell>
          <table:table-cell office:value-type="float" office:value="158786424">
            <text:p>158786424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table:style-name="ce1" office:value-type="string">
            <text:p>2013-01-23</text:p>
          </table:table-cell>
          <table:table-cell office:value-type="float" office:value="78536353111">
            <text:p>7853635311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tmed : 3,8x 5,2x 5 cm , maht 50 ml</text:p>
          </table:table-cell>
          <table:table-cell/>
          <table:table-cell office:value-type="string">
            <text:p>Eesnäärme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070942">
            <text:p>21070942</text:p>
          </table:table-cell>
          <table:table-cell office:value-type="float" office:value="186685075">
            <text:p>186685075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table:style-name="ce1" office:value-type="string">
            <text:p>2013-07-03</text:p>
          </table:table-cell>
          <table:table-cell office:value-type="float" office:value="68599422229">
            <text:p>685994222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DRE : eesnääre ca 40-50cc</text:p>
          </table:table-cell>
          <table:table-cell office:value-type="string">
            <text:p>eesnääre ca 40-50cc</text:p>
          </table:table-cell>
          <table:table-cell office:value-type="string">
            <text:p>3 , vasak sagar on tihedav , üld</text:p>
          </table:table-cell>
          <table:table-cell office:value-type="string">
            <text:p>eesnääre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465174">
            <text:p>15465174</text:p>
          </table:table-cell>
          <table:table-cell office:value-type="float" office:value="172675012">
            <text:p>172675012</text:p>
          </table:table-cell>
          <table:table-cell office:value-type="string">
            <text:p>2013-03-19</text:p>
          </table:table-cell>
          <table:table-cell office:value-type="string">
            <text:p>S</text:p>
          </table:table-cell>
          <table:table-cell table:style-name="ce1" office:value-type="string">
            <text:p>2013-03-08</text:p>
          </table:table-cell>
          <table:table-cell office:value-type="float" office:value="673040751805">
            <text:p>673040751805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50ml</text:p>
          </table:table-cell>
          <table:table-cell/>
          <table:table-cell office:value-type="string">
            <text:p>Prostat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84361">
            <text:p>1684361</text:p>
          </table:table-cell>
          <table:table-cell office:value-type="float" office:value="134077054">
            <text:p>134077054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380918854">
            <text:p>3238091885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ca 50 ml</text:p>
          </table:table-cell>
          <table:table-cell/>
          <table:table-cell office:value-type="string">
            <text:p>Eesnäärme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33918">
            <text:p>1333918</text:p>
          </table:table-cell>
          <table:table-cell office:value-type="float" office:value="133972548">
            <text:p>133972548</text:p>
          </table:table-cell>
          <table:table-cell office:value-type="string">
            <text:p>2012-08-23</text:p>
          </table:table-cell>
          <table:table-cell office:value-type="string">
            <text:p>S</text:p>
          </table:table-cell>
          <table:table-cell table:style-name="ce1" office:value-type="string">
            <text:p>2012-08-11</text:p>
          </table:table-cell>
          <table:table-cell office:value-type="float" office:value="12282959757">
            <text:p>1228295975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~ 50 ml</text:p>
          </table:table-cell>
          <table:table-cell/>
          <table:table-cell office:value-type="string">
            <text:p>Eesnäärme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36145">
            <text:p>9036145</text:p>
          </table:table-cell>
          <table:table-cell office:value-type="float" office:value="171724010">
            <text:p>171724010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2755473034">
            <text:p>4275547303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- Eesnäärme mõõdud 5,3 ( pikki ) 3,9 x 4,5 ( risti ) , maht kokk</text:p>
          </table:table-cell>
          <table:table-cell office:value-type="string">
            <text:p>Eesnäärme mõõdud 5,3 ( pikki ) 3,9 x 4,5 ( risti ) , maht kokku 50 ml</text:p>
          </table:table-cell>
          <table:table-cell/>
          <table:table-cell office:value-type="string">
            <text:p>Eesnäärme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71616">
            <text:p>8971616</text:p>
          </table:table-cell>
          <table:table-cell office:value-type="float" office:value="194287377">
            <text:p>194287377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ce1" office:value-type="string">
            <text:p>2013-08-23</text:p>
          </table:table-cell>
          <table:table-cell office:value-type="float" office:value="74403916338">
            <text:p>7440391633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: transrektaalselt on suurenenud , 5,4x5x3,6 cm , maht </text:p>
          </table:table-cell>
          <table:table-cell office:value-type="string">
            <text:p>Prostata : transrektaalselt on suurenenud , 5,4x5x3,6 cm , maht ~ 50 cc</text:p>
          </table:table-cell>
          <table:table-cell office:value-type="string">
            <text:p><text:s/>, kuju asümmeetriline , vasak s</text:p>
          </table:table-cell>
          <table:table-cell office:value-type="string">
            <text:p>Prostat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69421">
            <text:p>9169421</text:p>
          </table:table-cell>
          <table:table-cell office:value-type="float" office:value="206523589">
            <text:p>206523589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668858164">
            <text:p>4766885816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~ 48 x 38 x 50 mm , maht 50,1 cm3</text:p>
          </table:table-cell>
          <table:table-cell office:value-type="string">
            <text:p><text:s/>, esilevõlvuvus põie suunas mõõ</text:p>
          </table:table-cell>
          <table:table-cell office:value-type="string">
            <text:p>Eesnääre</text:p>
          </table:table-cell>
          <table:table-cell office:value-type="float" office:value="50.1">
            <text:p>50,1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54664">
            <text:p>1654664</text:p>
          </table:table-cell>
          <table:table-cell office:value-type="float" office:value="81548874">
            <text:p>81548874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table:style-name="ce1" office:value-type="string">
            <text:p>2011-07-12</text:p>
          </table:table-cell>
          <table:table-cell office:value-type="float" office:value="43513036790">
            <text:p>4351303679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õõtmetelt ca 4,1 x 5,1 x 4,6 cm , maht 51 ml</text:p>
          </table:table-cell>
          <table:table-cell/>
          <table:table-cell office:value-type="string">
            <text:p>Eesnääre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60209">
            <text:p>8960209</text:p>
          </table:table-cell>
          <table:table-cell office:value-type="float" office:value="172079294">
            <text:p>172079294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table:style-name="ce1" office:value-type="string">
            <text:p>2013-04-12</text:p>
          </table:table-cell>
          <table:table-cell office:value-type="float" office:value="30538846021">
            <text:p>3053884602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Leid : prostata on transrektaalselt suurenenud , 5,3x4,8x3,8 cm </text:p>
          </table:table-cell>
          <table:table-cell office:value-type="string">
            <text:p>prostata on transrektaalselt suurenenud , 5,3x4,8x3,8 cm , maht ~ 51 cc</text:p>
          </table:table-cell>
          <table:table-cell office:value-type="string">
            <text:p><text:s/>, kontuurid jälgitavad , periur</text:p>
          </table:table-cell>
          <table:table-cell office:value-type="string">
            <text:p>prostata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03960">
            <text:p>9003960</text:p>
          </table:table-cell>
          <table:table-cell office:value-type="float" office:value="218909516">
            <text:p>218909516</text:p>
          </table:table-cell>
          <table:table-cell office:value-type="string">
            <text:p>2013-12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82320">
            <text:p>67303038232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~ 51 ml</text:p>
          </table:table-cell>
          <table:table-cell/>
          <table:table-cell office:value-type="string">
            <text:p>Eesnäärme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87279">
            <text:p>9187279</text:p>
          </table:table-cell>
          <table:table-cell office:value-type="float" office:value="213039369">
            <text:p>213039369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35436">
            <text:p>67303053543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ontuurne , homogeenne sisaldis Prostata : ebaühtlane , 3,9x5,1x</text:p>
          </table:table-cell>
          <table:table-cell office:value-type="string">
            <text:p>Prostata : ebaühtlane , 3,9x5,1x4,9cm , maht 51,9ml</text:p>
          </table:table-cell>
          <table:table-cell office:value-type="string">
            <text:p><text:s/>Jääkuriin : 46,3ml</text:p>
          </table:table-cell>
          <table:table-cell office:value-type="string">
            <text:p>Prostata</text:p>
          </table:table-cell>
          <table:table-cell office:value-type="float" office:value="51.9">
            <text:p>51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79062">
            <text:p>15279062</text:p>
          </table:table-cell>
          <table:table-cell office:value-type="float" office:value="192085125">
            <text:p>192085125</text:p>
          </table:table-cell>
          <table:table-cell office:value-type="string">
            <text:p>2013-08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6904388565">
            <text:p>5690438856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5 x 4 x 5 cm , maht 52 ml</text:p>
          </table:table-cell>
          <table:table-cell/>
          <table:table-cell office:value-type="string">
            <text:p>Eesnääre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3835755">
            <text:p>3835755</text:p>
          </table:table-cell>
          <table:table-cell office:value-type="float" office:value="145423874">
            <text:p>145423874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798077697">
            <text:p>447980776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52ml</text:p>
          </table:table-cell>
          <table:table-cell/>
          <table:table-cell office:value-type="string">
            <text:p>Prostata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989471">
            <text:p>11989471</text:p>
          </table:table-cell>
          <table:table-cell office:value-type="float" office:value="183644105">
            <text:p>183644105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table:style-name="ce1" office:value-type="string">
            <text:p>2013-06-17</text:p>
          </table:table-cell>
          <table:table-cell office:value-type="float" office:value="673030455849">
            <text:p>6730304558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rineeritud 200 mL Eesnäärme maht 52 mL</text:p>
          </table:table-cell>
          <table:table-cell office:value-type="string">
            <text:p>Eesnäärme maht 52 mL</text:p>
          </table:table-cell>
          <table:table-cell office:value-type="string">
            <text:p><text:s/>Jääkuriini 70 mL</text:p>
          </table:table-cell>
          <table:table-cell office:value-type="string">
            <text:p>Eesnäärme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77888">
            <text:p>1277888</text:p>
          </table:table-cell>
          <table:table-cell office:value-type="float" office:value="93116797">
            <text:p>93116797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5930660196">
            <text:p>3593066019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ümar , maht ca 52 ml</text:p>
          </table:table-cell>
          <table:table-cell/>
          <table:table-cell office:value-type="string">
            <text:p>Eesnääre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16317">
            <text:p>8916317</text:p>
          </table:table-cell>
          <table:table-cell office:value-type="float" office:value="199601373">
            <text:p>199601373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093118488">
            <text:p>7809311848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52,1ml</text:p>
          </table:table-cell>
          <table:table-cell/>
          <table:table-cell office:value-type="string">
            <text:p>Prostata</text:p>
          </table:table-cell>
          <table:table-cell office:value-type="float" office:value="52.1">
            <text:p>52,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10750">
            <text:p>1410750</text:p>
          </table:table-cell>
          <table:table-cell office:value-type="float" office:value="140773015">
            <text:p>140773015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1563679419">
            <text:p>31563679419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53 ml</text:p>
          </table:table-cell>
          <table:table-cell/>
          <table:table-cell office:value-type="string">
            <text:p>EESNÄÄRE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07133">
            <text:p>1307133</text:p>
          </table:table-cell>
          <table:table-cell office:value-type="float" office:value="121453701">
            <text:p>121453701</text:p>
          </table:table-cell>
          <table:table-cell office:value-type="string">
            <text:p>2012-05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4967124217">
            <text:p>3496712421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me kontuurid selgepiirilised , struktuur ebaühtlane paren</text:p>
          </table:table-cell>
          <table:table-cell office:value-type="string">
            <text:p>Eesnäärme kontuurid selgepiirilised , struktuur ebaühtlane parenhüümis lubjastusi ja väikeseid tsüste , orienteeruv maht 53 ml</text:p>
          </table:table-cell>
          <table:table-cell office:value-type="string">
            <text:p><text:s/>, tsentraalsel võlvub sügavalt </text:p>
          </table:table-cell>
          <table:table-cell office:value-type="string">
            <text:p>Eesnäärme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46470">
            <text:p>1146470</text:p>
          </table:table-cell>
          <table:table-cell office:value-type="float" office:value="91782119">
            <text:p>91782119</text:p>
          </table:table-cell>
          <table:table-cell office:value-type="string">
            <text:p>2012-04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0623030836">
            <text:p>3062303083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ca 53ml</text:p>
          </table:table-cell>
          <table:table-cell/>
          <table:table-cell office:value-type="string">
            <text:p>Prostata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37057">
            <text:p>4837057</text:p>
          </table:table-cell>
          <table:table-cell office:value-type="float" office:value="136359272">
            <text:p>136359272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table:style-name="ce1" office:value-type="string">
            <text:p>2012-08-03</text:p>
          </table:table-cell>
          <table:table-cell office:value-type="float" office:value="63211461776">
            <text:p>632114617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53 cc</text:p>
          </table:table-cell>
          <table:table-cell/>
          <table:table-cell office:value-type="string">
            <text:p>Prostata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305516">
            <text:p>12305516</text:p>
          </table:table-cell>
          <table:table-cell office:value-type="float" office:value="191275914">
            <text:p>191275914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table:style-name="ce1" office:value-type="string">
            <text:p>2013-06-12</text:p>
          </table:table-cell>
          <table:table-cell office:value-type="float" office:value="673030525216">
            <text:p>6730305252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53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9303486">
            <text:p>19303486</text:p>
          </table:table-cell>
          <table:table-cell office:value-type="float" office:value="200679304">
            <text:p>200679304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705869697">
            <text:p>877058696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mõõt ¤ 11,2cm , vaagnad paisuta Prostata maht 53,0ml</text:p>
          </table:table-cell>
          <table:table-cell office:value-type="string">
            <text:p>Prostata maht 53,0ml</text:p>
          </table:table-cell>
          <table:table-cell office:value-type="string">
            <text:p><text:s/>Perifeerselt selgeid koldeid ei</text:p>
          </table:table-cell>
          <table:table-cell office:value-type="string">
            <text:p>Prostata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97678">
            <text:p>9397678</text:p>
          </table:table-cell>
          <table:table-cell office:value-type="float" office:value="172563400">
            <text:p>172563400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67790">
            <text:p>673030467790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n kontuurne Homogeenne sisaldis Prostata : 3,1x5,7x5,6cm , maht </text:p>
          </table:table-cell>
          <table:table-cell office:value-type="string">
            <text:p>Prostata : 3,1x5,7x5,6cm , maht 53,4ml</text:p>
          </table:table-cell>
          <table:table-cell office:value-type="string">
            <text:p><text:s/>, ühtlane struktuur Jääkuriin :</text:p>
          </table:table-cell>
          <table:table-cell office:value-type="string">
            <text:p>Prostata</text:p>
          </table:table-cell>
          <table:table-cell office:value-type="float" office:value="53.4">
            <text:p>53,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59787">
            <text:p>8959787</text:p>
          </table:table-cell>
          <table:table-cell office:value-type="float" office:value="172489552">
            <text:p>172489552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table:style-name="ce1" office:value-type="string">
            <text:p>2013-04-16</text:p>
          </table:table-cell>
          <table:table-cell office:value-type="float" office:value="673030342110">
            <text:p>67303034211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rektaalselt 5,7 x 3,6 x 5 cm , maht 54 cc</text:p>
          </table:table-cell>
          <table:table-cell/>
          <table:table-cell office:value-type="string">
            <text:p>Prostata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6035201">
            <text:p>6035201</text:p>
          </table:table-cell>
          <table:table-cell office:value-type="float" office:value="149972719">
            <text:p>149972719</text:p>
          </table:table-cell>
          <table:table-cell office:value-type="string">
            <text:p>2012-11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9681315089">
            <text:p>196813150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54 cc</text:p>
          </table:table-cell>
          <table:table-cell office:value-type="string">
            <text:p><text:s/>Näidustatud radikaalne ravi</text:p>
          </table:table-cell>
          <table:table-cell office:value-type="string">
            <text:p>Eesnäärme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057354">
            <text:p>5057354</text:p>
          </table:table-cell>
          <table:table-cell office:value-type="float" office:value="144607860">
            <text:p>144607860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table:style-name="ce1" office:value-type="string">
            <text:p>2012-11-05</text:p>
          </table:table-cell>
          <table:table-cell office:value-type="float" office:value="44981462781">
            <text:p>449814627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54,08 mL</text:p>
          </table:table-cell>
          <table:table-cell office:value-type="string">
            <text:p>eesnäärme maht 54,08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54.08">
            <text:p>54,0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18411">
            <text:p>1218411</text:p>
          </table:table-cell>
          <table:table-cell office:value-type="float" office:value="101041702">
            <text:p>101041702</text:p>
          </table:table-cell>
          <table:table-cell office:value-type="string">
            <text:p>2012-05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6514894227">
            <text:p>4651489422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suurenenud , maht ca 55 ml</text:p>
          </table:table-cell>
          <table:table-cell/>
          <table:table-cell office:value-type="string">
            <text:p>Eesnääre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53555">
            <text:p>9353555</text:p>
          </table:table-cell>
          <table:table-cell office:value-type="float" office:value="211763855">
            <text:p>211763855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8065647322">
            <text:p>68065647322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Kokkuvõte : prostata mahu suurenemine ( 55ml</text:p>
          </table:table-cell>
          <table:table-cell office:value-type="string">
            <text:p>prostata mahu suurenemine ( 55ml</text:p>
          </table:table-cell>
          <table:table-cell office:value-type="string">
            <text:p><text:s/>)</text:p>
          </table:table-cell>
          <table:table-cell office:value-type="string">
            <text:p>prostata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7432163">
            <text:p>7432163</text:p>
          </table:table-cell>
          <table:table-cell office:value-type="float" office:value="123176808">
            <text:p>123176808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650129175">
            <text:p>7365012917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sonogr eesnäärme maht 55cm3</text:p>
          </table:table-cell>
          <table:table-cell office:value-type="string">
            <text:p>eesnäärme maht 55cm3</text:p>
          </table:table-cell>
          <table:table-cell office:value-type="string">
            <text:p><text:s/>.</text:p>
          </table:table-cell>
          <table:table-cell office:value-type="string">
            <text:p>eesnäärme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25965">
            <text:p>8925965</text:p>
          </table:table-cell>
          <table:table-cell office:value-type="float" office:value="191261250">
            <text:p>191261250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2691872">
            <text:p>67303269187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n kontuurne Homogeenne sisaldis Prostata : veidi ebaühtlane , 4,</text:p>
          </table:table-cell>
          <table:table-cell office:value-type="string">
            <text:p>Prostata : veidi ebaühtlane , 4,2x4,9x5,1cm , maht 55,6ml</text:p>
          </table:table-cell>
          <table:table-cell office:value-type="string">
            <text:p><text:s/>( N kuni 30ml ). Jääkuriin-93,2</text:p>
          </table:table-cell>
          <table:table-cell office:value-type="string">
            <text:p>Prostata</text:p>
          </table:table-cell>
          <table:table-cell office:value-type="float" office:value="55.6">
            <text:p>55,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229671">
            <text:p>9229671</text:p>
          </table:table-cell>
          <table:table-cell office:value-type="float" office:value="160870220">
            <text:p>160870220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4848550466">
            <text:p>6484855046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IRJELDUS : Prostata maht 56 cm3</text:p>
          </table:table-cell>
          <table:table-cell office:value-type="string">
            <text:p>Prostata maht 56 cm3</text:p>
          </table:table-cell>
          <table:table-cell office:value-type="string">
            <text:p><text:s/>, kontuur jälgitav , struktuur </text:p>
          </table:table-cell>
          <table:table-cell office:value-type="string">
            <text:p>Prostata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163027">
            <text:p>17163027</text:p>
          </table:table-cell>
          <table:table-cell office:value-type="float" office:value="216067984">
            <text:p>216067984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8849">
            <text:p>6730303288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riin - jääkuriin puudubrekt UH eesnäärme mõõtudega : maht 56 cc</text:p>
          </table:table-cell>
          <table:table-cell office:value-type="string">
            <text:p>eesnäärme mõõtudega : maht 56 cc</text:p>
          </table:table-cell>
          <table:table-cell/>
          <table:table-cell office:value-type="string">
            <text:p>eesnäärme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97779">
            <text:p>997779</text:p>
          </table:table-cell>
          <table:table-cell office:value-type="float" office:value="138704191">
            <text:p>138704191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520064259">
            <text:p>88520064259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56 ml</text:p>
          </table:table-cell>
          <table:table-cell office:value-type="string">
            <text:p><text:s/>, eesnäärmes eristub 35 mm läbi</text:p>
          </table:table-cell>
          <table:table-cell office:value-type="string">
            <text:p>Eesnäärme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718220">
            <text:p>22718220</text:p>
          </table:table-cell>
          <table:table-cell office:value-type="float" office:value="178867021">
            <text:p>178867021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ce1" office:value-type="string">
            <text:p>2013-05-20</text:p>
          </table:table-cell>
          <table:table-cell office:value-type="float" office:value="673030475277">
            <text:p>6730304752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56,8ml</text:p>
          </table:table-cell>
          <table:table-cell office:value-type="string">
            <text:p><text:s/>Aden osa suurusega 3,10x5,26cm </text:p>
          </table:table-cell>
          <table:table-cell office:value-type="string">
            <text:p>Eesnäärme</text:p>
          </table:table-cell>
          <table:table-cell office:value-type="float" office:value="56.8">
            <text:p>56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8489295">
            <text:p>18489295</text:p>
          </table:table-cell>
          <table:table-cell office:value-type="float" office:value="200442041">
            <text:p>200442041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8685983568">
            <text:p>986859835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 eesnäärme V - 57ccm</text:p>
          </table:table-cell>
          <table:table-cell office:value-type="string">
            <text:p>eesnäärme V - 57ccm</text:p>
          </table:table-cell>
          <table:table-cell office:value-type="string">
            <text:p><text:s/>, PSA 4,2 ng/ml</text:p>
          </table:table-cell>
          <table:table-cell office:value-type="string">
            <text:p>eesnäärme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NULL</text:p>
          </table:table-cell>
          <table:table-cell office:value-type="string">
            <text:p>c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78690">
            <text:p>1578690</text:p>
          </table:table-cell>
          <table:table-cell office:value-type="float" office:value="130621063">
            <text:p>130621063</text:p>
          </table:table-cell>
          <table:table-cell office:value-type="string">
            <text:p>2012-07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4458124302">
            <text:p>5445812430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~ 51 x 45 x 47 mm , maht 57,3 cm3</text:p>
          </table:table-cell>
          <table:table-cell office:value-type="string">
            <text:p><text:s/>; kaltsifikaate juhasid-pidi</text:p>
          </table:table-cell>
          <table:table-cell office:value-type="string">
            <text:p>Eesnääre</text:p>
          </table:table-cell>
          <table:table-cell office:value-type="float" office:value="57.3">
            <text:p>57,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13678">
            <text:p>9013678</text:p>
          </table:table-cell>
          <table:table-cell office:value-type="float" office:value="165033684">
            <text:p>165033684</text:p>
          </table:table-cell>
          <table:table-cell office:value-type="string">
            <text:p>2013-03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88525">
            <text:p>67303038852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tmed 5x3,9x5,7 cm , maht 59 ml</text:p>
          </table:table-cell>
          <table:table-cell/>
          <table:table-cell office:value-type="string">
            <text:p>Prostata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30567">
            <text:p>15330567</text:p>
          </table:table-cell>
          <table:table-cell office:value-type="float" office:value="216658620">
            <text:p>216658620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2581692">
            <text:p>67304258169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on suurenenud , transabdominaalselt mõõtes maht 60,0ml</text:p>
          </table:table-cell>
          <table:table-cell office:value-type="string">
            <text:p><text:s/>, kasvab intravesikaalsele</text:p>
          </table:table-cell>
          <table:table-cell office:value-type="string">
            <text:p>Prostata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10591">
            <text:p>9310591</text:p>
          </table:table-cell>
          <table:table-cell office:value-type="float" office:value="197984131">
            <text:p>197984131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0100732141">
            <text:p>9010073214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( per abdom ) = 60ml</text:p>
          </table:table-cell>
          <table:table-cell/>
          <table:table-cell office:value-type="string">
            <text:p>Prostata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02603">
            <text:p>15302603</text:p>
          </table:table-cell>
          <table:table-cell office:value-type="float" office:value="195357985">
            <text:p>195357985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5046012883">
            <text:p>6504601288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maht ~ 60ml</text:p>
          </table:table-cell>
          <table:table-cell/>
          <table:table-cell office:value-type="string">
            <text:p>Prostata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746918">
            <text:p>9746918</text:p>
          </table:table-cell>
          <table:table-cell office:value-type="float" office:value="199284641">
            <text:p>199284641</text:p>
          </table:table-cell>
          <table:table-cell office:value-type="string">
            <text:p>2013-09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3901879270">
            <text:p>4390187927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da , mõõdukalt hüpertrofeerunud prostata , maht ~~ 60 ml</text:p>
          </table:table-cell>
          <table:table-cell office:value-type="string">
            <text:p>prostata , maht ~~ 60 ml</text:p>
          </table:table-cell>
          <table:table-cell/>
          <table:table-cell office:value-type="string">
            <text:p>prostata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665440">
            <text:p>12665440</text:p>
          </table:table-cell>
          <table:table-cell office:value-type="float" office:value="165189847">
            <text:p>165189847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table:style-name="ce1" office:value-type="string">
            <text:p>2013-02-28</text:p>
          </table:table-cell>
          <table:table-cell office:value-type="float" office:value="673047435774">
            <text:p>6730474357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60,1ml</text:p>
          </table:table-cell>
          <table:table-cell/>
          <table:table-cell office:value-type="string">
            <text:p>Eesnäärme</text:p>
          </table:table-cell>
          <table:table-cell office:value-type="float" office:value="60.1">
            <text:p>60,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066020">
            <text:p>22066020</text:p>
          </table:table-cell>
          <table:table-cell office:value-type="float" office:value="175411788">
            <text:p>175411788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table:style-name="ce1" office:value-type="string">
            <text:p>2013-05-03</text:p>
          </table:table-cell>
          <table:table-cell office:value-type="float" office:value="673030489000">
            <text:p>6730304890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60,8 ml</text:p>
          </table:table-cell>
          <table:table-cell/>
          <table:table-cell office:value-type="string">
            <text:p>Prostata</text:p>
          </table:table-cell>
          <table:table-cell office:value-type="float" office:value="60.8">
            <text:p>60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566320">
            <text:p>9566320</text:p>
          </table:table-cell>
          <table:table-cell office:value-type="float" office:value="187376321">
            <text:p>187376321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9372548490">
            <text:p>5937254849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ltrahelil leiti eesnäärme suurenemine , maht 61 ml</text:p>
          </table:table-cell>
          <table:table-cell office:value-type="string">
            <text:p>eesnäärme suurenemine , maht 61 ml</text:p>
          </table:table-cell>
          <table:table-cell office:value-type="string">
            <text:p><text:s/>, PSA oli normis , soovitati ur</text:p>
          </table:table-cell>
          <table:table-cell office:value-type="string">
            <text:p>eesnäärme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43020">
            <text:p>8943020</text:p>
          </table:table-cell>
          <table:table-cell office:value-type="float" office:value="216068001">
            <text:p>216068001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ce1" office:value-type="string">
            <text:p>2013-12-13</text:p>
          </table:table-cell>
          <table:table-cell office:value-type="float" office:value="673030563265">
            <text:p>67303056326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transrektaalselt on 4,6x5,4x4,7cm , maht on 61ml</text:p>
          </table:table-cell>
          <table:table-cell office:value-type="string">
            <text:p><text:s/>- suurenenud , selgekontuurne</text:p>
          </table:table-cell>
          <table:table-cell office:value-type="string">
            <text:p>Prostata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953141">
            <text:p>23953141</text:p>
          </table:table-cell>
          <table:table-cell office:value-type="float" office:value="181567484">
            <text:p>181567484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table:style-name="ce1" office:value-type="string">
            <text:p>2013-06-05</text:p>
          </table:table-cell>
          <table:table-cell office:value-type="float" office:value="22104440966">
            <text:p>221044409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H - uuringul eesnäärme maht 63 cm3</text:p>
          </table:table-cell>
          <table:table-cell office:value-type="string">
            <text:p>eesnäärme maht 63 cm3</text:p>
          </table:table-cell>
          <table:table-cell office:value-type="string">
            <text:p><text:s/>.</text:p>
          </table:table-cell>
          <table:table-cell office:value-type="string">
            <text:p>eesnäärme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69943">
            <text:p>9369943</text:p>
          </table:table-cell>
          <table:table-cell office:value-type="float" office:value="175603488">
            <text:p>175603488</text:p>
          </table:table-cell>
          <table:table-cell office:value-type="string">
            <text:p>2013-05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2678280349">
            <text:p>62678280349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63 ml</text:p>
          </table:table-cell>
          <table:table-cell/>
          <table:table-cell office:value-type="string">
            <text:p>Prostata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54472">
            <text:p>1154472</text:p>
          </table:table-cell>
          <table:table-cell office:value-type="float" office:value="140330301">
            <text:p>140330301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8776798429">
            <text:p>7877679842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~ 5,4x4,1x5,5 cm maht umbes 63 ml</text:p>
          </table:table-cell>
          <table:table-cell/>
          <table:table-cell office:value-type="string">
            <text:p>Prostata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98644">
            <text:p>1698644</text:p>
          </table:table-cell>
          <table:table-cell office:value-type="float" office:value="140027567">
            <text:p>140027567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941439370">
            <text:p>4194143937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ca 63 ml</text:p>
          </table:table-cell>
          <table:table-cell/>
          <table:table-cell office:value-type="string">
            <text:p>Prostata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33868">
            <text:p>8933868</text:p>
          </table:table-cell>
          <table:table-cell office:value-type="float" office:value="167780749">
            <text:p>167780749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55975">
            <text:p>67303045597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ca 5,7x3,8x5,6cm , maht ca 63ml</text:p>
          </table:table-cell>
          <table:table-cell/>
          <table:table-cell office:value-type="string">
            <text:p>Prostata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7612231">
            <text:p>7612231</text:p>
          </table:table-cell>
          <table:table-cell office:value-type="float" office:value="80973154">
            <text:p>80973154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table:style-name="ce1" office:value-type="string">
            <text:p>2012-01-11</text:p>
          </table:table-cell>
          <table:table-cell office:value-type="float" office:value="88012387627">
            <text:p>8801238762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Prostata kasvuga vesikaalsele , kesknääre 4,5 cm , kontuur jälgi</text:p>
          </table:table-cell>
          <table:table-cell office:value-type="string">
            <text:p>Prostata kasvuga vesikaalsele , kesknääre 4,5 cm , kontuur jälgitav , struktuur inhomogeenne , mikrotsüste , maht 64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73285">
            <text:p>8973285</text:p>
          </table:table-cell>
          <table:table-cell office:value-type="float" office:value="180824411">
            <text:p>180824411</text:p>
          </table:table-cell>
          <table:table-cell office:value-type="string">
            <text:p>2013-06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03588">
            <text:p>67303030358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tsentraalsel TUR järgne seisund Prostata maht 64 ml</text:p>
          </table:table-cell>
          <table:table-cell office:value-type="string">
            <text:p>Prostata maht 64 ml</text:p>
          </table:table-cell>
          <table:table-cell/>
          <table:table-cell office:value-type="string">
            <text:p>Prostata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38510">
            <text:p>8838510</text:p>
          </table:table-cell>
          <table:table-cell office:value-type="float" office:value="163842253">
            <text:p>163842253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9497060700">
            <text:p>9949706070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64,2ml</text:p>
          </table:table-cell>
          <table:table-cell office:value-type="string">
            <text:p><text:s/>, tsentraalne osa tugevalt suur</text:p>
          </table:table-cell>
          <table:table-cell office:value-type="string">
            <text:p>Eesnäärme</text:p>
          </table:table-cell>
          <table:table-cell office:value-type="float" office:value="64.2">
            <text:p>64,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8668553">
            <text:p>18668553</text:p>
          </table:table-cell>
          <table:table-cell office:value-type="float" office:value="206068895">
            <text:p>206068895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ce1" office:value-type="string">
            <text:p>2013-05-27</text:p>
          </table:table-cell>
          <table:table-cell office:value-type="float" office:value="673030344365">
            <text:p>6730303443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itumusega , sisaldis homogeenne Prostata : abdominaalsel uuringu</text:p>
          </table:table-cell>
          <table:table-cell office:value-type="string">
            <text:p>Prostata : abdominaalsel uuringul on suurenenud , maht ~ 65 cc</text:p>
          </table:table-cell>
          <table:table-cell office:value-type="string">
            <text:p><text:s/>Vaba vedelik : ei esine Retrope</text:p>
          </table:table-cell>
          <table:table-cell office:value-type="string">
            <text:p>Prostata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454608">
            <text:p>15454608</text:p>
          </table:table-cell>
          <table:table-cell office:value-type="float" office:value="156788146">
            <text:p>156788146</text:p>
          </table:table-cell>
          <table:table-cell office:value-type="string">
            <text:p>2013-01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4571125913">
            <text:p>34571125913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tmed on ca 5x4.8x5.2 cm , maht ca 65 ml</text:p>
          </table:table-cell>
          <table:table-cell office:value-type="string">
            <text:p><text:s/>; kontuur on valdavalt selge , </text:p>
          </table:table-cell>
          <table:table-cell office:value-type="string">
            <text:p>Prostata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416652">
            <text:p>14416652</text:p>
          </table:table-cell>
          <table:table-cell office:value-type="float" office:value="213683552">
            <text:p>21368355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ce1" office:value-type="string">
            <text:p>2013-11-25</text:p>
          </table:table-cell>
          <table:table-cell office:value-type="float" office:value="673043069391">
            <text:p>6730430693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 - uuringul ( 2012 nov ) eesnääre 65 cm3</text:p>
          </table:table-cell>
          <table:table-cell office:value-type="string">
            <text:p>eesnääre 65 cm3</text:p>
          </table:table-cell>
          <table:table-cell office:value-type="string">
            <text:p><text:s/>, kasv vesikaalsele , kesknääre</text:p>
          </table:table-cell>
          <table:table-cell office:value-type="string">
            <text:p>eesnääre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6168832">
            <text:p>6168832</text:p>
          </table:table-cell>
          <table:table-cell office:value-type="float" office:value="85809719">
            <text:p>85809719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3602290218">
            <text:p>6360229021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on , paigaldatud epitsüstostoom Prostata mõõdud 5,5x4,0x5,6 cm ,</text:p>
          </table:table-cell>
          <table:table-cell office:value-type="string">
            <text:p>Prostata mõõdud 5,5x4,0x5,6 cm , maht 66ml</text:p>
          </table:table-cell>
          <table:table-cell office:value-type="string">
            <text:p><text:s/>, keskosa läbimõõt 4,0 cm</text:p>
          </table:table-cell>
          <table:table-cell office:value-type="string">
            <text:p>Prostata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18115">
            <text:p>1618115</text:p>
          </table:table-cell>
          <table:table-cell office:value-type="float" office:value="125304507">
            <text:p>125304507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093240136">
            <text:p>1009324013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dud 4,34 x 6,13 x 4,74 cm , maht 66 mL</text:p>
          </table:table-cell>
          <table:table-cell/>
          <table:table-cell office:value-type="string">
            <text:p>Eesnäärme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124405">
            <text:p>23124405</text:p>
          </table:table-cell>
          <table:table-cell office:value-type="float" office:value="163196324">
            <text:p>163196324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table:style-name="ce1" office:value-type="string">
            <text:p>2013-02-20</text:p>
          </table:table-cell>
          <table:table-cell office:value-type="float" office:value="90822184534">
            <text:p>908221845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66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29261">
            <text:p>1629261</text:p>
          </table:table-cell>
          <table:table-cell office:value-type="float" office:value="82724447">
            <text:p>82724447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6637954294">
            <text:p>6663795429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mõõtmetelt ca cm , maht66,1 ml</text:p>
          </table:table-cell>
          <table:table-cell/>
          <table:table-cell office:value-type="string">
            <text:p>Eesnääre</text:p>
          </table:table-cell>
          <table:table-cell office:value-type="float" office:value="66.1">
            <text:p>66,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23509">
            <text:p>1723509</text:p>
          </table:table-cell>
          <table:table-cell office:value-type="float" office:value="137961017">
            <text:p>137961017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0800676590">
            <text:p>9080067659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66,8ml</text:p>
          </table:table-cell>
          <table:table-cell office:value-type="string">
            <text:p><text:s/>, normaalse kasvuga Neerud pais</text:p>
          </table:table-cell>
          <table:table-cell office:value-type="string">
            <text:p>Prostata</text:p>
          </table:table-cell>
          <table:table-cell office:value-type="float" office:value="66.8">
            <text:p>66,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79691">
            <text:p>9079691</text:p>
          </table:table-cell>
          <table:table-cell office:value-type="float" office:value="213635095">
            <text:p>213635095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7110083899">
            <text:p>3711008389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transabdominaalselt ~ 67 ml</text:p>
          </table:table-cell>
          <table:table-cell/>
          <table:table-cell office:value-type="string">
            <text:p>EESNÄÄRE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11236">
            <text:p>15211236</text:p>
          </table:table-cell>
          <table:table-cell office:value-type="float" office:value="194587671">
            <text:p>194587671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0942476812">
            <text:p>3094247681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rektaalselt 65 x 46 x 51 mm , maht 67 ml</text:p>
          </table:table-cell>
          <table:table-cell/>
          <table:table-cell office:value-type="string">
            <text:p>Eesnääre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269591">
            <text:p>9269591</text:p>
          </table:table-cell>
          <table:table-cell office:value-type="float" office:value="216831906">
            <text:p>216831906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6108561854">
            <text:p>1610856185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ebaühtlase struktuuriga , maht 68 ml</text:p>
          </table:table-cell>
          <table:table-cell office:value-type="string">
            <text:p><text:s/>, paremas sagaras eristub 34 mm</text:p>
          </table:table-cell>
          <table:table-cell office:value-type="string">
            <text:p>Eesnääre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9118422">
            <text:p>19118422</text:p>
          </table:table-cell>
          <table:table-cell office:value-type="float" office:value="193805842">
            <text:p>193805842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table:style-name="ce1" office:value-type="string">
            <text:p>2013-01-18</text:p>
          </table:table-cell>
          <table:table-cell office:value-type="float" office:value="19917281107">
            <text:p>199172811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maht|suurus|mõõtmetelt|suurenenud)?\s*(ca|~)?\s*:?\s*((([0-9])+(\s?[,.]\s?[0-9]+)?\n?[Xx]\s*([0-9])+(\s?[,.]\s?[0-9]+)?\s*[Xx]\s*([0-9])+(\s?[,.]\s?[0-9]+)?\s*(cm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ca 68 ml</text:p>
          </table:table-cell>
          <table:table-cell office:value-type="string">
            <text:p><text:s/>, jääkuriin 150 ml</text:p>
          </table:table-cell>
          <table:table-cell office:value-type="string">
            <text:p>Eesnäärme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70986">
            <text:p>1270986</text:p>
          </table:table-cell>
          <table:table-cell office:value-type="float" office:value="146907791">
            <text:p>146907791</text:p>
          </table:table-cell>
          <table:table-cell office:value-type="string">
            <text:p>2012-11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5713415772">
            <text:p>5571341577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e suurenenud , ühtlase kajavaese struktuuriga , maht 68 m</text:p>
          </table:table-cell>
          <table:table-cell office:value-type="string">
            <text:p>Eesnääre suurenenud , ühtlase kajavaese struktuuriga , maht 68 ml</text:p>
          </table:table-cell>
          <table:table-cell/>
          <table:table-cell office:value-type="string">
            <text:p>Eesnääre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3665554">
            <text:p>3665554</text:p>
          </table:table-cell>
          <table:table-cell office:value-type="float" office:value="137960742">
            <text:p>137960742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2561887923">
            <text:p>525618879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rineerimine ok öösel 0x prostata 68ml</text:p>
          </table:table-cell>
          <table:table-cell office:value-type="string">
            <text:p>prostata 68ml</text:p>
          </table:table-cell>
          <table:table-cell office:value-type="string">
            <text:p><text:s/>ravi jätkub</text:p>
          </table:table-cell>
          <table:table-cell office:value-type="string">
            <text:p>prostata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73434">
            <text:p>1673434</text:p>
          </table:table-cell>
          <table:table-cell office:value-type="float" office:value="141012415">
            <text:p>141012415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897776499">
            <text:p>2289777649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suurenenud - mahuga 68 ml</text:p>
          </table:table-cell>
          <table:table-cell office:value-type="string">
            <text:p><text:s/>, lubistustega , kusepõide võlv</text:p>
          </table:table-cell>
          <table:table-cell office:value-type="string">
            <text:p>Eesnääre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339317">
            <text:p>17339317</text:p>
          </table:table-cell>
          <table:table-cell office:value-type="float" office:value="207530611">
            <text:p>207530611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71490">
            <text:p>6730303714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itu aastat , oli noktuuria 2x , prostata maht 69 cc</text:p>
          </table:table-cell>
          <table:table-cell office:value-type="string">
            <text:p>prostata maht 69 cc</text:p>
          </table:table-cell>
          <table:table-cell office:value-type="string">
            <text:p><text:s/>ja PSA 5,76 .</text:p>
          </table:table-cell>
          <table:table-cell office:value-type="string">
            <text:p>prostata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192901">
            <text:p>5192901</text:p>
          </table:table-cell>
          <table:table-cell office:value-type="float" office:value="151138033">
            <text:p>151138033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ce1" office:value-type="string">
            <text:p>2012-11-27</text:p>
          </table:table-cell>
          <table:table-cell office:value-type="float" office:value="99152019248">
            <text:p>991520192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69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773901">
            <text:p>16773901</text:p>
          </table:table-cell>
          <table:table-cell office:value-type="float" office:value="195209852">
            <text:p>195209852</text:p>
          </table:table-cell>
          <table:table-cell office:value-type="string">
            <text:p>2013-09-02</text:p>
          </table:table-cell>
          <table:table-cell office:value-type="string">
            <text:p>S</text:p>
          </table:table-cell>
          <table:table-cell table:style-name="ce1" office:value-type="string">
            <text:p>2013-08-19</text:p>
          </table:table-cell>
          <table:table-cell office:value-type="float" office:value="673036783038">
            <text:p>6730367830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Ületäitunud põie foonil prostata täpseid mõõtmeid võtte ei saa (</text:p>
          </table:table-cell>
          <table:table-cell office:value-type="string">
            <text:p>prostata täpseid mõõtmeid võtte ei saa ( üle 70ml</text:p>
          </table:table-cell>
          <table:table-cell office:value-type="string">
            <text:p><text:s/>) ja inhomogeense struktuuriga</text:p>
          </table:table-cell>
          <table:table-cell office:value-type="string">
            <text:p>prostata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44486">
            <text:p>1244486</text:p>
          </table:table-cell>
          <table:table-cell office:value-type="float" office:value="139842041">
            <text:p>139842041</text:p>
          </table:table-cell>
          <table:table-cell office:value-type="string">
            <text:p>2012-07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7004146559">
            <text:p>8700414655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~ 70ml</text:p>
          </table:table-cell>
          <table:table-cell office:value-type="string">
            <text:p><text:s/>, prostata kapsli kontuur jälgi</text:p>
          </table:table-cell>
          <table:table-cell office:value-type="string">
            <text:p>Prostata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88504">
            <text:p>9388504</text:p>
          </table:table-cell>
          <table:table-cell office:value-type="float" office:value="176717596">
            <text:p>176717596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55024">
            <text:p>67303035502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ca 5,9x4,4x5,2xm , maht ca 70ml</text:p>
          </table:table-cell>
          <table:table-cell/>
          <table:table-cell office:value-type="string">
            <text:p>Prostata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100736">
            <text:p>9100736</text:p>
          </table:table-cell>
          <table:table-cell office:value-type="float" office:value="177771989">
            <text:p>177771989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5157551946">
            <text:p>6515755194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suurenenud , ca 5,7x4,7x5cm , maht ca 70ml</text:p>
          </table:table-cell>
          <table:table-cell office:value-type="string">
            <text:p><text:s/>, mõnevõrra heterogeense strukt</text:p>
          </table:table-cell>
          <table:table-cell office:value-type="string">
            <text:p>Prostata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48599">
            <text:p>15248599</text:p>
          </table:table-cell>
          <table:table-cell office:value-type="float" office:value="179642046">
            <text:p>179642046</text:p>
          </table:table-cell>
          <table:table-cell office:value-type="string">
            <text:p>2013-05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2093149417">
            <text:p>6209314941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tmed 5,76 x 4,51 x 5,20 cm , maht 70,65 ml</text:p>
          </table:table-cell>
          <table:table-cell/>
          <table:table-cell office:value-type="string">
            <text:p>Eesnäärme</text:p>
          </table:table-cell>
          <table:table-cell office:value-type="float" office:value="70.65">
            <text:p>70,6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685617">
            <text:p>11685617</text:p>
          </table:table-cell>
          <table:table-cell office:value-type="float" office:value="160467380">
            <text:p>160467380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table:style-name="ce1" office:value-type="string">
            <text:p>2013-01-09</text:p>
          </table:table-cell>
          <table:table-cell office:value-type="float" office:value="12956938850">
            <text:p>129569388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UH maht - 70,9ml</text:p>
          </table:table-cell>
          <table:table-cell/>
          <table:table-cell office:value-type="string">
            <text:p>Eesnäärme</text:p>
          </table:table-cell>
          <table:table-cell office:value-type="float" office:value="70.9">
            <text:p>70,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67333">
            <text:p>1667333</text:p>
          </table:table-cell>
          <table:table-cell office:value-type="float" office:value="140533792">
            <text:p>140533792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457374782">
            <text:p>2045737478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õõdud 5,29 x 5,75 x 4,54 cm ; maht 72 mL</text:p>
          </table:table-cell>
          <table:table-cell office:value-type="string">
            <text:p><text:s/>Paremast sagarast 6 - , vasakus</text:p>
          </table:table-cell>
          <table:table-cell office:value-type="string">
            <text:p>Eesnäärme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31805">
            <text:p>8831805</text:p>
          </table:table-cell>
          <table:table-cell office:value-type="float" office:value="185170406">
            <text:p>185170406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57719">
            <text:p>67303055771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Eesnääre mõõtmetelt suurenenud ; ca 4,3 x 6,3 x 5,1 cm , maht 72</text:p>
          </table:table-cell>
          <table:table-cell office:value-type="string">
            <text:p>Eesnääre mõõtmetelt suurenenud ; ca 4,3 x 6,3 x 5,1 cm , maht 72 ml</text:p>
          </table:table-cell>
          <table:table-cell/>
          <table:table-cell office:value-type="string">
            <text:p>Eesnääre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63059">
            <text:p>1263059</text:p>
          </table:table-cell>
          <table:table-cell office:value-type="float" office:value="141219127">
            <text:p>141219127</text:p>
          </table:table-cell>
          <table:table-cell office:value-type="string">
            <text:p>2012-10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2049983015">
            <text:p>52049983015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õõdud 4,9 x4,9 x 5,9 cm - maht suurenenud ~ 72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4826053">
            <text:p>4826053</text:p>
          </table:table-cell>
          <table:table-cell office:value-type="float" office:value="152120951">
            <text:p>152120951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ce1" office:value-type="string">
            <text:p>2012-12-03</text:p>
          </table:table-cell>
          <table:table-cell office:value-type="float" office:value="27746647241">
            <text:p>277466472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72,82 mL</text:p>
          </table:table-cell>
          <table:table-cell office:value-type="string">
            <text:p>eesnäärme maht 72,82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72.82">
            <text:p>72,8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16017">
            <text:p>1316017</text:p>
          </table:table-cell>
          <table:table-cell office:value-type="float" office:value="83945156">
            <text:p>83945156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8283083478">
            <text:p>3828308347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ca 73 ml</text:p>
          </table:table-cell>
          <table:table-cell/>
          <table:table-cell office:value-type="string">
            <text:p>Prostata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0929">
            <text:p>20929</text:p>
          </table:table-cell>
          <table:table-cell office:value-type="float" office:value="140626150">
            <text:p>140626150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6647331364">
            <text:p>8664733136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SG eesnäärmest&gt; &lt; Põis täitunud , seinad siledad , läbi kusepõi</text:p>
          </table:table-cell>
          <table:table-cell office:value-type="string">
            <text:p>eesnäärmest&gt; &lt; Põis täitunud , seinad siledad , läbi kusepõie näha intravesikaalse kasvuga eesnääre , mille maht 74 ml</text:p>
          </table:table-cell>
          <table:table-cell/>
          <table:table-cell office:value-type="string">
            <text:p>eesnäärmest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527671">
            <text:p>15527671</text:p>
          </table:table-cell>
          <table:table-cell office:value-type="float" office:value="203632377">
            <text:p>203632377</text:p>
          </table:table-cell>
          <table:table-cell office:value-type="string">
            <text:p>2013-10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5471553240">
            <text:p>55471553240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ca 5,1x5,1x5,5 cm ( ca 74 ml</text:p>
          </table:table-cell>
          <table:table-cell office:value-type="string">
            <text:p><text:s/>) , kummub kusepõide</text:p>
          </table:table-cell>
          <table:table-cell office:value-type="string">
            <text:p>Eesnääre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07969">
            <text:p>8907969</text:p>
          </table:table-cell>
          <table:table-cell office:value-type="float" office:value="188418800">
            <text:p>188418800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51163">
            <text:p>67303035116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~ 61 x 44 x 52 mm , maht 74,7 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74.7">
            <text:p>74,7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6905522">
            <text:p>6905522</text:p>
          </table:table-cell>
          <table:table-cell office:value-type="float" office:value="95727079">
            <text:p>95727079</text:p>
          </table:table-cell>
          <table:table-cell office:value-type="string">
            <text:p>2012-04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320776378">
            <text:p>9432077637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Rektaalses UH-s eesnäärme V-75cc</text:p>
          </table:table-cell>
          <table:table-cell office:value-type="string">
            <text:p>eesnäärme V-75cc</text:p>
          </table:table-cell>
          <table:table-cell office:value-type="string">
            <text:p><text:s/>, struktuur ii</text:p>
          </table:table-cell>
          <table:table-cell office:value-type="string">
            <text:p>eesnäärme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73949">
            <text:p>973949</text:p>
          </table:table-cell>
          <table:table-cell office:value-type="float" office:value="83606957">
            <text:p>83606957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table:style-name="ce1" office:value-type="string">
            <text:p>2012-02-16</text:p>
          </table:table-cell>
          <table:table-cell office:value-type="float" office:value="35931773924">
            <text:p>35931773924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RUH : Eesnääre 5,51x4,55x5,73 cm = 75,2 ml</text:p>
          </table:table-cell>
          <table:table-cell office:value-type="string">
            <text:p>Eesnääre 5,51x4,55x5,73 cm = 75,2 ml</text:p>
          </table:table-cell>
          <table:table-cell/>
          <table:table-cell office:value-type="string">
            <text:p>Eesnääre</text:p>
          </table:table-cell>
          <table:table-cell office:value-type="float" office:value="75.2">
            <text:p>75,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46288">
            <text:p>8846288</text:p>
          </table:table-cell>
          <table:table-cell office:value-type="float" office:value="189885882">
            <text:p>189885882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1875952957">
            <text:p>8187595295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Prostata ümara kujuga , osaliselt paikneb intravesikaalselt , ma</text:p>
          </table:table-cell>
          <table:table-cell office:value-type="string">
            <text:p>Prostata ümara kujuga , osaliselt paikneb intravesikaalselt , maht 76 ml</text:p>
          </table:table-cell>
          <table:table-cell/>
          <table:table-cell office:value-type="string">
            <text:p>Prostata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65500">
            <text:p>15165500</text:p>
          </table:table-cell>
          <table:table-cell office:value-type="float" office:value="212280457">
            <text:p>212280457</text:p>
          </table:table-cell>
          <table:table-cell office:value-type="string">
            <text:p>2013-11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4985994">
            <text:p>67304498599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-Prostata on mõõtmetelt tavalisest suurem 43 x 6,9 x 5 cm , maht</text:p>
          </table:table-cell>
          <table:table-cell office:value-type="string">
            <text:p>Prostata on mõõtmetelt tavalisest suurem 43 x 6,9 x 5 cm , maht ca 77 ml</text:p>
          </table:table-cell>
          <table:table-cell/>
          <table:table-cell office:value-type="string">
            <text:p>Prostata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329127">
            <text:p>9329127</text:p>
          </table:table-cell>
          <table:table-cell office:value-type="float" office:value="214583257">
            <text:p>214583257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9340314943">
            <text:p>1934031494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77 ml</text:p>
          </table:table-cell>
          <table:table-cell office:value-type="string">
            <text:p><text:s/>Jääkuriin puudub Järeldus : Hyp</text:p>
          </table:table-cell>
          <table:table-cell office:value-type="string">
            <text:p>Eesnääre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857776">
            <text:p>5857776</text:p>
          </table:table-cell>
          <table:table-cell office:value-type="float" office:value="143409393">
            <text:p>143409393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190584887">
            <text:p>8819058488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6 sonogr uuringul rect anduriga eesnäärme maht77 cm3</text:p>
          </table:table-cell>
          <table:table-cell office:value-type="string">
            <text:p>eesnäärme maht77 cm3</text:p>
          </table:table-cell>
          <table:table-cell/>
          <table:table-cell office:value-type="string">
            <text:p>eesnäärme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5284866">
            <text:p>5284866</text:p>
          </table:table-cell>
          <table:table-cell office:value-type="float" office:value="131585537">
            <text:p>131585537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table:style-name="ce1" office:value-type="string">
            <text:p>2012-07-18</text:p>
          </table:table-cell>
          <table:table-cell office:value-type="float" office:value="48840892576">
            <text:p>488408925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77 cm3</text:p>
          </table:table-cell>
          <table:table-cell office:value-type="string">
            <text:p><text:s/>.</text:p>
          </table:table-cell>
          <table:table-cell office:value-type="string">
            <text:p>Prostata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09311">
            <text:p>15309311</text:p>
          </table:table-cell>
          <table:table-cell office:value-type="float" office:value="177689156">
            <text:p>177689156</text:p>
          </table:table-cell>
          <table:table-cell office:value-type="string">
            <text:p>2013-05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903861023">
            <text:p>6790386102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on suurneenud , maht 78 ml</text:p>
          </table:table-cell>
          <table:table-cell/>
          <table:table-cell office:value-type="string">
            <text:p>Prostata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98716">
            <text:p>1698716</text:p>
          </table:table-cell>
          <table:table-cell office:value-type="float" office:value="152113284">
            <text:p>152113284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ce1" office:value-type="string">
            <text:p>2012-11-23</text:p>
          </table:table-cell>
          <table:table-cell office:value-type="float" office:value="95501298303">
            <text:p>9550129830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suurenemine ( maht ca 79 ml</text:p>
          </table:table-cell>
          <table:table-cell office:value-type="string">
            <text:p><text:s/>)</text:p>
          </table:table-cell>
          <table:table-cell office:value-type="string">
            <text:p>Eesnäärme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44160">
            <text:p>1144160</text:p>
          </table:table-cell>
          <table:table-cell office:value-type="float" office:value="150520371">
            <text:p>150520371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9342962460">
            <text:p>9934296246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keskosas väljendunud adenoomisõlm , maht ca 80ml</text:p>
          </table:table-cell>
          <table:table-cell/>
          <table:table-cell office:value-type="string">
            <text:p>Prostata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0131429">
            <text:p>10131429</text:p>
          </table:table-cell>
          <table:table-cell office:value-type="float" office:value="167972610">
            <text:p>167972610</text:p>
          </table:table-cell>
          <table:table-cell office:value-type="string">
            <text:p>2013-02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7064007">
            <text:p>67303706400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80ml</text:p>
          </table:table-cell>
          <table:table-cell office:value-type="string">
            <text:p><text:s/>piires</text:p>
          </table:table-cell>
          <table:table-cell office:value-type="string">
            <text:p>Prostata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00124">
            <text:p>9000124</text:p>
          </table:table-cell>
          <table:table-cell office:value-type="float" office:value="199489605">
            <text:p>199489605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1845937">
            <text:p>67304184593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ligik 75-80 ml</text:p>
          </table:table-cell>
          <table:table-cell/>
          <table:table-cell office:value-type="string">
            <text:p>Eesnäärme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059261">
            <text:p>24059261</text:p>
          </table:table-cell>
          <table:table-cell office:value-type="float" office:value="165262688">
            <text:p>165262688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table:style-name="ce1" office:value-type="string">
            <text:p>2013-01-17</text:p>
          </table:table-cell>
          <table:table-cell office:value-type="float" office:value="14600394581">
            <text:p>146003945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UH - uuringul eesnääre 80 cm3</text:p>
          </table:table-cell>
          <table:table-cell office:value-type="string">
            <text:p>eesnääre 80 cm3</text:p>
          </table:table-cell>
          <table:table-cell office:value-type="string">
            <text:p><text:s/>.</text:p>
          </table:table-cell>
          <table:table-cell office:value-type="string">
            <text:p>eesnääre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523449">
            <text:p>11523449</text:p>
          </table:table-cell>
          <table:table-cell office:value-type="float" office:value="213587730">
            <text:p>213587730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ce1" office:value-type="string">
            <text:p>2013-09-30</text:p>
          </table:table-cell>
          <table:table-cell office:value-type="float" office:value="673030532426">
            <text:p>6730305324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transabdominaalselt ca 4,5 x 6,3 x 5,5 cm , maht ca 81 </text:p>
          </table:table-cell>
          <table:table-cell office:value-type="string">
            <text:p>Prostata transabdominaalselt ca 4,5 x 6,3 x 5,5 cm , maht ca 81 ml</text:p>
          </table:table-cell>
          <table:table-cell/>
          <table:table-cell office:value-type="string">
            <text:p>Prostata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47221">
            <text:p>1747221</text:p>
          </table:table-cell>
          <table:table-cell office:value-type="float" office:value="142536782">
            <text:p>142536782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5596133912">
            <text:p>1559613391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5,3 x 5,6 x 5,5 cm , maht 84 ml</text:p>
          </table:table-cell>
          <table:table-cell office:value-type="string">
            <text:p><text:s/>; struktuur ühtlane , kontuurid</text:p>
          </table:table-cell>
          <table:table-cell office:value-type="string">
            <text:p>Eesnääre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49917">
            <text:p>8949917</text:p>
          </table:table-cell>
          <table:table-cell office:value-type="float" office:value="218571571">
            <text:p>218571571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42448">
            <text:p>67303044244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ontuurne , homogeenne sisaldis Prostata : 5x6,1x5,1cm , maht 84</text:p>
          </table:table-cell>
          <table:table-cell office:value-type="string">
            <text:p>Prostata : 5x6,1x5,1cm , maht 84,5ml</text:p>
          </table:table-cell>
          <table:table-cell office:value-type="string">
            <text:p><text:s/>Jääkuriin : 215ml</text:p>
          </table:table-cell>
          <table:table-cell office:value-type="string">
            <text:p>Prostata</text:p>
          </table:table-cell>
          <table:table-cell office:value-type="float" office:value="84.5">
            <text:p>84,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4719283">
            <text:p>24719283</text:p>
          </table:table-cell>
          <table:table-cell office:value-type="float" office:value="203270085">
            <text:p>203270085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0948569051">
            <text:p>309485690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on 85 ml</text:p>
          </table:table-cell>
          <table:table-cell office:value-type="string">
            <text:p><text:s/>Suured veresooned on nähtavas o</text:p>
          </table:table-cell>
          <table:table-cell office:value-type="string">
            <text:p>Eesnäärme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034940">
            <text:p>15034940</text:p>
          </table:table-cell>
          <table:table-cell office:value-type="float" office:value="183293887">
            <text:p>183293887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ce1" office:value-type="string">
            <text:p>2013-06-08</text:p>
          </table:table-cell>
          <table:table-cell office:value-type="float" office:value="673030445180">
            <text:p>6730304451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transabdominaalselt ca 85 ml</text:p>
          </table:table-cell>
          <table:table-cell/>
          <table:table-cell office:value-type="string">
            <text:p>Prostata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6630041">
            <text:p>6630041</text:p>
          </table:table-cell>
          <table:table-cell office:value-type="float" office:value="152297120">
            <text:p>152297120</text:p>
          </table:table-cell>
          <table:table-cell office:value-type="string">
            <text:p>2012-12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9037019037">
            <text:p>6903701903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id , jääkuriini ei esine TRUS : eesnäärme maht 86cc</text:p>
          </table:table-cell>
          <table:table-cell office:value-type="string">
            <text:p>eesnäärme maht 86cc</text:p>
          </table:table-cell>
          <table:table-cell office:value-type="string">
            <text:p>Tsüstoskoopia : kusepõies hulgi </text:p>
          </table:table-cell>
          <table:table-cell office:value-type="string">
            <text:p>eesnäärme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927578">
            <text:p>1927578</text:p>
          </table:table-cell>
          <table:table-cell office:value-type="float" office:value="121225538">
            <text:p>121225538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table:style-name="ce1" office:value-type="string">
            <text:p>2012-05-21</text:p>
          </table:table-cell>
          <table:table-cell office:value-type="float" office:value="95372745175">
            <text:p>953727451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d PSA ( 4,33 ) tõttu Per rectum eesnääre oluliselt suurenenud , </text:p>
          </table:table-cell>
          <table:table-cell office:value-type="string">
            <text:p>eesnääre oluliselt suurenenud , sile ja ühtlane Sonogr rect maht 87 cm3</text:p>
          </table:table-cell>
          <table:table-cell office:value-type="string">
            <text:p><text:s/>, neerud ja kusepõis leiuta</text:p>
          </table:table-cell>
          <table:table-cell office:value-type="string">
            <text:p>eesnääre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997815">
            <text:p>11997815</text:p>
          </table:table-cell>
          <table:table-cell office:value-type="float" office:value="188535442">
            <text:p>188535442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table:style-name="ce1" office:value-type="string">
            <text:p>2013-07-17</text:p>
          </table:table-cell>
          <table:table-cell office:value-type="float" office:value="19237362041">
            <text:p>192373620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87cm3</text:p>
          </table:table-cell>
          <table:table-cell/>
          <table:table-cell office:value-type="string">
            <text:p>Eesnäärme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cm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18749">
            <text:p>1318749</text:p>
          </table:table-cell>
          <table:table-cell office:value-type="float" office:value="87055354">
            <text:p>87055354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4652191939">
            <text:p>8465219193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suurenenud , maht ~ 88 ml</text:p>
          </table:table-cell>
          <table:table-cell office:value-type="string">
            <text:p><text:s/>, kusepõide</text:p>
          </table:table-cell>
          <table:table-cell office:value-type="string">
            <text:p>Eesnääre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724593">
            <text:p>14724593</text:p>
          </table:table-cell>
          <table:table-cell office:value-type="float" office:value="181282322">
            <text:p>181282322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table:style-name="ce1" office:value-type="string">
            <text:p>2013-05-20</text:p>
          </table:table-cell>
          <table:table-cell office:value-type="float" office:value="21863143564">
            <text:p>218631435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TRUS + eesnäärme biopsia : Eesnäärme kapsli piirid selged , eesn</text:p>
          </table:table-cell>
          <table:table-cell office:value-type="string">
            <text:p>eesnäärme biopsia : Eesnäärme kapsli piirid selged , eesnäärmes hüpoehhogeenseid koldeid Eesnäärme mõõdud 4,60 x 5,98 x 6,14 cm , maht 88 mL</text:p>
          </table:table-cell>
          <table:table-cell office:value-type="string">
            <text:p><text:s/>Eesnäärme mõlemast sagarast 7 b</text:p>
          </table:table-cell>
          <table:table-cell office:value-type="string">
            <text:p>eesnäärme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544356">
            <text:p>21544356</text:p>
          </table:table-cell>
          <table:table-cell office:value-type="float" office:value="170105137">
            <text:p>170105137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table:style-name="ce1" office:value-type="string">
            <text:p>2013-02-14</text:p>
          </table:table-cell>
          <table:table-cell office:value-type="float" office:value="673043391060">
            <text:p>6730433910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2}[ ,.]+[0-9]+)\s*(?P&lt;unit&gt;(ml|dl|cm3|ccm|mL|cc))</text:p>
          </table:table-cell>
          <table:table-cell office:value-type="string">
            <text:p>NULL</text:p>
          </table:table-cell>
          <table:table-cell office:value-type="string">
            <text:p>2,5 cm Kusepõis : vähe täitunud Prostata : transabd mõõtmetelt s</text:p>
          </table:table-cell>
          <table:table-cell office:value-type="string">
            <text:p>Prostata : transabd mõõtmetelt suurenenud , ca 89,4 cc</text:p>
          </table:table-cell>
          <table:table-cell office:value-type="string">
            <text:p><text:s/>mahuga , sõlmilise struktuuriga</text:p>
          </table:table-cell>
          <table:table-cell office:value-type="string">
            <text:p>Prostata</text:p>
          </table:table-cell>
          <table:table-cell office:value-type="float" office:value="89.4">
            <text:p>89,4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91697">
            <text:p>1491697</text:p>
          </table:table-cell>
          <table:table-cell office:value-type="float" office:value="145033091">
            <text:p>145033091</text:p>
          </table:table-cell>
          <table:table-cell office:value-type="string">
            <text:p>2012-11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6770990581">
            <text:p>16770990581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ca 6,7x5,2x5,1 cm , selle maht ca 90 ml</text:p>
          </table:table-cell>
          <table:table-cell/>
          <table:table-cell office:value-type="string">
            <text:p>Eesnääre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319373">
            <text:p>15319373</text:p>
          </table:table-cell>
          <table:table-cell office:value-type="float" office:value="171004029">
            <text:p>171004029</text:p>
          </table:table-cell>
          <table:table-cell office:value-type="string">
            <text:p>2013-03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7530073811">
            <text:p>4753007381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Prostata on suurenenud - transabdominaalselt mõõtes maht 92,6ml</text:p>
          </table:table-cell>
          <table:table-cell office:value-type="string">
            <text:p><text:s/>leid püsib endises suuruses - p</text:p>
          </table:table-cell>
          <table:table-cell office:value-type="string">
            <text:p>Prostata</text:p>
          </table:table-cell>
          <table:table-cell office:value-type="float" office:value="92.6">
            <text:p>92,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615868">
            <text:p>22615868</text:p>
          </table:table-cell>
          <table:table-cell office:value-type="float" office:value="167303006">
            <text:p>167303006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table:style-name="ce1" office:value-type="string">
            <text:p>2013-03-18</text:p>
          </table:table-cell>
          <table:table-cell office:value-type="float" office:value="32063017408">
            <text:p>320630174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maht 93</text:p>
          </table:table-cell>
          <table:table-cell office:value-type="string">
            <text:p><text:s/>( on olnud 102 )</text:p>
          </table:table-cell>
          <table:table-cell office:value-type="string">
            <text:p>Eesnäärme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375205">
            <text:p>1375205</text:p>
          </table:table-cell>
          <table:table-cell office:value-type="float" office:value="144094838">
            <text:p>144094838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1772879297">
            <text:p>51772879297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2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on ebaühtlase struktuuriga Orienteeruvad mõõtmed on ca </text:p>
          </table:table-cell>
          <table:table-cell office:value-type="string">
            <text:p>Prostata on ebaühtlase struktuuriga Orienteeruvad mõõtmed on ca 6.4x5.6x5.2 cm , maht ca 97 ml</text:p>
          </table:table-cell>
          <table:table-cell office:value-type="string">
            <text:p><text:s/>; kontuur on valdavalt selge , </text:p>
          </table:table-cell>
          <table:table-cell office:value-type="string">
            <text:p>Prostata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08651">
            <text:p>1208651</text:p>
          </table:table-cell>
          <table:table-cell office:value-type="float" office:value="141075642">
            <text:p>141075642</text:p>
          </table:table-cell>
          <table:table-cell office:value-type="string">
            <text:p>2012-10-09</text:p>
          </table:table-cell>
          <table:table-cell office:value-type="string">
            <text:p>S</text:p>
          </table:table-cell>
          <table:table-cell table:style-name="ce1" office:value-type="string">
            <text:p>2012-10-03</text:p>
          </table:table-cell>
          <table:table-cell office:value-type="float" office:value="69063849116">
            <text:p>69063849116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on 51x59x62 mm , maht 98 ml</text:p>
          </table:table-cell>
          <table:table-cell/>
          <table:table-cell office:value-type="string">
            <text:p>Eesnääre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47224">
            <text:p>2147224</text:p>
          </table:table-cell>
          <table:table-cell office:value-type="float" office:value="81649661">
            <text:p>81649661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table:style-name="ce1" office:value-type="string">
            <text:p>2012-01-23</text:p>
          </table:table-cell>
          <table:table-cell office:value-type="float" office:value="40994096152">
            <text:p>409940961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98 mL</text:p>
          </table:table-cell>
          <table:table-cell office:value-type="string">
            <text:p>eesnäärme maht 98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29320">
            <text:p>829320</text:p>
          </table:table-cell>
          <table:table-cell office:value-type="float" office:value="98889582">
            <text:p>98889582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772660169">
            <text:p>20772660169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Rektaalselt eesnääre suur , adenoomisõlmed , maht u 100 ccm</text:p>
          </table:table-cell>
          <table:table-cell office:value-type="string">
            <text:p>eesnääre suur , adenoomisõlmed , maht u 100 ccm</text:p>
          </table:table-cell>
          <table:table-cell/>
          <table:table-cell office:value-type="string">
            <text:p>eesnääre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cc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67716">
            <text:p>1167716</text:p>
          </table:table-cell>
          <table:table-cell office:value-type="float" office:value="92732197">
            <text:p>92732197</text:p>
          </table:table-cell>
          <table:table-cell office:value-type="string">
            <text:p>2012-04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4000866494">
            <text:p>8400086649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tugevalt suurenenud , sees kaltsifikaate , maht ~ 100ml</text:p>
          </table:table-cell>
          <table:table-cell/>
          <table:table-cell office:value-type="string">
            <text:p>Prostata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547065">
            <text:p>9547065</text:p>
          </table:table-cell>
          <table:table-cell office:value-type="float" office:value="160296837">
            <text:p>160296837</text:p>
          </table:table-cell>
          <table:table-cell office:value-type="string">
            <text:p>2013-01-3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8059423914">
            <text:p>480594239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<text:s/>leitud prostata hüperplaasia ( eesnäärme maht 100 ml</text:p>
          </table:table-cell>
          <table:table-cell office:value-type="string">
            <text:p>eesnäärme maht 100 ml</text:p>
          </table:table-cell>
          <table:table-cell office:value-type="string">
            <text:p><text:s/>) , ületäitunud kusepõis ( jääk</text:p>
          </table:table-cell>
          <table:table-cell office:value-type="string">
            <text:p>eesnäärme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10661">
            <text:p>1610661</text:p>
          </table:table-cell>
          <table:table-cell office:value-type="float" office:value="126126697">
            <text:p>126126697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9585119456">
            <text:p>6958511945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3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100ml</text:p>
          </table:table-cell>
          <table:table-cell office:value-type="string">
            <text:p><text:s/>, kaltsifikaatidega , ebaühtlas</text:p>
          </table:table-cell>
          <table:table-cell office:value-type="string">
            <text:p>Prostata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427795">
            <text:p>9427795</text:p>
          </table:table-cell>
          <table:table-cell office:value-type="float" office:value="168425946">
            <text:p>168425946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7341373602">
            <text:p>77341373602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Järeldus : Prostata maht ca 100 ml</text:p>
          </table:table-cell>
          <table:table-cell office:value-type="string">
            <text:p>Prostata maht ca 100 ml</text:p>
          </table:table-cell>
          <table:table-cell office:value-type="string">
            <text:p><text:s/>, prostata kude võlvub sõlmjalt</text:p>
          </table:table-cell>
          <table:table-cell office:value-type="string">
            <text:p>Prostata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9659668">
            <text:p>19659668</text:p>
          </table:table-cell>
          <table:table-cell office:value-type="float" office:value="194058261">
            <text:p>194058261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3516459">
            <text:p>6730435164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s PSA 19.07.13 UH jääki 210ml , eesnääre 102ml</text:p>
          </table:table-cell>
          <table:table-cell office:value-type="string">
            <text:p>eesnääre 102ml</text:p>
          </table:table-cell>
          <table:table-cell office:value-type="string">
            <text:p><text:s/>, 3-s sagar</text:p>
          </table:table-cell>
          <table:table-cell office:value-type="string">
            <text:p>eesnääre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69211">
            <text:p>9069211</text:p>
          </table:table-cell>
          <table:table-cell office:value-type="float" office:value="182930921">
            <text:p>182930921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table:style-name="ce1" office:value-type="string">
            <text:p>2013-05-20</text:p>
          </table:table-cell>
          <table:table-cell office:value-type="float" office:value="673030407283">
            <text:p>67303040728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: transrektaalselt : ~ 6,8 x 5,7 x 5,3 cm , maht 103 ml</text:p>
          </table:table-cell>
          <table:table-cell/>
          <table:table-cell office:value-type="string">
            <text:p>PROSTATA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2478616">
            <text:p>22478616</text:p>
          </table:table-cell>
          <table:table-cell office:value-type="float" office:value="194625066">
            <text:p>194625066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ce1" office:value-type="string">
            <text:p>2013-08-13</text:p>
          </table:table-cell>
          <table:table-cell office:value-type="float" office:value="673030366167">
            <text:p>673030366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äre inhomogeense struktuuriga , eesnäärme maht 104 mL</text:p>
          </table:table-cell>
          <table:table-cell office:value-type="string">
            <text:p>eesnäärme maht 104 mL</text:p>
          </table:table-cell>
          <table:table-cell office:value-type="string">
            <text:p><text:s/>Jääkuriin abdominaalselt mõõdet</text:p>
          </table:table-cell>
          <table:table-cell office:value-type="string">
            <text:p>eesnäärme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1860807">
            <text:p>21860807</text:p>
          </table:table-cell>
          <table:table-cell office:value-type="float" office:value="192020000">
            <text:p>192020000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ce1" office:value-type="string">
            <text:p>2013-08-06</text:p>
          </table:table-cell>
          <table:table-cell office:value-type="float" office:value="673030522816">
            <text:p>6730305228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3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105 ml</text:p>
          </table:table-cell>
          <table:table-cell/>
          <table:table-cell office:value-type="string">
            <text:p>Eesnääre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072968">
            <text:p>9072968</text:p>
          </table:table-cell>
          <table:table-cell office:value-type="float" office:value="158602840">
            <text:p>158602840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table:style-name="ce1" office:value-type="string">
            <text:p>2012-10-08</text:p>
          </table:table-cell>
          <table:table-cell office:value-type="float" office:value="47040977306">
            <text:p>4704097730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\s*V\s*=?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Prostata : transrektaalselt - mõõtmetelt suurenenud kesksagara m</text:p>
          </table:table-cell>
          <table:table-cell office:value-type="string">
            <text:p>Prostata : transrektaalselt - mõõtmetelt suurenenud kesksagara muutuste arvel , mõõtmed ~ 5,2x6x5,5 cm V = 106 cc</text:p>
          </table:table-cell>
          <table:table-cell/>
          <table:table-cell office:value-type="string">
            <text:p>Prostata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96430">
            <text:p>1696430</text:p>
          </table:table-cell>
          <table:table-cell office:value-type="float" office:value="150229853">
            <text:p>150229853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4715689852">
            <text:p>6471568985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Eesnääre ühtlaselt kajavaene , basisel 10mm tsüst , eesnäärme ma</text:p>
          </table:table-cell>
          <table:table-cell office:value-type="string">
            <text:p>Eesnääre ühtlaselt kajavaene , basisel 10mm tsüst , eesnäärme maht ~ 107 ml</text:p>
          </table:table-cell>
          <table:table-cell/>
          <table:table-cell office:value-type="string">
            <text:p>Eesnääre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46579">
            <text:p>8846579</text:p>
          </table:table-cell>
          <table:table-cell office:value-type="float" office:value="195254011">
            <text:p>195254011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845114177">
            <text:p>4384511417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Kusepõie sein paksenenud , eesnääre põide võlvuv , maht u 110 ml</text:p>
          </table:table-cell>
          <table:table-cell office:value-type="string">
            <text:p>eesnääre põide võlvuv , maht u 110 ml</text:p>
          </table:table-cell>
          <table:table-cell/>
          <table:table-cell office:value-type="string">
            <text:p>eesnääre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211975">
            <text:p>15211975</text:p>
          </table:table-cell>
          <table:table-cell office:value-type="float" office:value="180538326">
            <text:p>180538326</text:p>
          </table:table-cell>
          <table:table-cell office:value-type="string">
            <text:p>2013-05-30</text:p>
          </table:table-cell>
          <table:table-cell office:value-type="string">
            <text:p>S</text:p>
          </table:table-cell>
          <table:table-cell table:style-name="ce1" office:value-type="string">
            <text:p>2013-04-05</text:p>
          </table:table-cell>
          <table:table-cell office:value-type="float" office:value="18583222555">
            <text:p>1858322255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transabdominaalselt mõõdetav ca 115 ml</text:p>
          </table:table-cell>
          <table:table-cell office:value-type="string">
            <text:p><text:s/>, promineerub kusepõie suunas</text:p>
          </table:table-cell>
          <table:table-cell office:value-type="string">
            <text:p>Eesnääre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63614">
            <text:p>1163614</text:p>
          </table:table-cell>
          <table:table-cell office:value-type="float" office:value="88837142">
            <text:p>88837142</text:p>
          </table:table-cell>
          <table:table-cell office:value-type="string">
            <text:p>2012-04-04</text:p>
          </table:table-cell>
          <table:table-cell office:value-type="string">
            <text:p>S</text:p>
          </table:table-cell>
          <table:table-cell table:style-name="ce1" office:value-type="string">
            <text:p>2012-03-28</text:p>
          </table:table-cell>
          <table:table-cell office:value-type="float" office:value="90699692379">
            <text:p>9069969237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transabdominaalselt on suurenenud , võlvub kusepõide , </text:p>
          </table:table-cell>
          <table:table-cell office:value-type="string">
            <text:p>Prostata transabdominaalselt on suurenenud , võlvub kusepõide , maht orienteeruvalt ~ 118 ml</text:p>
          </table:table-cell>
          <table:table-cell/>
          <table:table-cell office:value-type="string">
            <text:p>Prostata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64196">
            <text:p>1664196</text:p>
          </table:table-cell>
          <table:table-cell office:value-type="float" office:value="86331683">
            <text:p>86331683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7975099486">
            <text:p>3797509948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\s*V\s*=?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Kirjeldus : Eesnäärme ( per rectum ) mõõdud : 5,0 x 7,0 x 6,2 cm</text:p>
          </table:table-cell>
          <table:table-cell office:value-type="string">
            <text:p>Eesnäärme ( per rectum ) mõõdud : 5,0 x 7,0 x 6,2 cm , V = 120ml</text:p>
          </table:table-cell>
          <table:table-cell office:value-type="string">
            <text:p><text:s/>( N kuni 30 ml ) , sümmeetrilin</text:p>
          </table:table-cell>
          <table:table-cell office:value-type="string">
            <text:p>Eesnäärme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437394">
            <text:p>1437394</text:p>
          </table:table-cell>
          <table:table-cell office:value-type="float" office:value="138915758">
            <text:p>138915758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3021333827">
            <text:p>13021333827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[Mm]aht\s*(?P&lt;value&gt;([0-9])+(\s?[,.]\s?[0-9]+)?)(\s*(?P&lt;unit&gt;(ml|dl|cm3|ccm|mL|cc)))?</text:p>
          </table:table-cell>
          <table:table-cell office:value-type="string">
            <text:p>NULL</text:p>
          </table:table-cell>
          <table:table-cell office:value-type="string">
            <text:p>Uhd järgi eesnäärme maht 139 ml</text:p>
          </table:table-cell>
          <table:table-cell office:value-type="string">
            <text:p>eesnäärme maht 139 ml</text:p>
          </table:table-cell>
          <table:table-cell/>
          <table:table-cell office:value-type="string">
            <text:p>eesnäärme</text:p>
          </table:table-cell>
          <table:table-cell office:value-type="float" office:value="139">
            <text:p>139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872818">
            <text:p>8872818</text:p>
          </table:table-cell>
          <table:table-cell office:value-type="float" office:value="158786440">
            <text:p>158786440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table:style-name="ce1" office:value-type="string">
            <text:p>2013-01-22</text:p>
          </table:table-cell>
          <table:table-cell office:value-type="float" office:value="40425897455">
            <text:p>4042589745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Prostata : transrektaalselt on suur , 6,5x6,9x6,4 cm , maht ~ 15</text:p>
          </table:table-cell>
          <table:table-cell office:value-type="string">
            <text:p>Prostata : transrektaalselt on suur , 6,5x6,9x6,4 cm , maht ~ 150 cc</text:p>
          </table:table-cell>
          <table:table-cell office:value-type="string">
            <text:p><text:s/>; kuju asümmeetriline , parem s</text:p>
          </table:table-cell>
          <table:table-cell office:value-type="string">
            <text:p>Prostata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1974024">
            <text:p>11974024</text:p>
          </table:table-cell>
          <table:table-cell office:value-type="float" office:value="179271852">
            <text:p>179271852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ce1" office:value-type="string">
            <text:p>2013-02-27</text:p>
          </table:table-cell>
          <table:table-cell office:value-type="float" office:value="82816682455">
            <text:p>828166824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d tsüstid , jääkuriini ei ole , prostata maht abd-lt 155ml</text:p>
          </table:table-cell>
          <table:table-cell office:value-type="string">
            <text:p>prostata maht abd-lt 155ml</text:p>
          </table:table-cell>
          <table:table-cell office:value-type="string">
            <text:p><text:s/>Aeg ajalt tarvitab Prostamol Un</text:p>
          </table:table-cell>
          <table:table-cell office:value-type="string">
            <text:p>prostata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466041">
            <text:p>15466041</text:p>
          </table:table-cell>
          <table:table-cell office:value-type="float" office:value="157039373">
            <text:p>157039373</text:p>
          </table:table-cell>
          <table:table-cell office:value-type="string">
            <text:p>2013-01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251851571">
            <text:p>94251851571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maht ~ 157 ml</text:p>
          </table:table-cell>
          <table:table-cell/>
          <table:table-cell office:value-type="string">
            <text:p>Prostata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377164">
            <text:p>17377164</text:p>
          </table:table-cell>
          <table:table-cell office:value-type="float" office:value="191847808">
            <text:p>191847808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7395">
            <text:p>673030327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\s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TRUS : eesnääre 160cc</text:p>
          </table:table-cell>
          <table:table-cell office:value-type="string">
            <text:p>eesnääre 160cc</text:p>
          </table:table-cell>
          <table:table-cell office:value-type="string">
            <text:p>UH alusel jääkuriini ei esine</text:p>
          </table:table-cell>
          <table:table-cell office:value-type="string">
            <text:p>eesnääre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NULL</text:p>
          </table:table-cell>
          <table:table-cell office:value-type="string">
            <text:p>cc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23098455">
            <text:p>23098455</text:p>
          </table:table-cell>
          <table:table-cell office:value-type="float" office:value="198261942">
            <text:p>198261942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table:style-name="ce1" office:value-type="string">
            <text:p>2013-09-18</text:p>
          </table:table-cell>
          <table:table-cell office:value-type="float" office:value="42694129161">
            <text:p>426941291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Pt UH alusel eesnääre ei ole praktiliselt vähenenud 183-161ml</text:p>
          </table:table-cell>
          <table:table-cell office:value-type="string">
            <text:p>eesnääre ei ole praktiliselt vähenenud 183-161ml</text:p>
          </table:table-cell>
          <table:table-cell office:value-type="string">
            <text:p><text:s/>kuna pt ise kaebusi ei esita</text:p>
          </table:table-cell>
          <table:table-cell office:value-type="string">
            <text:p>eesnääre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16123">
            <text:p>1216123</text:p>
          </table:table-cell>
          <table:table-cell office:value-type="float" office:value="131445735">
            <text:p>131445735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table:style-name="ce1" office:value-type="string">
            <text:p>2012-06-28</text:p>
          </table:table-cell>
          <table:table-cell office:value-type="float" office:value="50986840122">
            <text:p>5098684012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Prostata on suureneud 7,3 x 5,7 x 7,4 cm , maht 166 ml</text:p>
          </table:table-cell>
          <table:table-cell office:value-type="string">
            <text:p><text:s/>, kontrasteerumine ebaühtlane</text:p>
          </table:table-cell>
          <table:table-cell office:value-type="string">
            <text:p>Prostata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11079">
            <text:p>1711079</text:p>
          </table:table-cell>
          <table:table-cell office:value-type="float" office:value="131999898">
            <text:p>131999898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0471857514">
            <text:p>4047185751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([0-9]){3}[ ,.]+[0-9]+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struktuur ühtlane , suurus : 7,78x6,64x7,34=198,7ml</text:p>
          </table:table-cell>
          <table:table-cell/>
          <table:table-cell office:value-type="string">
            <text:p>Eesnäärme</text:p>
          </table:table-cell>
          <table:table-cell office:value-type="float" office:value="198.7">
            <text:p>198,7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9796954">
            <text:p>9796954</text:p>
          </table:table-cell>
          <table:table-cell office:value-type="float" office:value="194820141">
            <text:p>194820141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8018130">
            <text:p>67303801813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office:value-type="string">
            <text:p>Sonograafial kõhukoopast prostata hüpeerplaasia 200 ml</text:p>
          </table:table-cell>
          <table:table-cell office:value-type="string">
            <text:p>prostata hüpeerplaasia 200 ml</text:p>
          </table:table-cell>
          <table:table-cell office:value-type="string">
            <text:p><text:s/>, prostatas periduktaalseid lub</text:p>
          </table:table-cell>
          <table:table-cell office:value-type="string">
            <text:p>prostata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67018">
            <text:p>8967018</text:p>
          </table:table-cell>
          <table:table-cell office:value-type="float" office:value="161268948">
            <text:p>161268948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3086952661">
            <text:p>5308695266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\s*V\s*=?\s*(?P&lt;value&gt;([0-9])+(\s?[,.]\s?[0-9]+)?)(\s*(?P&lt;unit&gt;(ml|dl|cm3|ccm|mL|cc)))?</text:p>
          </table:table-cell>
          <table:table-cell office:value-type="string">
            <text:p>NULL</text:p>
          </table:table-cell>
          <table:table-cell table:number-columns-repeated="2" office:value-type="string">
            <text:p>Eesnäärme ( per rectum ) mõõdud : 7,0 x 7,3 x 7,7cm , V = 203ml</text:p>
          </table:table-cell>
          <table:table-cell office:value-type="string">
            <text:p><text:s/>( N kuni 30 ml ) , sümmeetrilin</text:p>
          </table:table-cell>
          <table:table-cell office:value-type="string">
            <text:p>Eesnäärme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5173114">
            <text:p>15173114</text:p>
          </table:table-cell>
          <table:table-cell office:value-type="float" office:value="189163509">
            <text:p>189163509</text:p>
          </table:table-cell>
          <table:table-cell office:value-type="string">
            <text:p>2013-07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6332676753">
            <text:p>8633267675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6,8 x 8,0 x 7,8 cm , maht 223 ml</text:p>
          </table:table-cell>
          <table:table-cell office:value-type="string">
            <text:p><text:s/>; struktuur ühtlane , kontuurid</text:p>
          </table:table-cell>
          <table:table-cell office:value-type="string">
            <text:p>Eesnääre</text:p>
          </table:table-cell>
          <table:table-cell office:value-type="float" office:value="223">
            <text:p>223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8922086">
            <text:p>8922086</text:p>
          </table:table-cell>
          <table:table-cell office:value-type="float" office:value="210200264">
            <text:p>210200264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table:style-name="ce1" office:value-type="string">
            <text:p>2013-10-21</text:p>
          </table:table-cell>
          <table:table-cell office:value-type="float" office:value="673042529006">
            <text:p>67304252900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EESNÄÄRME_MAHT</text:p>
          </table:table-cell>
          <table:table-cell office:value-type="string">
            <text:p>(?P&lt;key&gt;(([Ee]esnb?äärm?e|[Pp]rostata|EESNÄÄRM?E|PROSTATA|[Ee]esnäärmesagara?)(st|ST)?))[^\n]*(?P&lt;value&gt;[0-9]{3})\s*(?P&lt;unit&gt;(ml|dl|cm3|ccm|mL|cc))</text:p>
          </table:table-cell>
          <table:table-cell office:value-type="string">
            <text:p>NULL</text:p>
          </table:table-cell>
          <table:table-cell table:number-columns-repeated="2" office:value-type="string">
            <text:p>Eesnääre transrektaalselt ca 8,3 x 7,8 x 8,1 cm ; maht ca 275 ml</text:p>
          </table:table-cell>
          <table:table-cell/>
          <table:table-cell office:value-type="string">
            <text:p>Eesnääre</text:p>
          </table:table-cell>
          <table:table-cell office:value-type="float" office:value="275">
            <text:p>275</text:p>
          </table:table-cell>
          <table:table-cell table:number-columns-repeated="2" office:value-type="string">
            <text:p>NULL</text:p>
          </table:table-cell>
          <table:table-cell office:value-type="string">
            <text:p>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6T14:21:38.71</dc:date>
    <meta:document-statistic meta:table-count="1" meta:cell-count="14812" meta:object-count="0"/>
    <meta:generator>LibreOffice/4.0.0.3$Windows_x86 LibreOffice_project/7545bee9c2a0782548772a21bc84a9dcc583b89</meta:generator>
  </office:meta>
</office:document-meta>
</file>